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p text:style-name="Standard">// INSTALLATION INSTRUCTIONS</text:p>
      <text:p text:style-name="Standard">// ============================================================================</text:p>
      <text:p text:style-name="Standard">// 1. Create project: composer create-project symfony/skeleton:"7.1.*" global-talent-school</text:p>
      <text:p text:style-name="Standard">// 2. Install dependencies:</text:p>
      <text:p text:style-name="Standard">// <text:s text:c="3"/>composer require webapp twig orm-pack form validator security-csrf</text:p>
      <text:p text:style-name="Standard">// <text:s text:c="3"/>composer require symfony/mailer symfony/asset symfony/webpack-encore-bundle</text:p>
      <text:p text:style-name="Standard">// <text:s text:c="3"/>composer require --dev symfony/maker-bundle symfony/debug-bundle</text:p>
      <text:p text:style-name="Standard">// 3. Copy all files below to appropriate directories</text:p>
      <text:p text:style-name="Standard">// 4. Configure .env: DATABASE_URL and MAILER_DSN</text:p>
      <text:p text:style-name="Standard">// 5. Run: php bin/console doctrine:migrations:migrate</text:p>
      <text:p text:style-name="Standard">// 6. Run: php bin/console app:setup-initial-data</text:p>
      <text:p text:style-name="Standard">// 7. Start server: symfony server:start</text:p>
      <text:p text:style-name="Standard"/>
      <text:p text:style-name="Standard">// ============================================================================</text:p>
      <text:p text:style-name="Standard">// config/packages/doctrine.yaml</text:p>
      <text:p text:style-name="Standard">// ============================================================================</text:p>
      <text:p text:style-name="Standard">doctrine:</text:p>
      <text:p text:style-name="Standard"><text:s text:c="4"/>dbal:</text:p>
      <text:p text:style-name="Standard"><text:s text:c="8"/>url: '%env(resolve:DATABASE_URL)%'</text:p>
      <text:p text:style-name="Standard"><text:s text:c="4"/>orm:</text:p>
      <text:p text:style-name="Standard"><text:s text:c="8"/>auto_generate_proxy_classes: true</text:p>
      <text:p text:style-name="Standard"><text:s text:c="8"/>enable_lazy_ghost_objects: true</text:p>
      <text:p text:style-name="Standard"><text:s text:c="8"/>naming_strategy: doctrine.orm.naming_strategy.underscore_number_aware</text:p>
      <text:p text:style-name="Standard"><text:s text:c="8"/>auto_mapping: true</text:p>
      <text:p text:style-name="Standard"><text:s text:c="8"/>mappings:</text:p>
      <text:p text:style-name="Standard"><text:s text:c="12"/>App:</text:p>
      <text:p text:style-name="Standard"><text:s text:c="16"/>type: attribute</text:p>
      <text:p text:style-name="Standard"><text:s text:c="16"/>is_bundle: false</text:p>
      <text:p text:style-name="Standard"><text:s text:c="16"/>dir: '%kernel.project_dir%/src/Entity'</text:p>
      <text:p text:style-name="Standard"><text:s text:c="16"/>prefix: 'App\Entity'</text:p>
      <text:p text:style-name="Standard"><text:s text:c="16"/>alias: App</text:p>
      <text:p text:style-name="Standard"/>
      <text:p text:style-name="Standard">// ============================================================================</text:p>
      <text:p text:style-name="Standard">// config/packages/twig.yaml</text:p>
      <text:p text:style-name="Standard">// ============================================================================</text:p>
      <text:p text:style-name="Standard">twig:</text:p>
      <text:p text:style-name="Standard"><text:soft-page-break/><text:s text:c="4"/>default_path: '%kernel.project_dir%/templates'</text:p>
      <text:p text:style-name="Standard"><text:s text:c="4"/>form_themes: ['bootstrap_5_layout.html.twig']</text:p>
      <text:p text:style-name="Standard"/>
      <text:p text:style-name="Standard">// ============================================================================</text:p>
      <text:p text:style-name="Standard">// src/Entity/School.php</text:p>
      <text:p text:style-name="Standard">// ============================================================================</text:p>
      <text:p text:style-name="Standard">&lt;?php</text:p>
      <text:p text:style-name="Standard"/>
      <text:p text:style-name="Standard">declare(strict_types=1);</text:p>
      <text:p text:style-name="Standard"/>
      <text:p text:style-name="Standard">namespace App\Entity;</text:p>
      <text:p text:style-name="Standard"/>
      <text:p text:style-name="Standard">use App\Repository\SchoolRepository;</text:p>
      <text:p text:style-name="Standard">use Doctrine\DBAL\Types\Types;</text:p>
      <text:p text:style-name="Standard">use Doctrine\ORM\Mapping as ORM;</text:p>
      <text:p text:style-name="Standard"/>
      <text:p text:style-name="Standard">#[ORM\Entity(repositoryClass: SchoolRepository::class)]</text:p>
      <text:p text:style-name="Standard">class School</text:p>
      <text:p text:style-name="Standard">{</text:p>
      <text:p text:style-name="Standard"><text:s text:c="4"/>#[ORM\Id]</text:p>
      <text:p text:style-name="Standard"><text:s text:c="4"/>#[ORM\GeneratedValue]</text:p>
      <text:p text:style-name="Standard"><text:s text:c="4"/>#[ORM\Column]</text:p>
      <text:p text:style-name="Standard"><text:s text:c="4"/>private ?int $id = null;</text:p>
      <text:p text:style-name="Standard"/>
      <text:p text:style-name="Standard"><text:s text:c="4"/>#[ORM\Column(length: 255)]</text:p>
      <text:p text:style-name="Standard"><text:s text:c="4"/>private ?string $name = null;</text:p>
      <text:p text:style-name="Standard"/>
      <text:p text:style-name="Standard"><text:s text:c="4"/>#[ORM\Column(type: Types::TEXT)]</text:p>
      <text:p text:style-name="Standard"><text:s text:c="4"/>private ?string $address = null;</text:p>
      <text:p text:style-name="Standard"/>
      <text:p text:style-name="Standard"><text:s text:c="4"/>#[ORM\Column(length: 50, nullable: true)]</text:p>
      <text:p text:style-name="Standard"><text:s text:c="4"/>private ?string $phone = null;</text:p>
      <text:p text:style-name="Standard"/>
      <text:p text:style-name="Standard"><text:s text:c="4"/>#[ORM\Column(length: 100, nullable: true)]</text:p>
      <text:p text:style-name="Standard"><text:s text:c="4"/>private ?string $email = null;</text:p>
      <text:p text:style-name="Standard"/>
      <text:p text:style-name="Standard"><text:s text:c="4"/>#[ORM\Column(length: 50, nullable: true)]</text:p>
      <text:p text:style-name="Standard"><text:s text:c="4"/>private ?string $whatsapp = null;</text:p>
      <text:p text:style-name="Standard"/>
      <text:p text:style-name="Standard"><text:s text:c="4"/>#[ORM\Column(length: 255, nullable: true)]</text:p>
      <text:p text:style-name="Standard"><text:s text:c="4"/>private ?string $logo = null;</text:p>
      <text:p text:style-name="Standard"/>
      <text:p text:style-name="Standard"><text:s text:c="4"/>#[ORM\Column(type: Types::TEXT, nullable: true)]</text:p>
      <text:p text:style-name="Standard"><text:s text:c="4"/>private ?string $aboutText = null;</text:p>
      <text:p text:style-name="Standard"/>
      <text:p text:style-name="Standard"><text:soft-page-break/><text:s text:c="4"/>#[ORM\Column(type: Types::TEXT, nullable: true)]</text:p>
      <text:p text:style-name="Standard"><text:s text:c="4"/>private ?string $mission = null;</text:p>
      <text:p text:style-name="Standard"/>
      <text:p text:style-name="Standard"><text:s text:c="4"/>#[ORM\Column(type: Types::TEXT, nullable: true)]</text:p>
      <text:p text:style-name="Standard"><text:s text:c="4"/>private ?string $vision = null;</text:p>
      <text:p text:style-name="Standard"/>
      <text:p text:style-name="Standard"><text:s text:c="4"/>#[ORM\Column(type: Types::TEXT, nullable: true)]</text:p>
      <text:p text:style-name="Standard"><text:s text:c="4"/>private ?string $principalMessage = null;</text:p>
      <text:p text:style-name="Standard"/>
      <text:p text:style-name="Standard"><text:s text:c="4"/>public function getId(): ?int { return $this-&gt;id; }</text:p>
      <text:p text:style-name="Standard"><text:s text:c="4"/>public function getName(): ?string { return $this-&gt;name; }</text:p>
      <text:p text:style-name="Standard"><text:s text:c="4"/>public function setName(string $name): static { $this-&gt;name = $name; return $this; }</text:p>
      <text:p text:style-name="Standard"><text:s text:c="4"/>public function getAddress(): ?string { return $this-&gt;address; }</text:p>
      <text:p text:style-name="Standard"><text:s text:c="4"/>public function setAddress(string $address): static { $this-&gt;address = $address; return $this; }</text:p>
      <text:p text:style-name="Standard"><text:s text:c="4"/>public function getPhone(): ?string { return $this-&gt;phone; }</text:p>
      <text:p text:style-name="Standard"><text:s text:c="4"/>public function setPhone(?string $phone): static { $this-&gt;phone = $phone; return $this; }</text:p>
      <text:p text:style-name="Standard"><text:s text:c="4"/>public function getEmail(): ?string { return $this-&gt;email; }</text:p>
      <text:p text:style-name="Standard"><text:s text:c="4"/>public function setEmail(?string $email): static { $this-&gt;email = $email; return $this; }</text:p>
      <text:p text:style-name="Standard"><text:s text:c="4"/>public function getWhatsapp(): ?string { return $this-&gt;whatsapp; }</text:p>
      <text:p text:style-name="Standard"><text:s text:c="4"/>public function setWhatsapp(?string $whatsapp): static { $this-&gt;whatsapp = $whatsapp; return $this; }</text:p>
      <text:p text:style-name="Standard"><text:s text:c="4"/>public function getLogo(): ?string { return $this-&gt;logo; }</text:p>
      <text:p text:style-name="Standard"><text:s text:c="4"/>public function setLogo(?string $logo): static { $this-&gt;logo = $logo; return $this; }</text:p>
      <text:p text:style-name="Standard"><text:s text:c="4"/>public function getAboutText(): ?string { return $this-&gt;aboutText; }</text:p>
      <text:p text:style-name="Standard"><text:s text:c="4"/>public function setAboutText(?string $aboutText): static { $this-&gt;aboutText = $aboutText; return $this; }</text:p>
      <text:p text:style-name="Standard"><text:s text:c="4"/>public function getMission(): ?string { return $this-&gt;mission; }</text:p>
      <text:p text:style-name="Standard"><text:s text:c="4"/>public function setMission(?string $mission): static { $this-&gt;mission = $mission; return $this; }</text:p>
      <text:p text:style-name="Standard"><text:s text:c="4"/>public function getVision(): ?string { return $this-&gt;vision; }</text:p>
      <text:p text:style-name="Standard"><text:s text:c="4"/>public function setVision(?string $vision): static { $this-&gt;vision = $vision; return $this; }</text:p>
      <text:p text:style-name="Standard"><text:s text:c="4"/>public function getPrincipalMessage(): ?string { return $this-&gt;principalMessage; }</text:p>
      <text:p text:style-name="Standard"><text:s text:c="4"/>public function setPrincipalMessage(?string $principalMessage): static { $this-&gt;principalMessage = $principalMessage; return $this; }</text:p>
      <text:p text:style-name="Standard">}</text:p>
      <text:p text:style-name="Standard"/>
      <text:p text:style-name="Standard">// ============================================================================</text:p>
      <text:p text:style-name="Standard">// src/Entity/Course.php</text:p>
      <text:p text:style-name="Standard">// ============================================================================</text:p>
      <text:p text:style-name="Standard">&lt;?php</text:p>
      <text:p text:style-name="Standard"/>
      <text:p text:style-name="Standard">declare(strict_types=1);</text:p>
      <text:p text:style-name="Standard"/>
      <text:p text:style-name="Standard">namespace App\Entity;</text:p>
      <text:p text:style-name="Standard"/>
      <text:p text:style-name="Standard">use App\Repository\CourseRepository;</text:p>
      <text:p text:style-name="Standard"><text:soft-page-break/>use Doctrine\DBAL\Types\Types;</text:p>
      <text:p text:style-name="Standard">use Doctrine\ORM\Mapping as ORM;</text:p>
      <text:p text:style-name="Standard"/>
      <text:p text:style-name="Standard">#[ORM\Entity(repositoryClass: CourseRepository::class)]</text:p>
      <text:p text:style-name="Standard">class Course</text:p>
      <text:p text:style-name="Standard">{</text:p>
      <text:p text:style-name="Standard"><text:s text:c="4"/>#[ORM\Id]</text:p>
      <text:p text:style-name="Standard"><text:s text:c="4"/>#[ORM\GeneratedValue]</text:p>
      <text:p text:style-name="Standard"><text:s text:c="4"/>#[ORM\Column]</text:p>
      <text:p text:style-name="Standard"><text:s text:c="4"/>private ?int $id = null;</text:p>
      <text:p text:style-name="Standard"/>
      <text:p text:style-name="Standard"><text:s text:c="4"/>#[ORM\Column(length: 255)]</text:p>
      <text:p text:style-name="Standard"><text:s text:c="4"/>private ?string $title = null;</text:p>
      <text:p text:style-name="Standard"/>
      <text:p text:style-name="Standard"><text:s text:c="4"/>#[ORM\Column(type: Types::TEXT, nullable: true)]</text:p>
      <text:p text:style-name="Standard"><text:s text:c="4"/>private ?string $description = null;</text:p>
      <text:p text:style-name="Standard"/>
      <text:p text:style-name="Standard"><text:s text:c="4"/>#[ORM\Column(length: 255, nullable: true)]</text:p>
      <text:p text:style-name="Standard"><text:s text:c="4"/>private ?string $image = null;</text:p>
      <text:p text:style-name="Standard"/>
      <text:p text:style-name="Standard"><text:s text:c="4"/>#[ORM\Column(type: Types::TEXT, nullable: true)]</text:p>
      <text:p text:style-name="Standard"><text:s text:c="4"/>private ?string $note = null;</text:p>
      <text:p text:style-name="Standard"/>
      <text:p text:style-name="Standard"><text:s text:c="4"/>#[ORM\Column]</text:p>
      <text:p text:style-name="Standard"><text:s text:c="4"/>private ?int $displayOrder = 0;</text:p>
      <text:p text:style-name="Standard"/>
      <text:p text:style-name="Standard"><text:s text:c="4"/>public function getId(): ?int { return $this-&gt;id; }</text:p>
      <text:p text:style-name="Standard"><text:s text:c="4"/>public function getTitle(): ?string { return $this-&gt;title; }</text:p>
      <text:p text:style-name="Standard"><text:s text:c="4"/>public function setTitle(string $title): static { $this-&gt;title = $title; return $this; }</text:p>
      <text:p text:style-name="Standard"><text:s text:c="4"/>public function getDescription(): ?string { return $this-&gt;description; }</text:p>
      <text:p text:style-name="Standard"><text:s text:c="4"/>public function setDescription(?string $description): static { $this-&gt;description = $description; return $this; }</text:p>
      <text:p text:style-name="Standard"><text:s text:c="4"/>public function getImage(): ?string { return $this-&gt;image; }</text:p>
      <text:p text:style-name="Standard"><text:s text:c="4"/>public function setImage(?string $image): static { $this-&gt;image = $image; return $this; }</text:p>
      <text:p text:style-name="Standard"><text:s text:c="4"/>public function getNote(): ?string { return $this-&gt;note; }</text:p>
      <text:p text:style-name="Standard"><text:s text:c="4"/>public function setNote(?string $note): static { $this-&gt;note = $note; return $this; }</text:p>
      <text:p text:style-name="Standard"><text:s text:c="4"/>public function getDisplayOrder(): ?int { return $this-&gt;displayOrder; }</text:p>
      <text:p text:style-name="Standard"><text:s text:c="4"/>public function setDisplayOrder(int $displayOrder): static { $this-&gt;displayOrder = $displayOrder; return $this; }</text:p>
      <text:p text:style-name="Standard">}</text:p>
      <text:p text:style-name="Standard"/>
      <text:p text:style-name="Standard">// ============================================================================</text:p>
      <text:p text:style-name="Standard">// src/Entity/Faculty.php</text:p>
      <text:p text:style-name="Standard">// ============================================================================</text:p>
      <text:p text:style-name="Standard">&lt;?php</text:p>
      <text:p text:style-name="Standard"><text:soft-page-break/></text:p>
      <text:p text:style-name="Standard">declare(strict_types=1);</text:p>
      <text:p text:style-name="Standard"/>
      <text:p text:style-name="Standard">namespace App\Entity;</text:p>
      <text:p text:style-name="Standard"/>
      <text:p text:style-name="Standard">use App\Repository\FacultyRepository;</text:p>
      <text:p text:style-name="Standard">use Doctrine\DBAL\Types\Types;</text:p>
      <text:p text:style-name="Standard">use Doctrine\ORM\Mapping as ORM;</text:p>
      <text:p text:style-name="Standard"/>
      <text:p text:style-name="Standard">#[ORM\Entity(repositoryClass: FacultyRepository::class)]</text:p>
      <text:p text:style-name="Standard">class Faculty</text:p>
      <text:p text:style-name="Standard">{</text:p>
      <text:p text:style-name="Standard"><text:s text:c="4"/>#[ORM\Id]</text:p>
      <text:p text:style-name="Standard"><text:s text:c="4"/>#[ORM\GeneratedValue]</text:p>
      <text:p text:style-name="Standard"><text:s text:c="4"/>#[ORM\Column]</text:p>
      <text:p text:style-name="Standard"><text:s text:c="4"/>private ?int $id = null;</text:p>
      <text:p text:style-name="Standard"/>
      <text:p text:style-name="Standard"><text:s text:c="4"/>#[ORM\Column(length: 255)]</text:p>
      <text:p text:style-name="Standard"><text:s text:c="4"/>private ?string $name = null;</text:p>
      <text:p text:style-name="Standard"/>
      <text:p text:style-name="Standard"><text:s text:c="4"/>#[ORM\Column(length: 255, nullable: true)]</text:p>
      <text:p text:style-name="Standard"><text:s text:c="4"/>private ?string $designation = null;</text:p>
      <text:p text:style-name="Standard"/>
      <text:p text:style-name="Standard"><text:s text:c="4"/>#[ORM\Column(type: Types::TEXT, nullable: true)]</text:p>
      <text:p text:style-name="Standard"><text:s text:c="4"/>private ?string $bio = null;</text:p>
      <text:p text:style-name="Standard"/>
      <text:p text:style-name="Standard"><text:s text:c="4"/>#[ORM\Column(length: 255, nullable: true)]</text:p>
      <text:p text:style-name="Standard"><text:s text:c="4"/>private ?string $photo = null;</text:p>
      <text:p text:style-name="Standard"/>
      <text:p text:style-name="Standard"><text:s text:c="4"/>#[ORM\Column]</text:p>
      <text:p text:style-name="Standard"><text:s text:c="4"/>private ?int $displayOrder = 0;</text:p>
      <text:p text:style-name="Standard"/>
      <text:p text:style-name="Standard"><text:s text:c="4"/>public function getId(): ?int { return $this-&gt;id; }</text:p>
      <text:p text:style-name="Standard"><text:s text:c="4"/>public function getName(): ?string { return $this-&gt;name; }</text:p>
      <text:p text:style-name="Standard"><text:s text:c="4"/>public function setName(string $name): static { $this-&gt;name = $name; return $this; }</text:p>
      <text:p text:style-name="Standard"><text:s text:c="4"/>public function getDesignation(): ?string { return $this-&gt;designation; }</text:p>
      <text:p text:style-name="Standard"><text:s text:c="4"/>public function setDesignation(?string $designation): static { $this-&gt;designation = $designation; return $this; }</text:p>
      <text:p text:style-name="Standard"><text:s text:c="4"/>public function getBio(): ?string { return $this-&gt;bio; }</text:p>
      <text:p text:style-name="Standard"><text:s text:c="4"/>public function setBio(?string $bio): static { $this-&gt;bio = $bio; return $this; }</text:p>
      <text:p text:style-name="Standard"><text:s text:c="4"/>public function getPhoto(): ?string { return $this-&gt;photo; }</text:p>
      <text:p text:style-name="Standard"><text:s text:c="4"/>public function setPhoto(?string $photo): static { $this-&gt;photo = $photo; return $this; }</text:p>
      <text:p text:style-name="Standard"><text:s text:c="4"/>public function getDisplayOrder(): ?int { return $this-&gt;displayOrder; }</text:p>
      <text:p text:style-name="Standard"><text:s text:c="4"/>public function setDisplayOrder(int $displayOrder): static { $this-&gt;displayOrder = $displayOrder; return $this; }</text:p>
      <text:p text:style-name="Standard">}</text:p>
      <text:p text:style-name="Standard"/>
      <text:p text:style-name="Standard"><text:soft-page-break/>// ============================================================================</text:p>
      <text:p text:style-name="Standard">// src/Entity/News.php</text:p>
      <text:p text:style-name="Standard">// ============================================================================</text:p>
      <text:p text:style-name="Standard">&lt;?php</text:p>
      <text:p text:style-name="Standard"/>
      <text:p text:style-name="Standard">declare(strict_types=1);</text:p>
      <text:p text:style-name="Standard"/>
      <text:p text:style-name="Standard">namespace App\Entity;</text:p>
      <text:p text:style-name="Standard"/>
      <text:p text:style-name="Standard">use App\Repository\NewsRepository;</text:p>
      <text:p text:style-name="Standard">use Doctrine\DBAL\Types\Types;</text:p>
      <text:p text:style-name="Standard">use Doctrine\ORM\Mapping as ORM;</text:p>
      <text:p text:style-name="Standard"/>
      <text:p text:style-name="Standard">#[ORM\Entity(repositoryClass: NewsRepository::class)]</text:p>
      <text:p text:style-name="Standard">class News</text:p>
      <text:p text:style-name="Standard">{</text:p>
      <text:p text:style-name="Standard"><text:s text:c="4"/>#[ORM\Id]</text:p>
      <text:p text:style-name="Standard"><text:s text:c="4"/>#[ORM\GeneratedValue]</text:p>
      <text:p text:style-name="Standard"><text:s text:c="4"/>#[ORM\Column]</text:p>
      <text:p text:style-name="Standard"><text:s text:c="4"/>private ?int $id = null;</text:p>
      <text:p text:style-name="Standard"/>
      <text:p text:style-name="Standard"><text:s text:c="4"/>#[ORM\Column(length: 255)]</text:p>
      <text:p text:style-name="Standard"><text:s text:c="4"/>private ?string $title = null;</text:p>
      <text:p text:style-name="Standard"/>
      <text:p text:style-name="Standard"><text:s text:c="4"/>#[ORM\Column(type: Types::TEXT)]</text:p>
      <text:p text:style-name="Standard"><text:s text:c="4"/>private ?string $content = null;</text:p>
      <text:p text:style-name="Standard"/>
      <text:p text:style-name="Standard"><text:s text:c="4"/>#[ORM\Column(type: Types::TEXT, nullable: true)]</text:p>
      <text:p text:style-name="Standard"><text:s text:c="4"/>private ?string $excerpt = null;</text:p>
      <text:p text:style-name="Standard"/>
      <text:p text:style-name="Standard"><text:s text:c="4"/>#[ORM\Column(type: Types::DATE_MUTABLE)]</text:p>
      <text:p text:style-name="Standard"><text:s text:c="4"/>private ?\DateTimeInterface $date = null;</text:p>
      <text:p text:style-name="Standard"/>
      <text:p text:style-name="Standard"><text:s text:c="4"/>#[ORM\Column(length: 255, nullable: true)]</text:p>
      <text:p text:style-name="Standard"><text:s text:c="4"/>private ?string $image = null;</text:p>
      <text:p text:style-name="Standard"/>
      <text:p text:style-name="Standard"><text:s text:c="4"/>public function getId(): ?int { return $this-&gt;id; }</text:p>
      <text:p text:style-name="Standard"><text:s text:c="4"/>public function getTitle(): ?string { return $this-&gt;title; }</text:p>
      <text:p text:style-name="Standard"><text:s text:c="4"/>public function setTitle(string $title): static { $this-&gt;title = $title; return $this; }</text:p>
      <text:p text:style-name="Standard"><text:s text:c="4"/>public function getContent(): ?string { return $this-&gt;content; }</text:p>
      <text:p text:style-name="Standard"><text:s text:c="4"/>public function setContent(string $content): static { $this-&gt;content = $content; return $this; }</text:p>
      <text:p text:style-name="Standard"><text:s text:c="4"/>public function getExcerpt(): ?string { return $this-&gt;excerpt; }</text:p>
      <text:p text:style-name="Standard"><text:s text:c="4"/>public function setExcerpt(?string $excerpt): static { $this-&gt;excerpt = $excerpt; return $this; }</text:p>
      <text:p text:style-name="Standard"><text:s text:c="4"/>public function getDate(): ?\DateTimeInterface { return $this-&gt;date; }</text:p>
      <text:p text:style-name="Standard"><text:s text:c="4"/>public function setDate(\DateTimeInterface $date): static { $this-&gt;date = $date; return $this; }</text:p>
      <text:p text:style-name="Standard"><text:soft-page-break/><text:s text:c="4"/>public function getImage(): ?string { return $this-&gt;image; }</text:p>
      <text:p text:style-name="Standard"><text:s text:c="4"/>public function setImage(?string $image): static { $this-&gt;image = $image; return $this; }</text:p>
      <text:p text:style-name="Standard">}</text:p>
      <text:p text:style-name="Standard"/>
      <text:p text:style-name="Standard">// ============================================================================</text:p>
      <text:p text:style-name="Standard">// src/Entity/GalleryImage.php</text:p>
      <text:p text:style-name="Standard">// ============================================================================</text:p>
      <text:p text:style-name="Standard">&lt;?php</text:p>
      <text:p text:style-name="Standard"/>
      <text:p text:style-name="Standard">declare(strict_types=1);</text:p>
      <text:p text:style-name="Standard"/>
      <text:p text:style-name="Standard">namespace App\Entity;</text:p>
      <text:p text:style-name="Standard"/>
      <text:p text:style-name="Standard">use App\Repository\GalleryImageRepository;</text:p>
      <text:p text:style-name="Standard">use Doctrine\ORM\Mapping as ORM;</text:p>
      <text:p text:style-name="Standard"/>
      <text:p text:style-name="Standard">#[ORM\Entity(repositoryClass: GalleryImageRepository::class)]</text:p>
      <text:p text:style-name="Standard">class GalleryImage</text:p>
      <text:p text:style-name="Standard">{</text:p>
      <text:p text:style-name="Standard"><text:s text:c="4"/>#[ORM\Id]</text:p>
      <text:p text:style-name="Standard"><text:s text:c="4"/>#[ORM\GeneratedValue]</text:p>
      <text:p text:style-name="Standard"><text:s text:c="4"/>#[ORM\Column]</text:p>
      <text:p text:style-name="Standard"><text:s text:c="4"/>private ?int $id = null;</text:p>
      <text:p text:style-name="Standard"/>
      <text:p text:style-name="Standard"><text:s text:c="4"/>#[ORM\Column(length: 255)]</text:p>
      <text:p text:style-name="Standard"><text:s text:c="4"/>private ?string $title = null;</text:p>
      <text:p text:style-name="Standard"/>
      <text:p text:style-name="Standard"><text:s text:c="4"/>#[ORM\Column(length: 255)]</text:p>
      <text:p text:style-name="Standard"><text:s text:c="4"/>private ?string $image = null;</text:p>
      <text:p text:style-name="Standard"/>
      <text:p text:style-name="Standard"><text:s text:c="4"/>#[ORM\Column(length: 100, nullable: true)]</text:p>
      <text:p text:style-name="Standard"><text:s text:c="4"/>private ?string $category = null;</text:p>
      <text:p text:style-name="Standard"/>
      <text:p text:style-name="Standard"><text:s text:c="4"/>public function getId(): ?int { return $this-&gt;id; }</text:p>
      <text:p text:style-name="Standard"><text:s text:c="4"/>public function getTitle(): ?string { return $this-&gt;title; }</text:p>
      <text:p text:style-name="Standard"><text:s text:c="4"/>public function setTitle(string $title): static { $this-&gt;title = $title; return $this; }</text:p>
      <text:p text:style-name="Standard"><text:s text:c="4"/>public function getImage(): ?string { return $this-&gt;image; }</text:p>
      <text:p text:style-name="Standard"><text:s text:c="4"/>public function setImage(string $image): static { $this-&gt;image = $image; return $this; }</text:p>
      <text:p text:style-name="Standard"><text:s text:c="4"/>public function getCategory(): ?string { return $this-&gt;category; }</text:p>
      <text:p text:style-name="Standard"><text:s text:c="4"/>public function setCategory(?string $category): static { $this-&gt;category = $category; return $this; }</text:p>
      <text:p text:style-name="Standard">}</text:p>
      <text:p text:style-name="Standard"/>
      <text:p text:style-name="Standard">// ============================================================================</text:p>
      <text:p text:style-name="Standard"><text:soft-page-break/>// src/Entity/Inquiry.php</text:p>
      <text:p text:style-name="Standard">// ============================================================================</text:p>
      <text:p text:style-name="Standard">&lt;?php</text:p>
      <text:p text:style-name="Standard"/>
      <text:p text:style-name="Standard">declare(strict_types=1);</text:p>
      <text:p text:style-name="Standard"/>
      <text:p text:style-name="Standard">namespace App\Entity;</text:p>
      <text:p text:style-name="Standard"/>
      <text:p text:style-name="Standard">use App\Repository\InquiryRepository;</text:p>
      <text:p text:style-name="Standard">use Doctrine\DBAL\Types\Types;</text:p>
      <text:p text:style-name="Standard">use Doctrine\ORM\Mapping as ORM;</text:p>
      <text:p text:style-name="Standard">use Symfony\Component\Validator\Constraints as Assert;</text:p>
      <text:p text:style-name="Standard"/>
      <text:p text:style-name="Standard">#[ORM\Entity(repositoryClass: InquiryRepository::class)]</text:p>
      <text:p text:style-name="Standard">class Inquiry</text:p>
      <text:p text:style-name="Standard">{</text:p>
      <text:p text:style-name="Standard"><text:s text:c="4"/>#[ORM\Id]</text:p>
      <text:p text:style-name="Standard"><text:s text:c="4"/>#[ORM\GeneratedValue]</text:p>
      <text:p text:style-name="Standard"><text:s text:c="4"/>#[ORM\Column]</text:p>
      <text:p text:style-name="Standard"><text:s text:c="4"/>private ?int $id = null;</text:p>
      <text:p text:style-name="Standard"/>
      <text:p text:style-name="Standard"><text:s text:c="4"/>#[ORM\Column(length: 255)]</text:p>
      <text:p text:style-name="Standard"><text:s text:c="4"/>#[Assert\NotBlank]</text:p>
      <text:p text:style-name="Standard"><text:s text:c="4"/>private ?string $name = null;</text:p>
      <text:p text:style-name="Standard"/>
      <text:p text:style-name="Standard"><text:s text:c="4"/>#[ORM\Column(length: 255)]</text:p>
      <text:p text:style-name="Standard"><text:s text:c="4"/>#[Assert\NotBlank]</text:p>
      <text:p text:style-name="Standard"><text:s text:c="4"/>#[Assert\Email]</text:p>
      <text:p text:style-name="Standard"><text:s text:c="4"/>private ?string $email = null;</text:p>
      <text:p text:style-name="Standard"/>
      <text:p text:style-name="Standard"><text:s text:c="4"/>#[ORM\Column(length: 50, nullable: true)]</text:p>
      <text:p text:style-name="Standard"><text:s text:c="4"/>private ?string $phone = null;</text:p>
      <text:p text:style-name="Standard"/>
      <text:p text:style-name="Standard"><text:s text:c="4"/>#[ORM\Column(type: Types::TEXT)]</text:p>
      <text:p text:style-name="Standard"><text:s text:c="4"/>#[Assert\NotBlank]</text:p>
      <text:p text:style-name="Standard"><text:s text:c="4"/>private ?string $message = null;</text:p>
      <text:p text:style-name="Standard"/>
      <text:p text:style-name="Standard"><text:s text:c="4"/>#[ORM\Column(length: 50)]</text:p>
      <text:p text:style-name="Standard"><text:s text:c="4"/>private ?string $type = 'contact';</text:p>
      <text:p text:style-name="Standard"/>
      <text:p text:style-name="Standard"><text:s text:c="4"/>#[ORM\Column(type: Types::DATETIME_MUTABLE)]</text:p>
      <text:p text:style-name="Standard"><text:s text:c="4"/>private ?\DateTimeInterface $createdAt = null;</text:p>
      <text:p text:style-name="Standard"/>
      <text:p text:style-name="Standard"><text:s text:c="4"/>public function __construct()</text:p>
      <text:p text:style-name="Standard"><text:s text:c="4"/>{</text:p>
      <text:p text:style-name="Standard"><text:s text:c="8"/>$this-&gt;createdAt = new \DateTime();</text:p>
      <text:p text:style-name="Standard"><text:s text:c="4"/>}</text:p>
      <text:p text:style-name="Standard"><text:soft-page-break/></text:p>
      <text:p text:style-name="Standard"><text:s text:c="4"/>public function getId(): ?int { return $this-&gt;id; }</text:p>
      <text:p text:style-name="Standard"><text:s text:c="4"/>public function getName(): ?string { return $this-&gt;name; }</text:p>
      <text:p text:style-name="Standard"><text:s text:c="4"/>public function setName(string $name): static { $this-&gt;name = $name; return $this; }</text:p>
      <text:p text:style-name="Standard"><text:s text:c="4"/>public function getEmail(): ?string { return $this-&gt;email; }</text:p>
      <text:p text:style-name="Standard"><text:s text:c="4"/>public function setEmail(string $email): static { $this-&gt;email = $email; return $this; }</text:p>
      <text:p text:style-name="Standard"><text:s text:c="4"/>public function getPhone(): ?string { return $this-&gt;phone; }</text:p>
      <text:p text:style-name="Standard"><text:s text:c="4"/>public function setPhone(?string $phone): static { $this-&gt;phone = $phone; return $this; }</text:p>
      <text:p text:style-name="Standard"><text:s text:c="4"/>public function getMessage(): ?string { return $this-&gt;message; }</text:p>
      <text:p text:style-name="Standard"><text:s text:c="4"/>public function setMessage(string $message): static { $this-&gt;message = $message; return $this; }</text:p>
      <text:p text:style-name="Standard"><text:s text:c="4"/>public function getType(): ?string { return $this-&gt;type; }</text:p>
      <text:p text:style-name="Standard"><text:s text:c="4"/>public function setType(string $type): static { $this-&gt;type = $type; return $this; }</text:p>
      <text:p text:style-name="Standard"><text:s text:c="4"/>public function getCreatedAt(): ?\DateTimeInterface { return $this-&gt;createdAt; }</text:p>
      <text:p text:style-name="Standard"><text:s text:c="4"/>public function setCreatedAt(\DateTimeInterface $createdAt): static { $this-&gt;createdAt = $createdAt; return $this; }</text:p>
      <text:p text:style-name="Standard">}</text:p>
      <text:p text:style-name="Standard"/>
      <text:p text:style-name="Standard">// ============================================================================</text:p>
      <text:p text:style-name="Standard">// src/Repository/SchoolRepository.php</text:p>
      <text:p text:style-name="Standard">// ============================================================================</text:p>
      <text:p text:style-name="Standard">&lt;?php</text:p>
      <text:p text:style-name="Standard"/>
      <text:p text:style-name="Standard">declare(strict_types=1);</text:p>
      <text:p text:style-name="Standard"/>
      <text:p text:style-name="Standard">namespace App\Repository;</text:p>
      <text:p text:style-name="Standard"/>
      <text:p text:style-name="Standard">use App\Entity\School;</text:p>
      <text:p text:style-name="Standard">use Doctrine\Bundle\DoctrineBundle\Repository\ServiceEntityRepository;</text:p>
      <text:p text:style-name="Standard">use Doctrine\Persistence\ManagerRegistry;</text:p>
      <text:p text:style-name="Standard"/>
      <text:p text:style-name="Standard">class SchoolRepository extends ServiceEntityRepository</text:p>
      <text:p text:style-name="Standard">{</text:p>
      <text:p text:style-name="Standard"><text:s text:c="4"/>public function __construct(ManagerRegistry $registry)</text:p>
      <text:p text:style-name="Standard"><text:s text:c="4"/>{</text:p>
      <text:p text:style-name="Standard"><text:s text:c="8"/>parent::__construct($registry, School::class);</text:p>
      <text:p text:style-name="Standard"><text:s text:c="4"/>}</text:p>
      <text:p text:style-name="Standard">}</text:p>
      <text:p text:style-name="Standard"/>
      <text:p text:style-name="Standard">// ============================================================================</text:p>
      <text:p text:style-name="Standard">// src/Repository/CourseRepository.php</text:p>
      <text:p text:style-name="Standard">// ============================================================================</text:p>
      <text:p text:style-name="Standard"><text:soft-page-break/>&lt;?php</text:p>
      <text:p text:style-name="Standard"/>
      <text:p text:style-name="Standard">declare(strict_types=1);</text:p>
      <text:p text:style-name="Standard"/>
      <text:p text:style-name="Standard">namespace App\Repository;</text:p>
      <text:p text:style-name="Standard"/>
      <text:p text:style-name="Standard">use App\Entity\Course;</text:p>
      <text:p text:style-name="Standard">use Doctrine\Bundle\DoctrineBundle\Repository\ServiceEntityRepository;</text:p>
      <text:p text:style-name="Standard">use Doctrine\Persistence\ManagerRegistry;</text:p>
      <text:p text:style-name="Standard"/>
      <text:p text:style-name="Standard">class CourseRepository extends ServiceEntityRepository</text:p>
      <text:p text:style-name="Standard">{</text:p>
      <text:p text:style-name="Standard"><text:s text:c="4"/>public function __construct(ManagerRegistry $registry)</text:p>
      <text:p text:style-name="Standard"><text:s text:c="4"/>{</text:p>
      <text:p text:style-name="Standard"><text:s text:c="8"/>parent::__construct($registry, Course::class);</text:p>
      <text:p text:style-name="Standard"><text:s text:c="4"/>}</text:p>
      <text:p text:style-name="Standard"/>
      <text:p text:style-name="Standard"><text:s text:c="4"/>public function findAllOrdered(): array</text:p>
      <text:p text:style-name="Standard"><text:s text:c="4"/>{</text:p>
      <text:p text:style-name="Standard"><text:s text:c="8"/>return $this-&gt;createQueryBuilder('c')</text:p>
      <text:p text:style-name="Standard"><text:s text:c="12"/>-&gt;orderBy('c.displayOrder', 'ASC')</text:p>
      <text:p text:style-name="Standard"><text:s text:c="12"/>-&gt;getQuery()</text:p>
      <text:p text:style-name="Standard"><text:s text:c="12"/>-&gt;getResult();</text:p>
      <text:p text:style-name="Standard"><text:s text:c="4"/>}</text:p>
      <text:p text:style-name="Standard">}</text:p>
      <text:p text:style-name="Standard"/>
      <text:p text:style-name="Standard">// ============================================================================</text:p>
      <text:p text:style-name="Standard">// src/Repository/FacultyRepository.php</text:p>
      <text:p text:style-name="Standard">// ============================================================================</text:p>
      <text:p text:style-name="Standard">&lt;?php</text:p>
      <text:p text:style-name="Standard"/>
      <text:p text:style-name="Standard">declare(strict_types=1);</text:p>
      <text:p text:style-name="Standard"/>
      <text:p text:style-name="Standard">namespace App\Repository;</text:p>
      <text:p text:style-name="Standard"/>
      <text:p text:style-name="Standard">use App\Entity\Faculty;</text:p>
      <text:p text:style-name="Standard">use Doctrine\Bundle\DoctrineBundle\Repository\ServiceEntityRepository;</text:p>
      <text:p text:style-name="Standard">use Doctrine\Persistence\ManagerRegistry;</text:p>
      <text:p text:style-name="Standard"/>
      <text:p text:style-name="Standard">class FacultyRepository extends ServiceEntityRepository</text:p>
      <text:p text:style-name="Standard">{</text:p>
      <text:p text:style-name="Standard"><text:s text:c="4"/>public function __construct(ManagerRegistry $registry)</text:p>
      <text:p text:style-name="Standard"><text:s text:c="4"/>{</text:p>
      <text:p text:style-name="Standard"><text:s text:c="8"/>parent::__construct($registry, Faculty::class);</text:p>
      <text:p text:style-name="Standard"><text:s text:c="4"/>}</text:p>
      <text:p text:style-name="Standard"><text:soft-page-break/></text:p>
      <text:p text:style-name="Standard"><text:s text:c="4"/>public function findAllOrdered(): array</text:p>
      <text:p text:style-name="Standard"><text:s text:c="4"/>{</text:p>
      <text:p text:style-name="Standard"><text:s text:c="8"/>return $this-&gt;createQueryBuilder('f')</text:p>
      <text:p text:style-name="Standard"><text:s text:c="12"/>-&gt;orderBy('f.displayOrder', 'ASC')</text:p>
      <text:p text:style-name="Standard"><text:s text:c="12"/>-&gt;getQuery()</text:p>
      <text:p text:style-name="Standard"><text:s text:c="12"/>-&gt;getResult();</text:p>
      <text:p text:style-name="Standard"><text:s text:c="4"/>}</text:p>
      <text:p text:style-name="Standard">}</text:p>
      <text:p text:style-name="Standard"/>
      <text:p text:style-name="Standard">// ============================================================================</text:p>
      <text:p text:style-name="Standard">// src/Repository/NewsRepository.php</text:p>
      <text:p text:style-name="Standard">// ============================================================================</text:p>
      <text:p text:style-name="Standard">&lt;?php</text:p>
      <text:p text:style-name="Standard"/>
      <text:p text:style-name="Standard">declare(strict_types=1);</text:p>
      <text:p text:style-name="Standard"/>
      <text:p text:style-name="Standard">namespace App\Repository;</text:p>
      <text:p text:style-name="Standard"/>
      <text:p text:style-name="Standard">use App\Entity\News;</text:p>
      <text:p text:style-name="Standard">use Doctrine\Bundle\DoctrineBundle\Repository\ServiceEntityRepository;</text:p>
      <text:p text:style-name="Standard">use Doctrine\Persistence\ManagerRegistry;</text:p>
      <text:p text:style-name="Standard"/>
      <text:p text:style-name="Standard">class NewsRepository extends ServiceEntityRepository</text:p>
      <text:p text:style-name="Standard">{</text:p>
      <text:p text:style-name="Standard"><text:s text:c="4"/>public function __construct(ManagerRegistry $registry)</text:p>
      <text:p text:style-name="Standard"><text:s text:c="4"/>{</text:p>
      <text:p text:style-name="Standard"><text:s text:c="8"/>parent::__construct($registry, News::class);</text:p>
      <text:p text:style-name="Standard"><text:s text:c="4"/>}</text:p>
      <text:p text:style-name="Standard"/>
      <text:p text:style-name="Standard"><text:s text:c="4"/>public function findLatest(int $limit = 3): array</text:p>
      <text:p text:style-name="Standard"><text:s text:c="4"/>{</text:p>
      <text:p text:style-name="Standard"><text:s text:c="8"/>return $this-&gt;createQueryBuilder('n')</text:p>
      <text:p text:style-name="Standard"><text:s text:c="12"/>-&gt;orderBy('n.date', 'DESC')</text:p>
      <text:p text:style-name="Standard"><text:s text:c="12"/>-&gt;setMaxResults($limit)</text:p>
      <text:p text:style-name="Standard"><text:s text:c="12"/>-&gt;getQuery()</text:p>
      <text:p text:style-name="Standard"><text:s text:c="12"/>-&gt;getResult();</text:p>
      <text:p text:style-name="Standard"><text:s text:c="4"/>}</text:p>
      <text:p text:style-name="Standard">}</text:p>
      <text:p text:style-name="Standard"/>
      <text:p text:style-name="Standard">// ============================================================================</text:p>
      <text:p text:style-name="Standard">// src/Repository/GalleryImageRepository.php</text:p>
      <text:p text:style-name="Standard"><text:soft-page-break/>// ============================================================================</text:p>
      <text:p text:style-name="Standard">&lt;?php</text:p>
      <text:p text:style-name="Standard"/>
      <text:p text:style-name="Standard">declare(strict_types=1);</text:p>
      <text:p text:style-name="Standard"/>
      <text:p text:style-name="Standard">namespace App\Repository;</text:p>
      <text:p text:style-name="Standard"/>
      <text:p text:style-name="Standard">use App\Entity\GalleryImage;</text:p>
      <text:p text:style-name="Standard">use Doctrine\Bundle\DoctrineBundle\Repository\ServiceEntityRepository;</text:p>
      <text:p text:style-name="Standard">use Doctrine\Persistence\ManagerRegistry;</text:p>
      <text:p text:style-name="Standard"/>
      <text:p text:style-name="Standard">class GalleryImageRepository extends ServiceEntityRepository</text:p>
      <text:p text:style-name="Standard">{</text:p>
      <text:p text:style-name="Standard"><text:s text:c="4"/>public function __construct(ManagerRegistry $registry)</text:p>
      <text:p text:style-name="Standard"><text:s text:c="4"/>{</text:p>
      <text:p text:style-name="Standard"><text:s text:c="8"/>parent::__construct($registry, GalleryImage::class);</text:p>
      <text:p text:style-name="Standard"><text:s text:c="4"/>}</text:p>
      <text:p text:style-name="Standard"/>
      <text:p text:style-name="Standard"><text:s text:c="4"/>public function findByCategory(?string $category = null): array</text:p>
      <text:p text:style-name="Standard"><text:s text:c="4"/>{</text:p>
      <text:p text:style-name="Standard"><text:s text:c="8"/>$qb = $this-&gt;createQueryBuilder('g');</text:p>
      <text:p text:style-name="Standard"><text:s text:c="8"/></text:p>
      <text:p text:style-name="Standard"><text:s text:c="8"/>if ($category) {</text:p>
      <text:p text:style-name="Standard"><text:s text:c="12"/>$qb-&gt;where('g.category = :category')</text:p>
      <text:p text:style-name="Standard"><text:s text:c="15"/>-&gt;setParameter('category', $category);</text:p>
      <text:p text:style-name="Standard"><text:s text:c="8"/>}</text:p>
      <text:p text:style-name="Standard"><text:s text:c="8"/></text:p>
      <text:p text:style-name="Standard"><text:s text:c="8"/>return $qb-&gt;getQuery()-&gt;getResult();</text:p>
      <text:p text:style-name="Standard"><text:s text:c="4"/>}</text:p>
      <text:p text:style-name="Standard">}</text:p>
      <text:p text:style-name="Standard"/>
      <text:p text:style-name="Standard">// ============================================================================</text:p>
      <text:p text:style-name="Standard">// src/Repository/InquiryRepository.php</text:p>
      <text:p text:style-name="Standard">// ============================================================================</text:p>
      <text:p text:style-name="Standard">&lt;?php</text:p>
      <text:p text:style-name="Standard"/>
      <text:p text:style-name="Standard">declare(strict_types=1);</text:p>
      <text:p text:style-name="Standard"/>
      <text:p text:style-name="Standard">namespace App\Repository;</text:p>
      <text:p text:style-name="Standard"/>
      <text:p text:style-name="Standard">use App\Entity\Inquiry;</text:p>
      <text:p text:style-name="Standard">use Doctrine\Bundle\DoctrineBundle\Repository\ServiceEntityRepository;</text:p>
      <text:p text:style-name="Standard">use Doctrine\Persistence\ManagerRegistry;</text:p>
      <text:p text:style-name="Standard"><text:soft-page-break/></text:p>
      <text:p text:style-name="Standard">class InquiryRepository extends ServiceEntityRepository</text:p>
      <text:p text:style-name="Standard">{</text:p>
      <text:p text:style-name="Standard"><text:s text:c="4"/>public function __construct(ManagerRegistry $registry)</text:p>
      <text:p text:style-name="Standard"><text:s text:c="4"/>{</text:p>
      <text:p text:style-name="Standard"><text:s text:c="8"/>parent::__construct($registry, Inquiry::class);</text:p>
      <text:p text:style-name="Standard"><text:s text:c="4"/>}</text:p>
      <text:p text:style-name="Standard">}</text:p>
      <text:p text:style-name="Standard"/>
      <text:p text:style-name="Standard">// ============================================================================</text:p>
      <text:p text:style-name="Standard">// src/Form/InquiryType.php</text:p>
      <text:p text:style-name="Standard">// ============================================================================</text:p>
      <text:p text:style-name="Standard">&lt;?php</text:p>
      <text:p text:style-name="Standard"/>
      <text:p text:style-name="Standard">declare(strict_types=1);</text:p>
      <text:p text:style-name="Standard"/>
      <text:p text:style-name="Standard">namespace App\Form;</text:p>
      <text:p text:style-name="Standard"/>
      <text:p text:style-name="Standard">use App\Entity\Inquiry;</text:p>
      <text:p text:style-name="Standard">use Symfony\Component\Form\AbstractType;</text:p>
      <text:p text:style-name="Standard">use Symfony\Component\Form\Extension\Core\Type\ChoiceType;</text:p>
      <text:p text:style-name="Standard">use Symfony\Component\Form\Extension\Core\Type\EmailType;</text:p>
      <text:p text:style-name="Standard">use Symfony\Component\Form\Extension\Core\Type\TelType;</text:p>
      <text:p text:style-name="Standard">use Symfony\Component\Form\Extension\Core\Type\TextareaType;</text:p>
      <text:p text:style-name="Standard">use Symfony\Component\Form\Extension\Core\Type\TextType;</text:p>
      <text:p text:style-name="Standard">use Symfony\Component\Form\FormBuilderInterface;</text:p>
      <text:p text:style-name="Standard">use Symfony\Component\OptionsResolver\OptionsResolver;</text:p>
      <text:p text:style-name="Standard"/>
      <text:p text:style-name="Standard">class InquiryType extends AbstractType</text:p>
      <text:p text:style-name="Standard">{</text:p>
      <text:p text:style-name="Standard"><text:s text:c="4"/>public function buildForm(FormBuilderInterface $builder, array $options): void</text:p>
      <text:p text:style-name="Standard"><text:s text:c="4"/>{</text:p>
      <text:p text:style-name="Standard"><text:s text:c="8"/>$builder</text:p>
      <text:p text:style-name="Standard"><text:s text:c="12"/>-&gt;add('name', TextType::class, [</text:p>
      <text:p text:style-name="Standard"><text:s text:c="16"/>'label' =&gt; 'Full Name',</text:p>
      <text:p text:style-name="Standard"><text:s text:c="16"/>'attr' =&gt; ['class' =&gt; 'form-control', 'placeholder' =&gt; 'Enter your full name']</text:p>
      <text:p text:style-name="Standard"><text:s text:c="12"/>])</text:p>
      <text:p text:style-name="Standard"><text:s text:c="12"/>-&gt;add('email', EmailType::class, [</text:p>
      <text:p text:style-name="Standard"><text:s text:c="16"/>'label' =&gt; 'Email Address',</text:p>
      <text:p text:style-name="Standard"><text:s text:c="16"/>'attr' =&gt; ['class' =&gt; 'form-control', 'placeholder' =&gt; 'your@email.com']</text:p>
      <text:p text:style-name="Standard"><text:s text:c="12"/>])</text:p>
      <text:p text:style-name="Standard"><text:s text:c="12"/>-&gt;add('phone', TelType::class, [</text:p>
      <text:p text:style-name="Standard"><text:s text:c="16"/>'label' =&gt; 'Phone Number',</text:p>
      <text:p text:style-name="Standard"><text:s text:c="16"/>'required' =&gt; false,</text:p>
      <text:p text:style-name="Standard"><text:s text:c="16"/>'attr' =&gt; ['class' =&gt; 'form-control', 'placeholder' =&gt; '+92 XXX XXXXXXX']</text:p>
      <text:p text:style-name="Standard"><text:soft-page-break/><text:s text:c="12"/>])</text:p>
      <text:p text:style-name="Standard"><text:s text:c="12"/>-&gt;add('type', ChoiceType::class, [</text:p>
      <text:p text:style-name="Standard"><text:s text:c="16"/>'label' =&gt; 'Inquiry Type',</text:p>
      <text:p text:style-name="Standard"><text:s text:c="16"/>'choices' =&gt; [</text:p>
      <text:p text:style-name="Standard"><text:s text:c="20"/>'General Contact' =&gt; 'contact',</text:p>
      <text:p text:style-name="Standard"><text:s text:c="20"/>'Admission Inquiry' =&gt; 'admission',</text:p>
      <text:p text:style-name="Standard"><text:s text:c="16"/>],</text:p>
      <text:p text:style-name="Standard"><text:s text:c="16"/>'attr' =&gt; ['class' =&gt; 'form-select']</text:p>
      <text:p text:style-name="Standard"><text:s text:c="12"/>])</text:p>
      <text:p text:style-name="Standard"><text:s text:c="12"/>-&gt;add('message', TextareaType::class, [</text:p>
      <text:p text:style-name="Standard"><text:s text:c="16"/>'label' =&gt; 'Message',</text:p>
      <text:p text:style-name="Standard"><text:s text:c="16"/>'attr' =&gt; ['class' =&gt; 'form-control', 'rows' =&gt; 5, 'placeholder' =&gt; 'Please enter your message...']</text:p>
      <text:p text:style-name="Standard"><text:s text:c="12"/>]);</text:p>
      <text:p text:style-name="Standard"><text:s text:c="4"/>}</text:p>
      <text:p text:style-name="Standard"/>
      <text:p text:style-name="Standard"><text:s text:c="4"/>public function configureOptions(OptionsResolver $resolver): void</text:p>
      <text:p text:style-name="Standard"><text:s text:c="4"/>{</text:p>
      <text:p text:style-name="Standard"><text:s text:c="8"/>$resolver-&gt;setDefaults([</text:p>
      <text:p text:style-name="Standard"><text:s text:c="12"/>'data_class' =&gt; Inquiry::class,</text:p>
      <text:p text:style-name="Standard"><text:s text:c="8"/>]);</text:p>
      <text:p text:style-name="Standard"><text:s text:c="4"/>}</text:p>
      <text:p text:style-name="Standard">}</text:p>
      <text:p text:style-name="Standard"/>
      <text:p text:style-name="Standard">// ============================================================================</text:p>
      <text:p text:style-name="Standard">// src/Controller/HomeController.php</text:p>
      <text:p text:style-name="Standard">// ============================================================================</text:p>
      <text:p text:style-name="Standard">&lt;?php</text:p>
      <text:p text:style-name="Standard"/>
      <text:p text:style-name="Standard">declare(strict_types=1);</text:p>
      <text:p text:style-name="Standard"/>
      <text:p text:style-name="Standard">namespace App\Controller;</text:p>
      <text:p text:style-name="Standard"/>
      <text:p text:style-name="Standard">use App\Repository\CourseRepository;</text:p>
      <text:p text:style-name="Standard">use App\Repository\NewsRepository;</text:p>
      <text:p text:style-name="Standard">use App\Repository\SchoolRepository;</text:p>
      <text:p text:style-name="Standard">use Symfony\Bundle\FrameworkBundle\Controller\AbstractController;</text:p>
      <text:p text:style-name="Standard">use Symfony\Component\HttpFoundation\Response;</text:p>
      <text:p text:style-name="Standard">use Symfony\Component\Routing\Attribute\Route;</text:p>
      <text:p text:style-name="Standard"/>
      <text:p text:style-name="Standard">class HomeController extends AbstractController</text:p>
      <text:p text:style-name="Standard">{</text:p>
      <text:p text:style-name="Standard"><text:s text:c="4"/>#[Route('/', name: 'home')]</text:p>
      <text:p text:style-name="Standard"><text:s text:c="4"/>public function index(</text:p>
      <text:p text:style-name="Standard"><text:s text:c="8"/>SchoolRepository $schoolRepo,</text:p>
      <text:p text:style-name="Standard"><text:s text:c="8"/>NewsRepository $newsRepo,</text:p>
      <text:p text:style-name="Standard"><text:soft-page-break/><text:s text:c="8"/>CourseRepository $courseRepo</text:p>
      <text:p text:style-name="Standard"><text:s text:c="4"/>): Response {</text:p>
      <text:p text:style-name="Standard"><text:s text:c="8"/>$school = $schoolRepo-&gt;findOneBy([]);</text:p>
      <text:p text:style-name="Standard"><text:s text:c="8"/>$latestNews = $newsRepo-&gt;findLatest(3);</text:p>
      <text:p text:style-name="Standard"><text:s text:c="8"/>$courses = $courseRepo-&gt;findAllOrdered();</text:p>
      <text:p text:style-name="Standard"/>
      <text:p text:style-name="Standard"><text:s text:c="8"/>return $this-&gt;render('home/index.html.twig', [</text:p>
      <text:p text:style-name="Standard"><text:s text:c="12"/>'school' =&gt; $school,</text:p>
      <text:p text:style-name="Standard"><text:s text:c="12"/>'latestNews' =&gt; $latestNews,</text:p>
      <text:p text:style-name="Standard"><text:s text:c="12"/>'courses' =&gt; $courses,</text:p>
      <text:p text:style-name="Standard"><text:s text:c="8"/>]);</text:p>
      <text:p text:style-name="Standard"><text:s text:c="4"/>}</text:p>
      <text:p text:style-name="Standard">}</text:p>
      <text:p text:style-name="Standard"/>
      <text:p text:style-name="Standard">// ============================================================================</text:p>
      <text:p text:style-name="Standard">// src/Controller/AboutController.php</text:p>
      <text:p text:style-name="Standard">// ============================================================================</text:p>
      <text:p text:style-name="Standard">&lt;?php</text:p>
      <text:p text:style-name="Standard"/>
      <text:p text:style-name="Standard">declare(strict_types=1);</text:p>
      <text:p text:style-name="Standard"/>
      <text:p text:style-name="Standard">namespace App\Controller;</text:p>
      <text:p text:style-name="Standard"/>
      <text:p text:style-name="Standard">use App\Repository\SchoolRepository;</text:p>
      <text:p text:style-name="Standard">use Symfony\Bundle\FrameworkBundle\Controller\AbstractController;</text:p>
      <text:p text:style-name="Standard">use Symfony\Component\HttpFoundation\Response;</text:p>
      <text:p text:style-name="Standard">use Symfony\Component\Routing\Attribute\Route;</text:p>
      <text:p text:style-name="Standard"/>
      <text:p text:style-name="Standard">class AboutController extends AbstractController</text:p>
      <text:p text:style-name="Standard">{</text:p>
      <text:p text:style-name="Standard"><text:s text:c="4"/>#[Route('/about', name: 'about')]</text:p>
      <text:p text:style-name="Standard"><text:s text:c="4"/>public function index(SchoolRepository $schoolRepo): Response</text:p>
      <text:p text:style-name="Standard"><text:s text:c="4"/>{</text:p>
      <text:p text:style-name="Standard"><text:s text:c="8"/>$school = $schoolRepo-&gt;findOneBy([]);</text:p>
      <text:p text:style-name="Standard"/>
      <text:p text:style-name="Standard"><text:s text:c="8"/>return $this-&gt;render('about/index.html.twig', [</text:p>
      <text:p text:style-name="Standard"><text:s text:c="12"/>'school' =&gt; $school,</text:p>
      <text:p text:style-name="Standard"><text:s text:c="8"/>]);</text:p>
      <text:p text:style-name="Standard"><text:s text:c="4"/>}</text:p>
      <text:p text:style-name="Standard">}</text:p>
      <text:p text:style-name="Standard"/>
      <text:p text:style-name="Standard">// ============================================================================</text:p>
      <text:p text:style-name="Standard">// src/Controller/AcademicsController.php</text:p>
      <text:p text:style-name="Standard"><text:soft-page-break/>// ============================================================================</text:p>
      <text:p text:style-name="Standard">&lt;?php</text:p>
      <text:p text:style-name="Standard"/>
      <text:p text:style-name="Standard">declare(strict_types=1);</text:p>
      <text:p text:style-name="Standard"/>
      <text:p text:style-name="Standard">namespace App\Controller;</text:p>
      <text:p text:style-name="Standard"/>
      <text:p text:style-name="Standard">use App\Repository\CourseRepository;</text:p>
      <text:p text:style-name="Standard">use Symfony\Bundle\FrameworkBundle\Controller\AbstractController;</text:p>
      <text:p text:style-name="Standard">use Symfony\Component\HttpFoundation\Response;</text:p>
      <text:p text:style-name="Standard">use Symfony\Component\Routing\Attribute\Route;</text:p>
      <text:p text:style-name="Standard"/>
      <text:p text:style-name="Standard">class AcademicsController extends AbstractController</text:p>
      <text:p text:style-name="Standard">{</text:p>
      <text:p text:style-name="Standard"><text:s text:c="4"/>#[Route('/academics', name: 'academics')]</text:p>
      <text:p text:style-name="Standard"><text:s text:c="4"/>public function index(CourseRepository $courseRepo): Response</text:p>
      <text:p text:style-name="Standard"><text:s text:c="4"/>{</text:p>
      <text:p text:style-name="Standard"><text:s text:c="8"/>$courses = $courseRepo-&gt;findAllOrdered();</text:p>
      <text:p text:style-name="Standard"/>
      <text:p text:style-name="Standard"><text:s text:c="8"/>return $this-&gt;render('academics/index.html.twig', [</text:p>
      <text:p text:style-name="Standard"><text:s text:c="12"/>'courses' =&gt; $courses,</text:p>
      <text:p text:style-name="Standard"><text:s text:c="8"/>]);</text:p>
      <text:p text:style-name="Standard"><text:s text:c="4"/>}</text:p>
      <text:p text:style-name="Standard">}</text:p>
      <text:p text:style-name="Standard"/>
      <text:p text:style-name="Standard">// ============================================================================</text:p>
      <text:p text:style-name="Standard">// src/Controller/FacultyController.php</text:p>
      <text:p text:style-name="Standard">// ============================================================================</text:p>
      <text:p text:style-name="Standard">&lt;?php</text:p>
      <text:p text:style-name="Standard"/>
      <text:p text:style-name="Standard">declare(strict_types=1);</text:p>
      <text:p text:style-name="Standard"/>
      <text:p text:style-name="Standard">namespace App\Controller;</text:p>
      <text:p text:style-name="Standard"/>
      <text:p text:style-name="Standard">use App\Repository\FacultyRepository;</text:p>
      <text:p text:style-name="Standard">use Symfony\Bundle\FrameworkBundle\Controller\AbstractController;</text:p>
      <text:p text:style-name="Standard">use Symfony\Component\HttpFoundation\Response;</text:p>
      <text:p text:style-name="Standard">use Symfony\Component\Routing\Attribute\Route;</text:p>
      <text:p text:style-name="Standard"/>
      <text:p text:style-name="Standard">class FacultyController extends AbstractController</text:p>
      <text:p text:style-name="Standard">{</text:p>
      <text:p text:style-name="Standard"><text:s text:c="4"/>#[Route('/faculty', name: 'faculty')]</text:p>
      <text:p text:style-name="Standard"><text:s text:c="4"/>public function index(FacultyRepository $facultyRepo): Response</text:p>
      <text:p text:style-name="Standard"><text:soft-page-break/><text:s text:c="4"/>{</text:p>
      <text:p text:style-name="Standard"><text:s text:c="8"/>$faculty = $facultyRepo-&gt;findAllOrdered();</text:p>
      <text:p text:style-name="Standard"/>
      <text:p text:style-name="Standard"><text:s text:c="8"/>return $this-&gt;render('faculty/index.html.twig', [</text:p>
      <text:p text:style-name="Standard"><text:s text:c="12"/>'faculty' =&gt; $faculty,</text:p>
      <text:p text:style-name="Standard"><text:s text:c="8"/>]);</text:p>
      <text:p text:style-name="Standard"><text:s text:c="4"/>}</text:p>
      <text:p text:style-name="Standard">}</text:p>
      <text:p text:style-name="Standard"/>
      <text:p text:style-name="Standard">// ============================================================================</text:p>
      <text:p text:style-name="Standard">// src/Controller/AdmissionsController.php</text:p>
      <text:p text:style-name="Standard">// ============================================================================</text:p>
      <text:p text:style-name="Standard">&lt;?php</text:p>
      <text:p text:style-name="Standard"/>
      <text:p text:style-name="Standard">declare(strict_types=1);</text:p>
      <text:p text:style-name="Standard"/>
      <text:p text:style-name="Standard">namespace App\Controller;</text:p>
      <text:p text:style-name="Standard"/>
      <text:p text:style-name="Standard">use App\Entity\Inquiry;</text:p>
      <text:p text:style-name="Standard">use App\Form\InquiryType;</text:p>
      <text:p text:style-name="Standard">use App\Repository\SchoolRepository;</text:p>
      <text:p text:style-name="Standard">use Doctrine\ORM\EntityManagerInterface;</text:p>
      <text:p text:style-name="Standard">use Symfony\Bundle\FrameworkBundle\Controller\AbstractController;</text:p>
      <text:p text:style-name="Standard">use Symfony\Component\HttpFoundation\Request;</text:p>
      <text:p text:style-name="Standard">use Symfony\Component\HttpFoundation\Response;</text:p>
      <text:p text:style-name="Standard">use Symfony\Component\Mailer\MailerInterface;</text:p>
      <text:p text:style-name="Standard">use Symfony\Component\Mime\Email;</text:p>
      <text:p text:style-name="Standard">use Symfony\Component\Routing\Attribute\Route;</text:p>
      <text:p text:style-name="Standard"/>
      <text:p text:style-name="Standard">class AdmissionsController extends AbstractController</text:p>
      <text:p text:style-name="Standard">{</text:p>
      <text:p text:style-name="Standard"><text:s text:c="4"/>#[Route('/admissions', name: 'admissions')]</text:p>
      <text:p text:style-name="Standard"><text:s text:c="4"/>public function index(</text:p>
      <text:p text:style-name="Standard"><text:s text:c="8"/>Request $request,</text:p>
      <text:p text:style-name="Standard"><text:s text:c="8"/>EntityManagerInterface $em,</text:p>
      <text:p text:style-name="Standard"><text:s text:c="8"/>MailerInterface $mailer,</text:p>
      <text:p text:style-name="Standard"><text:s text:c="8"/>SchoolRepository $schoolRepo</text:p>
      <text:p text:style-name="Standard"><text:s text:c="4"/>): Response {</text:p>
      <text:p text:style-name="Standard"><text:s text:c="8"/>$inquiry = new Inquiry();</text:p>
      <text:p text:style-name="Standard"><text:s text:c="8"/>$inquiry-&gt;setType('admission');</text:p>
      <text:p text:style-name="Standard"><text:s text:c="8"/></text:p>
      <text:p text:style-name="Standard"><text:s text:c="8"/>$form = $this-&gt;createForm(InquiryType::class, $inquiry);</text:p>
      <text:p text:style-name="Standard"><text:s text:c="8"/>$form-&gt;handleRequest($request);</text:p>
      <text:p text:style-name="Standard"/>
      <text:p text:style-name="Standard"><text:s text:c="8"/>if ($form-&gt;isSubmitted() &amp;&amp; $form-&gt;isValid()) {</text:p>
      <text:p text:style-name="Standard"><text:soft-page-break/><text:s text:c="12"/>$em-&gt;persist($inquiry);</text:p>
      <text:p text:style-name="Standard"><text:s text:c="12"/>$em-&gt;flush();</text:p>
      <text:p text:style-name="Standard"/>
      <text:p text:style-name="Standard"><text:s text:c="12"/>// Send email notification</text:p>
      <text:p text:style-name="Standard"><text:s text:c="12"/>$school = $schoolRepo-&gt;findOneBy([]);</text:p>
      <text:p text:style-name="Standard"><text:s text:c="12"/>if ($school &amp;&amp; $school-&gt;getEmail()) {</text:p>
      <text:p text:style-name="Standard"><text:s text:c="16"/>try {</text:p>
      <text:p text:style-name="Standard"><text:s text:c="20"/>$email = (new Email())</text:p>
      <text:p text:style-name="Standard"><text:s text:c="24"/>-&gt;from($inquiry-&gt;getEmail())</text:p>
      <text:p text:style-name="Standard"><text:s text:c="24"/>-&gt;to($school-&gt;getEmail())</text:p>
      <text:p text:style-name="Standard"><text:s text:c="24"/>-&gt;subject('New Contact Inquiry - ' . $inquiry-&gt;getName())</text:p>
      <text:p text:style-name="Standard"><text:s text:c="24"/>-&gt;text(sprintf(</text:p>
      <text:p text:style-name="Standard"><text:s text:c="28"/>"Name: %s\nEmail: %s\nPhone: %s\nType: %s\n\nMessage:\n%s",</text:p>
      <text:p text:style-name="Standard"><text:s text:c="28"/>$inquiry-&gt;getName(),</text:p>
      <text:p text:style-name="Standard"><text:s text:c="28"/>$inquiry-&gt;getEmail(),</text:p>
      <text:p text:style-name="Standard"><text:s text:c="28"/>$inquiry-&gt;getPhone() ?? 'N/A',</text:p>
      <text:p text:style-name="Standard"><text:s text:c="28"/>$inquiry-&gt;getType(),</text:p>
      <text:p text:style-name="Standard"><text:s text:c="28"/>$inquiry-&gt;getMessage()</text:p>
      <text:p text:style-name="Standard"><text:s text:c="24"/>));</text:p>
      <text:p text:style-name="Standard"/>
      <text:p text:style-name="Standard"><text:s text:c="20"/>$mailer-&gt;send($email);</text:p>
      <text:p text:style-name="Standard"><text:s text:c="16"/>} catch (\Exception $e) {</text:p>
      <text:p text:style-name="Standard"><text:s text:c="20"/>// Log error</text:p>
      <text:p text:style-name="Standard"><text:s text:c="16"/>}</text:p>
      <text:p text:style-name="Standard"><text:s text:c="12"/>}</text:p>
      <text:p text:style-name="Standard"/>
      <text:p text:style-name="Standard"><text:s text:c="12"/>$this-&gt;addFlash('success', 'Thank you! Your message has been sent successfully. We will contact you soon.');</text:p>
      <text:p text:style-name="Standard"><text:s text:c="12"/>return $this-&gt;redirectToRoute('contact');</text:p>
      <text:p text:style-name="Standard"><text:s text:c="8"/>}</text:p>
      <text:p text:style-name="Standard"/>
      <text:p text:style-name="Standard"><text:s text:c="8"/>$school = $schoolRepo-&gt;findOneBy([]);</text:p>
      <text:p text:style-name="Standard"/>
      <text:p text:style-name="Standard"><text:s text:c="8"/>return $this-&gt;render('contact/index.html.twig', [</text:p>
      <text:p text:style-name="Standard"><text:s text:c="12"/>'form' =&gt; $form,</text:p>
      <text:p text:style-name="Standard"><text:s text:c="12"/>'school' =&gt; $school,</text:p>
      <text:p text:style-name="Standard"><text:s text:c="8"/>]);</text:p>
      <text:p text:style-name="Standard"><text:s text:c="4"/>}</text:p>
      <text:p text:style-name="Standard">}</text:p>
      <text:p text:style-name="Standard"/>
      <text:p text:style-name="Standard">// ============================================================================</text:p>
      <text:p text:style-name="Standard">// templates/base.html.twig</text:p>
      <text:p text:style-name="Standard">// ============================================================================</text:p>
      <text:p text:style-name="Standard">&lt;!DOCTYPE html&gt;</text:p>
      <text:p text:style-name="Standard">&lt;html lang="en"&gt;</text:p>
      <text:p text:style-name="Standard"><text:soft-page-break/>&lt;head&gt;</text:p>
      <text:p text:style-name="Standard"><text:s text:c="4"/>&lt;meta charset="UTF-8"&gt;</text:p>
      <text:p text:style-name="Standard"><text:s text:c="4"/>&lt;meta name="viewport" content="width=device-width, initial-scale=1.0"&gt;</text:p>
      <text:p text:style-name="Standard"><text:s text:c="4"/>&lt;title&gt;{% block title %}Global Talent School - Bara Bandai, Swat{% endblock %}</text:p>
      <text:p text:style-name="Standard"/>
      <text:p text:style-name="Standard">// ============================================================================</text:p>
      <text:p text:style-name="Standard">// templates/academics/index.html.twig</text:p>
      <text:p text:style-name="Standard">// ============================================================================</text:p>
      <text:p text:style-name="Standard">{% extends 'base.html.twig' %}</text:p>
      <text:p text:style-name="Standard"/>
      <text:p text:style-name="Standard">{% block title %}Academics - Global Talent School{% endblock %}</text:p>
      <text:p text:style-name="Standard"/>
      <text:p text:style-name="Standard">{% block body %}</text:p>
      <text:p text:style-name="Standard">&lt;div style="background: linear-gradient(135deg, #0d6efd 0%, #0a58ca 100%); padding: 80px 0; color: white;"&gt;</text:p>
      <text:p text:style-name="Standard"><text:s text:c="4"/>&lt;div class="container text-center"&gt;</text:p>
      <text:p text:style-name="Standard"><text:s text:c="8"/>&lt;h1 class="display-4 fw-bold"&gt;Academic Programs&lt;/h1&gt;</text:p>
      <text:p text:style-name="Standard"><text:s text:c="8"/>&lt;p class="lead"&gt;From Playgroup to Grade 8, with expansion to Grades 9 &amp; 10&lt;/p&gt;</text:p>
      <text:p text:style-name="Standard"><text:s text:c="4"/>&lt;/div&gt;</text:p>
      <text:p text:style-name="Standard">&lt;/div&gt;</text:p>
      <text:p text:style-name="Standard"/>
      <text:p text:style-name="Standard">&lt;section class="py-5"&gt;</text:p>
      <text:p text:style-name="Standard"><text:s text:c="4"/>&lt;div class="container"&gt;</text:p>
      <text:p text:style-name="Standard"><text:s text:c="8"/>&lt;div class="text-center mb-5"&gt;</text:p>
      <text:p text:style-name="Standard"><text:s text:c="12"/>&lt;h2 class="section-title"&gt;Our Courses&lt;/h2&gt;</text:p>
      <text:p text:style-name="Standard"><text:s text:c="12"/>&lt;p class="lead mt-4"&gt;Quality education with activity-based learning, ESL, and computer education&lt;/p&gt;</text:p>
      <text:p text:style-name="Standard"><text:s text:c="8"/>&lt;/div&gt;</text:p>
      <text:p text:style-name="Standard"><text:s text:c="8"/></text:p>
      <text:p text:style-name="Standard"><text:s text:c="8"/>&lt;div class="row g-4"&gt;</text:p>
      <text:p text:style-name="Standard"><text:s text:c="12"/>{% for course in courses %}</text:p>
      <text:p text:style-name="Standard"><text:s text:c="12"/>&lt;div class="col-lg-4 col-md-6"&gt;</text:p>
      <text:p text:style-name="Standard"><text:s text:c="16"/>&lt;div class="card h-100"&gt;</text:p>
      <text:p text:style-name="Standard"><text:s text:c="20"/>{% if course.image %}</text:p>
      <text:p text:style-name="Standard"><text:s text:c="20"/>&lt;img src="{{ course.image }}" class="card-img-top" alt="{{ course.title }}" style="height: 250px; object-fit: cover;"&gt;</text:p>
      <text:p text:style-name="Standard"><text:s text:c="20"/>{% else %}</text:p>
      <text:p text:style-name="Standard"><text:s text:c="20"/>&lt;div style="height: 250px; background: linear-gradient(135deg, #198754 0%, #146c43 100%); display: flex; align-items: center; justify-content: center;"&gt;</text:p>
      <text:p text:style-name="Standard"><text:s text:c="24"/>&lt;i class="fas fa-book-reader fa-5x text-white"&gt;&lt;/i&gt;</text:p>
      <text:p text:style-name="Standard"><text:s text:c="20"/>&lt;/div&gt;</text:p>
      <text:p text:style-name="Standard"><text:s text:c="20"/>{% endif %}</text:p>
      <text:p text:style-name="Standard"><text:s text:c="20"/>&lt;div class="card-body"&gt;</text:p>
      <text:p text:style-name="Standard"><text:s text:c="24"/>&lt;h4 class="card-title" style="color: #198754;"&gt;{{ course.title }}&lt;/h4&gt;</text:p>
      <text:p text:style-name="Standard"><text:s text:c="24"/>&lt;p class="card-text"&gt;{{ course.description }}&lt;/p&gt;</text:p>
      <text:p text:style-name="Standard"><text:soft-page-break/><text:s text:c="24"/>{% if course.note %}</text:p>
      <text:p text:style-name="Standard"><text:s text:c="24"/>&lt;div class="alert alert-success mt-3" role="alert"&gt;</text:p>
      <text:p text:style-name="Standard"><text:s text:c="28"/>&lt;i class="fas fa-info-circle"&gt;&lt;/i&gt; {{ course.note }}</text:p>
      <text:p text:style-name="Standard"><text:s text:c="24"/>&lt;/div&gt;</text:p>
      <text:p text:style-name="Standard"><text:s text:c="24"/>{% endif %}</text:p>
      <text:p text:style-name="Standard"><text:s text:c="20"/>&lt;/div&gt;</text:p>
      <text:p text:style-name="Standard"><text:s text:c="16"/>&lt;/div&gt;</text:p>
      <text:p text:style-name="Standard"><text:s text:c="12"/>&lt;/div&gt;</text:p>
      <text:p text:style-name="Standard"><text:s text:c="12"/>{% endfor %}</text:p>
      <text:p text:style-name="Standard"><text:s text:c="8"/>&lt;/div&gt;</text:p>
      <text:p text:style-name="Standard"/>
      <text:p text:style-name="Standard"><text:s text:c="8"/>&lt;div class="row mt-5"&gt;</text:p>
      <text:p text:style-name="Standard"><text:s text:c="12"/>&lt;div class="col-lg-10 mx-auto"&gt;</text:p>
      <text:p text:style-name="Standard"><text:s text:c="16"/>&lt;div class="card p-4" style="background: linear-gradient(135deg, #d1e7dd 0%, #ffffff 100%); border: none;"&gt;</text:p>
      <text:p text:style-name="Standard"><text:s text:c="20"/>&lt;h3 style="color: #198754;"&gt;&lt;i class="fas fa-graduation-cap"&gt;&lt;/i&gt; Coming Soon: Grades 9 &amp; 10&lt;/h3&gt;</text:p>
      <text:p text:style-name="Standard"><text:s text:c="20"/>&lt;p class="mb-0 lead"&gt;We're excited to announce our expansion! Starting next year, Global Talent School will offer complete secondary education with Grades 9 and 10, providing a seamless academic journey for our students.&lt;/p&gt;</text:p>
      <text:p text:style-name="Standard"><text:s text:c="16"/>&lt;/div&gt;</text:p>
      <text:p text:style-name="Standard"><text:s text:c="12"/>&lt;/div&gt;</text:p>
      <text:p text:style-name="Standard"><text:s text:c="8"/>&lt;/div&gt;</text:p>
      <text:p text:style-name="Standard"><text:s text:c="4"/>&lt;/div&gt;</text:p>
      <text:p text:style-name="Standard">&lt;/section&gt;</text:p>
      <text:p text:style-name="Standard"/>
      <text:p text:style-name="Standard">&lt;section class="py-5" style="background: #f8f9fa;"&gt;</text:p>
      <text:p text:style-name="Standard"><text:s text:c="4"/>&lt;div class="container"&gt;</text:p>
      <text:p text:style-name="Standard"><text:s text:c="8"/>&lt;div class="text-center mb-5"&gt;</text:p>
      <text:p text:style-name="Standard"><text:s text:c="12"/>&lt;h2 class="section-title"&gt;What Makes Our Curriculum Special&lt;/h2&gt;</text:p>
      <text:p text:style-name="Standard"><text:s text:c="8"/>&lt;/div&gt;</text:p>
      <text:p text:style-name="Standard"><text:s text:c="8"/>&lt;div class="row g-4"&gt;</text:p>
      <text:p text:style-name="Standard"><text:s text:c="12"/>&lt;div class="col-md-4"&gt;</text:p>
      <text:p text:style-name="Standard"><text:s text:c="16"/>&lt;div class="text-center p-4"&gt;</text:p>
      <text:p text:style-name="Standard"><text:s text:c="20"/>&lt;div class="mb-3"&gt;</text:p>
      <text:p text:style-name="Standard"><text:s text:c="24"/>&lt;i class="fas fa-language fa-4x" style="color: #198754;"&gt;&lt;/i&gt;</text:p>
      <text:p text:style-name="Standard"><text:s text:c="20"/>&lt;/div&gt;</text:p>
      <text:p text:style-name="Standard"><text:s text:c="20"/>&lt;h4&gt;English Language Focus&lt;/h4&gt;</text:p>
      <text:p text:style-name="Standard"><text:s text:c="20"/>&lt;p&gt;Comprehensive ESL program ensuring students develop strong English communication skills for global opportunities.&lt;/p&gt;</text:p>
      <text:p text:style-name="Standard"><text:s text:c="16"/>&lt;/div&gt;</text:p>
      <text:p text:style-name="Standard"><text:s text:c="12"/>&lt;/div&gt;</text:p>
      <text:p text:style-name="Standard"><text:s text:c="12"/>&lt;div class="col-md-4"&gt;</text:p>
      <text:p text:style-name="Standard"><text:s text:c="16"/>&lt;div class="text-center p-4"&gt;</text:p>
      <text:p text:style-name="Standard"><text:s text:c="20"/>&lt;div class="mb-3"&gt;</text:p>
      <text:p text:style-name="Standard"><text:s text:c="24"/>&lt;i class="fas fa-palette fa-4x" style="color: #0d6efd;"&gt;&lt;/i&gt;</text:p>
      <text:p text:style-name="Standard"><text:s text:c="20"/>&lt;/div&gt;</text:p>
      <text:p text:style-name="Standard"><text:s text:c="20"/>&lt;h4&gt;Activity-Based Learning&lt;/h4&gt;</text:p>
      <text:p text:style-name="Standard"><text:soft-page-break/><text:s text:c="20"/>&lt;p&gt;Hands-on activities and projects that make learning fun, engaging, and memorable for every student.&lt;/p&gt;</text:p>
      <text:p text:style-name="Standard"><text:s text:c="16"/>&lt;/div&gt;</text:p>
      <text:p text:style-name="Standard"><text:s text:c="12"/>&lt;/div&gt;</text:p>
      <text:p text:style-name="Standard"><text:s text:c="12"/>&lt;div class="col-md-4"&gt;</text:p>
      <text:p text:style-name="Standard"><text:s text:c="16"/>&lt;div class="text-center p-4"&gt;</text:p>
      <text:p text:style-name="Standard"><text:s text:c="20"/>&lt;div class="mb-3"&gt;</text:p>
      <text:p text:style-name="Standard"><text:s text:c="24"/>&lt;i class="fas fa-desktop fa-4x" style="color: #6f42c1;"&gt;&lt;/i&gt;</text:p>
      <text:p text:style-name="Standard"><text:s text:c="20"/>&lt;/div&gt;</text:p>
      <text:p text:style-name="Standard"><text:s text:c="20"/>&lt;h4&gt;Technology Integration&lt;/h4&gt;</text:p>
      <text:p text:style-name="Standard"><text:s text:c="20"/>&lt;p&gt;Computer classes and digital literacy programs preparing students for the modern digital world.&lt;/p&gt;</text:p>
      <text:p text:style-name="Standard"><text:s text:c="16"/>&lt;/div&gt;</text:p>
      <text:p text:style-name="Standard"><text:s text:c="12"/>&lt;/div&gt;</text:p>
      <text:p text:style-name="Standard"><text:s text:c="8"/>&lt;/div&gt;</text:p>
      <text:p text:style-name="Standard"><text:s text:c="4"/>&lt;/div&gt;</text:p>
      <text:p text:style-name="Standard">&lt;/section&gt;</text:p>
      <text:p text:style-name="Standard">{% endblock %}</text:p>
      <text:p text:style-name="Standard"/>
      <text:p text:style-name="Standard">// ============================================================================</text:p>
      <text:p text:style-name="Standard">// templates/faculty/index.html.twig</text:p>
      <text:p text:style-name="Standard">// ============================================================================</text:p>
      <text:p text:style-name="Standard">{% extends 'base.html.twig' %}</text:p>
      <text:p text:style-name="Standard"/>
      <text:p text:style-name="Standard">{% block title %}Faculty - Global Talent School{% endblock %}</text:p>
      <text:p text:style-name="Standard"/>
      <text:p text:style-name="Standard">{% block body %}</text:p>
      <text:p text:style-name="Standard">&lt;div style="background: linear-gradient(135deg, #6f42c1 0%, #5a32a3 100%); padding: 80px 0; color: white;"&gt;</text:p>
      <text:p text:style-name="Standard"><text:s text:c="4"/>&lt;div class="container text-center"&gt;</text:p>
      <text:p text:style-name="Standard"><text:s text:c="8"/>&lt;h1 class="display-4 fw-bold"&gt;Our Faculty&lt;/h1&gt;</text:p>
      <text:p text:style-name="Standard"><text:s text:c="8"/>&lt;p class="lead"&gt;Dedicated educators committed to student success&lt;/p&gt;</text:p>
      <text:p text:style-name="Standard"><text:s text:c="4"/>&lt;/div&gt;</text:p>
      <text:p text:style-name="Standard">&lt;/div&gt;</text:p>
      <text:p text:style-name="Standard"/>
      <text:p text:style-name="Standard">&lt;section class="py-5"&gt;</text:p>
      <text:p text:style-name="Standard"><text:s text:c="4"/>&lt;div class="container"&gt;</text:p>
      <text:p text:style-name="Standard"><text:s text:c="8"/>&lt;div class="text-center mb-5"&gt;</text:p>
      <text:p text:style-name="Standard"><text:s text:c="12"/>&lt;h2 class="section-title"&gt;Meet Our Team&lt;/h2&gt;</text:p>
      <text:p text:style-name="Standard"><text:s text:c="12"/>&lt;p class="lead mt-4"&gt;Experienced, passionate teachers who inspire excellence&lt;/p&gt;</text:p>
      <text:p text:style-name="Standard"><text:s text:c="8"/>&lt;/div&gt;</text:p>
      <text:p text:style-name="Standard"/>
      <text:p text:style-name="Standard"><text:s text:c="8"/>{% if faculty|length &gt; 0 %}</text:p>
      <text:p text:style-name="Standard"><text:s text:c="8"/>&lt;div class="row g-4"&gt;</text:p>
      <text:p text:style-name="Standard"><text:s text:c="12"/>{% for member in faculty %}</text:p>
      <text:p text:style-name="Standard"><text:soft-page-break/><text:s text:c="12"/>&lt;div class="col-lg-4 col-md-6"&gt;</text:p>
      <text:p text:style-name="Standard"><text:s text:c="16"/>&lt;div class="card h-100 text-center"&gt;</text:p>
      <text:p text:style-name="Standard"><text:s text:c="20"/>{% if member.photo %}</text:p>
      <text:p text:style-name="Standard"><text:s text:c="20"/>&lt;img src="{{ member.photo }}" class="card-img-top" alt="{{ member.name }}" style="height: 300px; object-fit: cover;"&gt;</text:p>
      <text:p text:style-name="Standard"><text:s text:c="20"/>{% else %}</text:p>
      <text:p text:style-name="Standard"><text:s text:c="20"/>&lt;div style="height: 300px; background: linear-gradient(135deg, #6f42c1 0%, #5a32a3 100%); display: flex; align-items: center; justify-content: center;"&gt;</text:p>
      <text:p text:style-name="Standard"><text:s text:c="24"/>&lt;i class="fas fa-user-tie fa-6x text-white"&gt;&lt;/i&gt;</text:p>
      <text:p text:style-name="Standard"><text:s text:c="20"/>&lt;/div&gt;</text:p>
      <text:p text:style-name="Standard"><text:s text:c="20"/>{% endif %}</text:p>
      <text:p text:style-name="Standard"><text:s text:c="20"/>&lt;div class="card-body"&gt;</text:p>
      <text:p text:style-name="Standard"><text:s text:c="24"/>&lt;h4 class="card-title"&gt;{{ member.name }}&lt;/h4&gt;</text:p>
      <text:p text:style-name="Standard"><text:s text:c="24"/>&lt;p class="text-muted mb-3"&gt;{{ member.designation }}&lt;/p&gt;</text:p>
      <text:p text:style-name="Standard"><text:s text:c="24"/>{% if member.bio %}</text:p>
      <text:p text:style-name="Standard"><text:s text:c="24"/>&lt;p class="card-text"&gt;{{ member.bio }}&lt;/p&gt;</text:p>
      <text:p text:style-name="Standard"><text:s text:c="24"/>{% endif %}</text:p>
      <text:p text:style-name="Standard"><text:s text:c="20"/>&lt;/div&gt;</text:p>
      <text:p text:style-name="Standard"><text:s text:c="16"/>&lt;/div&gt;</text:p>
      <text:p text:style-name="Standard"><text:s text:c="12"/>&lt;/div&gt;</text:p>
      <text:p text:style-name="Standard"><text:s text:c="12"/>{% endfor %}</text:p>
      <text:p text:style-name="Standard"><text:s text:c="8"/>&lt;/div&gt;</text:p>
      <text:p text:style-name="Standard"><text:s text:c="8"/>{% else %}</text:p>
      <text:p text:style-name="Standard"><text:s text:c="8"/>&lt;div class="alert alert-info text-center" role="alert"&gt;</text:p>
      <text:p text:style-name="Standard"><text:s text:c="12"/>&lt;i class="fas fa-info-circle fa-2x mb-3"&gt;&lt;/i&gt;</text:p>
      <text:p text:style-name="Standard"><text:s text:c="12"/>&lt;h4&gt;Faculty profiles coming soon!&lt;/h4&gt;</text:p>
      <text:p text:style-name="Standard"><text:s text:c="12"/>&lt;p class="mb-0"&gt;We're currently updating our faculty information. Please check back soon.&lt;/p&gt;</text:p>
      <text:p text:style-name="Standard"><text:s text:c="8"/>&lt;/div&gt;</text:p>
      <text:p text:style-name="Standard"><text:s text:c="8"/>{% endif %}</text:p>
      <text:p text:style-name="Standard"><text:s text:c="4"/>&lt;/div&gt;</text:p>
      <text:p text:style-name="Standard">&lt;/section&gt;</text:p>
      <text:p text:style-name="Standard"/>
      <text:p text:style-name="Standard">&lt;section class="py-5" style="background: #f8f9fa;"&gt;</text:p>
      <text:p text:style-name="Standard"><text:s text:c="4"/>&lt;div class="container"&gt;</text:p>
      <text:p text:style-name="Standard"><text:s text:c="8"/>&lt;div class="text-center mb-5"&gt;</text:p>
      <text:p text:style-name="Standard"><text:s text:c="12"/>&lt;h2 class="section-title"&gt;Join Our Team&lt;/h2&gt;</text:p>
      <text:p text:style-name="Standard"><text:s text:c="12"/>&lt;p class="lead mt-4"&gt;Are you a passionate educator? We'd love to hear from you!&lt;/p&gt;</text:p>
      <text:p text:style-name="Standard"><text:s text:c="8"/>&lt;/div&gt;</text:p>
      <text:p text:style-name="Standard"><text:s text:c="8"/>&lt;div class="text-center"&gt;</text:p>
      <text:p text:style-name="Standard"><text:s text:c="12"/>&lt;a href="{{ path('contact') }}" class="btn btn-primary btn-lg"&gt;Contact Us About Career Opportunities&lt;/a&gt;</text:p>
      <text:p text:style-name="Standard"><text:s text:c="8"/>&lt;/div&gt;</text:p>
      <text:p text:style-name="Standard"><text:s text:c="4"/>&lt;/div&gt;</text:p>
      <text:p text:style-name="Standard">&lt;/section&gt;</text:p>
      <text:p text:style-name="Standard">{% endblock %}</text:p>
      <text:p text:style-name="Standard"/>
      <text:p text:style-name="Standard"><text:soft-page-break/>// ============================================================================</text:p>
      <text:p text:style-name="Standard">// templates/admissions/index.html.twig</text:p>
      <text:p text:style-name="Standard">// ============================================================================</text:p>
      <text:p text:style-name="Standard">{% extends 'base.html.twig' %}</text:p>
      <text:p text:style-name="Standard"/>
      <text:p text:style-name="Standard">{% block title %}Admissions - Global Talent School{% endblock %}</text:p>
      <text:p text:style-name="Standard"/>
      <text:p text:style-name="Standard">{% block body %}</text:p>
      <text:p text:style-name="Standard">&lt;div style="background: linear-gradient(135deg, #198754 0%, #146c43 100%); padding: 80px 0; color: white;"&gt;</text:p>
      <text:p text:style-name="Standard"><text:s text:c="4"/>&lt;div class="container text-center"&gt;</text:p>
      <text:p text:style-name="Standard"><text:s text:c="8"/>&lt;h1 class="display-4 fw-bold"&gt;Admissions 2026&lt;/h1&gt;</text:p>
      <text:p text:style-name="Standard"><text:s text:c="8"/>&lt;p class="lead"&gt;Join the Global Talent School family today!&lt;/p&gt;</text:p>
      <text:p text:style-name="Standard"><text:s text:c="4"/>&lt;/div&gt;</text:p>
      <text:p text:style-name="Standard">&lt;/div&gt;</text:p>
      <text:p text:style-name="Standard"/>
      <text:p text:style-name="Standard">&lt;section class="py-5"&gt;</text:p>
      <text:p text:style-name="Standard"><text:s text:c="4"/>&lt;div class="container"&gt;</text:p>
      <text:p text:style-name="Standard"><text:s text:c="8"/>&lt;div class="row"&gt;</text:p>
      <text:p text:style-name="Standard"><text:s text:c="12"/>&lt;div class="col-lg-6 mb-4"&gt;</text:p>
      <text:p text:style-name="Standard"><text:s text:c="16"/>&lt;h2 class="section-title mb-4"&gt;Why Enroll at GTS?&lt;/h2&gt;</text:p>
      <text:p text:style-name="Standard"><text:s text:c="16"/></text:p>
      <text:p text:style-name="Standard"><text:s text:c="16"/>&lt;div class="card mb-4 border-0 shadow-sm"&gt;</text:p>
      <text:p text:style-name="Standard"><text:s text:c="20"/>&lt;div class="card-body"&gt;</text:p>
      <text:p text:style-name="Standard"><text:s text:c="24"/>&lt;h5 style="color: #198754;"&gt;&lt;i class="fas fa-check-circle"&gt;&lt;/i&gt; Quality Education&lt;/h5&gt;</text:p>
      <text:p text:style-name="Standard"><text:s text:c="24"/>&lt;p class="mb-0"&gt;Experienced faculty delivering world-class curriculum from Playgroup to Grade 8 (expanding to Grades 9 &amp; 10).&lt;/p&gt;</text:p>
      <text:p text:style-name="Standard"><text:s text:c="20"/>&lt;/div&gt;</text:p>
      <text:p text:style-name="Standard"><text:s text:c="16"/>&lt;/div&gt;</text:p>
      <text:p text:style-name="Standard"/>
      <text:p text:style-name="Standard"><text:s text:c="16"/>&lt;div class="card mb-4 border-0 shadow-sm"&gt;</text:p>
      <text:p text:style-name="Standard"><text:s text:c="20"/>&lt;div class="card-body"&gt;</text:p>
      <text:p text:style-name="Standard"><text:s text:c="24"/>&lt;h5 style="color: #198754;"&gt;&lt;i class="fas fa-check-circle"&gt;&lt;/i&gt; English Proficiency&lt;/h5&gt;</text:p>
      <text:p text:style-name="Standard"><text:s text:c="24"/>&lt;p class="mb-0"&gt;Comprehensive ESL program building confidence in English communication.&lt;/p&gt;</text:p>
      <text:p text:style-name="Standard"><text:s text:c="20"/>&lt;/div&gt;</text:p>
      <text:p text:style-name="Standard"><text:s text:c="16"/>&lt;/div&gt;</text:p>
      <text:p text:style-name="Standard"/>
      <text:p text:style-name="Standard"><text:s text:c="16"/>&lt;div class="card mb-4 border-0 shadow-sm"&gt;</text:p>
      <text:p text:style-name="Standard"><text:s text:c="20"/>&lt;div class="card-body"&gt;</text:p>
      <text:p text:style-name="Standard"><text:s text:c="24"/>&lt;h5 style="color: #198754;"&gt;&lt;i class="fas fa-check-circle"&gt;&lt;/i&gt; Modern Facilities&lt;/h5&gt;</text:p>
      <text:p text:style-name="Standard"><text:soft-page-break/><text:s text:c="24"/>&lt;p class="mb-0"&gt;Computer labs, activity rooms, and resources for holistic development.&lt;/p&gt;</text:p>
      <text:p text:style-name="Standard"><text:s text:c="20"/>&lt;/div&gt;</text:p>
      <text:p text:style-name="Standard"><text:s text:c="16"/>&lt;/div&gt;</text:p>
      <text:p text:style-name="Standard"/>
      <text:p text:style-name="Standard"><text:s text:c="16"/>&lt;div class="card mb-4 border-0 shadow-sm"&gt;</text:p>
      <text:p text:style-name="Standard"><text:s text:c="20"/>&lt;div class="card-body"&gt;</text:p>
      <text:p text:style-name="Standard"><text:s text:c="24"/>&lt;h5 style="color: #198754;"&gt;&lt;i class="fas fa-check-circle"&gt;&lt;/i&gt; Personal Development&lt;/h5&gt;</text:p>
      <text:p text:style-name="Standard"><text:s text:c="24"/>&lt;p class="mb-0"&gt;Focus on character building, leadership skills, and confidence.&lt;/p&gt;</text:p>
      <text:p text:style-name="Standard"><text:s text:c="20"/>&lt;/div&gt;</text:p>
      <text:p text:style-name="Standard"><text:s text:c="16"/>&lt;/div&gt;</text:p>
      <text:p text:style-name="Standard"/>
      <text:p text:style-name="Standard"><text:s text:c="16"/>&lt;div class="card border-0 shadow-sm" style="background: #d1e7dd;"&gt;</text:p>
      <text:p text:style-name="Standard"><text:s text:c="20"/>&lt;div class="card-body"&gt;</text:p>
      <text:p text:style-name="Standard"><text:s text:c="24"/>&lt;h5 style="color: #146c43;"&gt;&lt;i class="fas fa-info-circle"&gt;&lt;/i&gt; Admission Requirements&lt;/h5&gt;</text:p>
      <text:p text:style-name="Standard"><text:s text:c="24"/>&lt;ul class="mb-0"&gt;</text:p>
      <text:p text:style-name="Standard"><text:s text:c="28"/>&lt;li&gt;Completed application form&lt;/li&gt;</text:p>
      <text:p text:style-name="Standard"><text:s text:c="28"/>&lt;li&gt;Birth certificate copy&lt;/li&gt;</text:p>
      <text:p text:style-name="Standard"><text:s text:c="28"/>&lt;li&gt;Previous school records (if applicable)&lt;/li&gt;</text:p>
      <text:p text:style-name="Standard"><text:s text:c="28"/>&lt;li&gt;Parent/Guardian CNIC copy&lt;/li&gt;</text:p>
      <text:p text:style-name="Standard"><text:s text:c="28"/>&lt;li&gt;Recent passport-size photographs&lt;/li&gt;</text:p>
      <text:p text:style-name="Standard"><text:s text:c="24"/>&lt;/ul&gt;</text:p>
      <text:p text:style-name="Standard"><text:s text:c="20"/>&lt;/div&gt;</text:p>
      <text:p text:style-name="Standard"><text:s text:c="16"/>&lt;/div&gt;</text:p>
      <text:p text:style-name="Standard"><text:s text:c="12"/>&lt;/div&gt;</text:p>
      <text:p text:style-name="Standard"/>
      <text:p text:style-name="Standard"><text:s text:c="12"/>&lt;div class="col-lg-6"&gt;</text:p>
      <text:p text:style-name="Standard"><text:s text:c="16"/>&lt;div class="card border-0 shadow"&gt;</text:p>
      <text:p text:style-name="Standard"><text:s text:c="20"/>&lt;div class="card-header text-white text-center py-4" style="background: linear-gradient(135deg, #198754 0%, #146c43 100%);"&gt;</text:p>
      <text:p text:style-name="Standard"><text:s text:c="24"/>&lt;h3 class="mb-0"&gt;&lt;i class="fas fa-envelope"&gt;&lt;/i&gt; Admission Inquiry Form&lt;/h3&gt;</text:p>
      <text:p text:style-name="Standard"><text:s text:c="20"/>&lt;/div&gt;</text:p>
      <text:p text:style-name="Standard"><text:s text:c="20"/>&lt;div class="card-body p-4"&gt;</text:p>
      <text:p text:style-name="Standard"><text:s text:c="24"/>{{ form_start(form) }}</text:p>
      <text:p text:style-name="Standard"><text:s text:c="28"/>&lt;div class="mb-3"&gt;</text:p>
      <text:p text:style-name="Standard"><text:s text:c="32"/>{{ form_row(form.message) }}</text:p>
      <text:p text:style-name="Standard"><text:s text:c="28"/>&lt;/div&gt;</text:p>
      <text:p text:style-name="Standard"><text:s text:c="28"/>&lt;div class="d-grid"&gt;</text:p>
      <text:p text:style-name="Standard"><text:s text:c="32"/>&lt;button type="submit" class="btn btn-primary btn-lg"&gt;</text:p>
      <text:p text:style-name="Standard"><text:s text:c="36"/>&lt;i class="fas fa-paper-plane"&gt;&lt;/i&gt; Send Message</text:p>
      <text:p text:style-name="Standard"><text:s text:c="32"/>&lt;/button&gt;</text:p>
      <text:p text:style-name="Standard"><text:s text:c="28"/>&lt;/div&gt;</text:p>
      <text:p text:style-name="Standard"><text:s text:c="24"/>{{ form_end(form) }}</text:p>
      <text:p text:style-name="Standard"><text:s text:c="20"/>&lt;/div&gt;</text:p>
      <text:p text:style-name="Standard"><text:s text:c="16"/>&lt;/div&gt;</text:p>
      <text:p text:style-name="Standard"><text:s text:c="12"/>&lt;/div&gt;</text:p>
      <text:p text:style-name="Standard"><text:s text:c="8"/>&lt;/div&gt;</text:p>
      <text:p text:style-name="Standard"><text:soft-page-break/></text:p>
      <text:p text:style-name="Standard"><text:s text:c="8"/>&lt;!-- Google Maps --&gt;</text:p>
      <text:p text:style-name="Standard"><text:s text:c="8"/>&lt;div class="row mt-5"&gt;</text:p>
      <text:p text:style-name="Standard"><text:s text:c="12"/>&lt;div class="col-12"&gt;</text:p>
      <text:p text:style-name="Standard"><text:s text:c="16"/>&lt;h2 class="section-title mb-4 text-center"&gt;Find Us on the Map&lt;/h2&gt;</text:p>
      <text:p text:style-name="Standard"><text:s text:c="16"/>&lt;div class="card border-0 shadow"&gt;</text:p>
      <text:p text:style-name="Standard"><text:s text:c="20"/>&lt;div class="card-body p-0"&gt;</text:p>
      <text:p text:style-name="Standard"><text:s text:c="24"/>&lt;iframe </text:p>
      <text:p text:style-name="Standard"><text:s text:c="28"/>src="https://www.google.com/maps/embed?pb=!1m18!1m12!1m3!1d13165.123456789!2d72.3456789!3d35.1234567!2m3!1f0!2f0!3f0!3m2!1i1024!2i768!4f13.1!3m3!1m2!1s0x0%3A0x0!2zMzXCsDA3JzI0LjQiTiA3MsKwMjAnNDQuNCJF!5e0!3m2!1sen!2s!4v1234567890123!5m2!1sen!2s" </text:p>
      <text:p text:style-name="Standard"><text:s text:c="28"/>width="100%" </text:p>
      <text:p text:style-name="Standard"><text:s text:c="28"/>height="450" </text:p>
      <text:p text:style-name="Standard"><text:s text:c="28"/>style="border:0; border-radius: 10px;" </text:p>
      <text:p text:style-name="Standard"><text:s text:c="28"/>allowfullscreen="" </text:p>
      <text:p text:style-name="Standard"><text:s text:c="28"/>loading="lazy" </text:p>
      <text:p text:style-name="Standard"><text:s text:c="28"/>referrerpolicy="no-referrer-when-downgrade"&gt;</text:p>
      <text:p text:style-name="Standard"><text:s text:c="24"/>&lt;/iframe&gt;</text:p>
      <text:p text:style-name="Standard"><text:s text:c="24"/>&lt;p class="text-center text-muted mt-2 p-3 mb-0"&gt;&lt;small&gt;Note: Please update the Google Maps embed URL with the actual coordinates for Bara Bandai, Swat in the template.&lt;/small&gt;&lt;/p&gt;</text:p>
      <text:p text:style-name="Standard"><text:s text:c="20"/>&lt;/div&gt;</text:p>
      <text:p text:style-name="Standard"><text:s text:c="16"/>&lt;/div&gt;</text:p>
      <text:p text:style-name="Standard"><text:s text:c="12"/>&lt;/div&gt;</text:p>
      <text:p text:style-name="Standard"><text:s text:c="8"/>&lt;/div&gt;</text:p>
      <text:p text:style-name="Standard"><text:s text:c="4"/>&lt;/div&gt;</text:p>
      <text:p text:style-name="Standard">&lt;/section&gt;</text:p>
      <text:p text:style-name="Standard">{% endblock %}</text:p>
      <text:p text:style-name="Standard"/>
      <text:p text:style-name="Standard">// ============================================================================</text:p>
      <text:p text:style-name="Standard">// src/Command/SetupInitialDataCommand.php</text:p>
      <text:p text:style-name="Standard">// ============================================================================</text:p>
      <text:p text:style-name="Standard">&lt;?php</text:p>
      <text:p text:style-name="Standard"/>
      <text:p text:style-name="Standard">declare(strict_types=1);</text:p>
      <text:p text:style-name="Standard"/>
      <text:p text:style-name="Standard">namespace App\Command;</text:p>
      <text:p text:style-name="Standard"/>
      <text:p text:style-name="Standard">use App\Entity\Course;</text:p>
      <text:p text:style-name="Standard">use App\Entity\News;</text:p>
      <text:p text:style-name="Standard">use App\Entity\School;</text:p>
      <text:p text:style-name="Standard">use Doctrine\ORM\EntityManagerInterface;</text:p>
      <text:p text:style-name="Standard">use Symfony\Component\Console\Attribute\AsCommand;</text:p>
      <text:p text:style-name="Standard">use Symfony\Component\Console\Command\Command;</text:p>
      <text:p text:style-name="Standard"><text:soft-page-break/>use Symfony\Component\Console\Input\InputInterface;</text:p>
      <text:p text:style-name="Standard">use Symfony\Component\Console\Output\OutputInterface;</text:p>
      <text:p text:style-name="Standard">use Symfony\Component\Console\Style\SymfonyStyle;</text:p>
      <text:p text:style-name="Standard"/>
      <text:p text:style-name="Standard">#[AsCommand(</text:p>
      <text:p text:style-name="Standard"><text:s text:c="4"/>name: 'app:setup-initial-data',</text:p>
      <text:p text:style-name="Standard"><text:s text:c="4"/>description: 'Setup initial data for Global Talent School',</text:p>
      <text:p text:style-name="Standard">)]</text:p>
      <text:p text:style-name="Standard">class SetupInitialDataCommand extends Command</text:p>
      <text:p text:style-name="Standard">{</text:p>
      <text:p text:style-name="Standard"><text:s text:c="4"/>public function __construct(</text:p>
      <text:p text:style-name="Standard"><text:s text:c="8"/>private EntityManagerInterface $em</text:p>
      <text:p text:style-name="Standard"><text:s text:c="4"/>) {</text:p>
      <text:p text:style-name="Standard"><text:s text:c="8"/>parent::__construct();</text:p>
      <text:p text:style-name="Standard"><text:s text:c="4"/>}</text:p>
      <text:p text:style-name="Standard"/>
      <text:p text:style-name="Standard"><text:s text:c="4"/>protected function execute(InputInterface $input, OutputInterface $output): int</text:p>
      <text:p text:style-name="Standard"><text:s text:c="4"/>{</text:p>
      <text:p text:style-name="Standard"><text:s text:c="8"/>$io = new SymfonyStyle($input, $output);</text:p>
      <text:p text:style-name="Standard"/>
      <text:p text:style-name="Standard"><text:s text:c="8"/>// Create School</text:p>
      <text:p text:style-name="Standard"><text:s text:c="8"/>$school = new School();</text:p>
      <text:p text:style-name="Standard"><text:s text:c="8"/>$school-&gt;setName('Global Talent School');</text:p>
      <text:p text:style-name="Standard"><text:s text:c="8"/>$school-&gt;setAddress('Bara Bandai, Swat, Pakistan');</text:p>
      <text:p text:style-name="Standard"><text:s text:c="8"/>$school-&gt;setPhone('+92 XXX XXXXXXX');</text:p>
      <text:p text:style-name="Standard"><text:s text:c="8"/>$school-&gt;setEmail('info@globaltalentschool.edu.pk');</text:p>
      <text:p text:style-name="Standard"><text:s text:c="8"/>$school-&gt;setWhatsapp('92XXXXXXXXX');</text:p>
      <text:p text:style-name="Standard"><text:s text:c="8"/>$school-&gt;setAboutText('Global Talent School, located in the beautiful valley of Bara Bandai, Swat, is dedicated to providing world-class education that combines academic excellence with character development. Our innovative approach to learning ensures that every child receives individual attention and opportunities to excel.');</text:p>
      <text:p text:style-name="Standard"><text:s text:c="8"/>$school-&gt;setMission('To nurture global talent through innovative, activity-based learning experiences that build confidence, character, and competence in every student, preparing them for success in an interconnected world.');</text:p>
      <text:p text:style-name="Standard"><text:s text:c="8"/>$school-&gt;setVision('To prepare confident, competent, and compassionate leaders who can excel in a global environment while contributing positively to their communities and upholding strong moral values.');</text:p>
      <text:p text:style-name="Standard"><text:s text:c="8"/>$school-&gt;setPrincipalMessage('Welcome to Global Talent School! At GTS, we believe that every child is unique and possesses unlimited potential. Our mission is to unlock that potential through innovative teaching methods, personalized attention, and a nurturing environment. We are committed to providing education that not only focuses on academic excellence but also on building character, confidence, and global citizenship. Together, let us shape the future leaders of tomorrow.');</text:p>
      <text:p text:style-name="Standard"><text:s text:c="8"/></text:p>
      <text:p text:style-name="Standard"><text:s text:c="8"/>$this-&gt;em-&gt;persist($school);</text:p>
      <text:p text:style-name="Standard"/>
      <text:p text:style-name="Standard"><text:s text:c="8"/>// Create Courses</text:p>
      <text:p text:style-name="Standard"><text:s text:c="8"/>$courses = [</text:p>
      <text:p text:style-name="Standard"><text:s text:c="12"/>['Playgroup', 'Early childhood program focusing on foundational skills through play and exploration.', 1],</text:p>
      <text:p text:style-name="Standard"><text:soft-page-break/><text:s text:c="12"/>['Nursery', 'Building social skills and basic literacy in a fun, interactive environment.', 2],</text:p>
      <text:p text:style-name="Standard"><text:s text:c="12"/>['KG (Kindergarten)', 'Comprehensive kindergarten program preparing children for formal schooling.', 3],</text:p>
      <text:p text:style-name="Standard"><text:s text:c="12"/>['Grade 1', 'Introduction to formal education with emphasis on reading, writing, and mathematics.', 4],</text:p>
      <text:p text:style-name="Standard"><text:s text:c="12"/>['Grade 2', 'Building upon foundational skills with enhanced curriculum and activities.', 5],</text:p>
      <text:p text:style-name="Standard"><text:s text:c="12"/>['Grade 3', 'Developing critical thinking and problem-solving abilities across all subjects.', 6],</text:p>
      <text:p text:style-name="Standard"><text:s text:c="12"/>['Grade 4', 'Intermediate level education with focus on academic depth and breadth.', 7],</text:p>
      <text:p text:style-name="Standard"><text:s text:c="12"/>['Grade 5', 'Advanced primary education preparing students for middle school.', 8],</text:p>
      <text:p text:style-name="Standard"><text:s text:c="12"/>['Grade 6', 'Middle school curriculum with specialized subject teachers.', 9],</text:p>
      <text:p text:style-name="Standard"><text:s text:c="12"/>['Grade 7', 'Pre-secondary education focusing on comprehensive subject knowledge.', 10],</text:p>
      <text:p text:style-name="Standard"><text:s text:c="12"/>['Grade 8', 'Final year of middle school preparing students for secondary education.', 11],</text:p>
      <text:p text:style-name="Standard"><text:s text:c="8"/>];</text:p>
      <text:p text:style-name="Standard"/>
      <text:p text:style-name="Standard"><text:s text:c="8"/>foreach ($courses as [$title, $description, $order]) {</text:p>
      <text:p text:style-name="Standard"><text:s text:c="12"/>$course = new Course();</text:p>
      <text:p text:style-name="Standard"><text:s text:c="12"/>$course-&gt;setTitle($title);</text:p>
      <text:p text:style-name="Standard"><text:s text:c="12"/>$course-&gt;setDescription($description);</text:p>
      <text:p text:style-name="Standard"><text:s text:c="12"/>$course-&gt;setNote('Includes: Activity-Based Learning • ESL (English as Second Language) • Computer Education');</text:p>
      <text:p text:style-name="Standard"><text:s text:c="12"/>$course-&gt;setDisplayOrder($order);</text:p>
      <text:p text:style-name="Standard"><text:s text:c="12"/>$this-&gt;em-&gt;persist($course);</text:p>
      <text:p text:style-name="Standard"><text:s text:c="8"/>}</text:p>
      <text:p text:style-name="Standard"/>
      <text:p text:style-name="Standard"><text:s text:c="8"/>// Create News</text:p>
      <text:p text:style-name="Standard"><text:s text:c="8"/>$news1 = new News();</text:p>
      <text:p text:style-name="Standard"><text:s text:c="8"/>$news1-&gt;setTitle('Admissions Open for Academic Year 2026!');</text:p>
      <text:p text:style-name="Standard"><text:s text:c="8"/>$news1-&gt;setContent('We are excited to announce that admissions are now open for the academic year 2026 at Global Talent School! We welcome students from Playgroup to Grade 8, with limited seats available in each class.</text:p>
      <text:p text:style-name="Standard"/>
      <text:p text:style-name="Standard">Our comprehensive admission process ensures that we understand each child\'s unique needs and potential. Parents are encouraged to visit our campus to experience our facilities and meet our dedicated faculty.</text:p>
      <text:p text:style-name="Standard"/>
      <text:p text:style-name="Standard">Key highlights of our admission process:</text:p>
      <text:p text:style-name="Standard">- Personal interviews with parents and students</text:p>
      <text:p text:style-name="Standard">- Campus tour and facility demonstration</text:p>
      <text:p text:style-name="Standard">- Discussion of curriculum and teaching methodology</text:p>
      <text:p text:style-name="Standard">- Transparent fee structure</text:p>
      <text:p text:style-name="Standard">- Flexible payment plans available</text:p>
      <text:p text:style-name="Standard"/>
      <text:p text:style-name="Standard">Don\'t miss this opportunity to be part of the GTS family. Contact us today to schedule your visit!');</text:p>
      <text:p text:style-name="Standard"><text:s text:c="8"/>$news1-&gt;setExcerpt('Secure your child\'s future! Admissions now open for 2026. Limited seats available from Playgroup to Grade 8.');</text:p>
      <text:p text:style-name="Standard"><text:s text:c="8"/>$news1-&gt;setDate(new \DateTime('2025-01-15'));</text:p>
      <text:p text:style-name="Standard"><text:s text:c="8"/>$this-&gt;em-&gt;persist($news1);</text:p>
      <text:p text:style-name="Standard"/>
      <text:p text:style-name="Standard"><text:s text:c="8"/>$news2 = new News();</text:p>
      <text:p text:style-name="Standard"><text:soft-page-break/><text:s text:c="8"/>$news2-&gt;setTitle('Annual Day Celebration 2025 - A Grand Success!');</text:p>
      <text:p text:style-name="Standard"><text:s text:c="8"/>$news2-&gt;setContent('Global Talent School celebrated its Annual Day 2025 with great enthusiasm and grandeur. The event showcased the incredible talents of our students through various performances including traditional dances, skits, music performances, and English speeches.</text:p>
      <text:p text:style-name="Standard"/>
      <text:p text:style-name="Standard">Parents, teachers, and students gathered to celebrate a year of achievements and memorable moments. The highlight of the evening was the awards ceremony recognizing outstanding academic performance, sports achievements, and exemplary character.</text:p>
      <text:p text:style-name="Standard"/>
      <text:p text:style-name="Standard">The event concluded with a vote of thanks from our Principal, acknowledging the hard work of students, dedication of teachers, and unwavering support of parents. We look forward to another successful year ahead!');</text:p>
      <text:p text:style-name="Standard"><text:s text:c="8"/>$news2-&gt;setExcerpt('A memorable celebration of talent, achievement, and community spirit at Global Talent School\'s Annual Day 2025.');</text:p>
      <text:p text:style-name="Standard"><text:s text:c="8"/>$news2-&gt;setDate(new \DateTime('2025-01-10'));</text:p>
      <text:p text:style-name="Standard"><text:s text:c="8"/>$this-&gt;em-&gt;persist($news2);</text:p>
      <text:p text:style-name="Standard"/>
      <text:p text:style-name="Standard"><text:s text:c="8"/>$news3 = new News();</text:p>
      <text:p text:style-name="Standard"><text:s text:c="8"/>$news3-&gt;setTitle('Expansion Announcement: Grades 9 &amp; 10 Coming Soon!');</text:p>
      <text:p text:style-name="Standard"><text:s text:c="8"/>$news3-&gt;setContent('We are thrilled to announce a major milestone for Global Talent School - the expansion of our academic programs to include Grades 9 and 10!</text:p>
      <text:p text:style-name="Standard"/>
      <text:p text:style-name="Standard">This expansion represents our commitment to providing continuous, quality education to our students as they progress through their academic journey. Students will no longer need to seek education elsewhere after completing Grade 8.</text:p>
      <text:p text:style-name="Standard"/>
      <text:p text:style-name="Standard">Our secondary education program will feature:</text:p>
      <text:p text:style-name="Standard">- Science and Computer Science streams</text:p>
      <text:p text:style-name="Standard">- Experienced secondary-level faculty</text:p>
      <text:p text:style-name="Standard">- Enhanced laboratory facilities</text:p>
      <text:p text:style-name="Standard">- Career counseling and guidance</text:p>
      <text:p text:style-name="Standard">- Preparation for board examinations</text:p>
      <text:p text:style-name="Standard"/>
      <text:p text:style-name="Standard">Construction of new facilities is already underway, and we expect to welcome our first batch of Grade 9 students in the upcoming academic year. Stay tuned for more updates!');</text:p>
      <text:p text:style-name="Standard"><text:s text:c="8"/>$news3-&gt;setExcerpt('Big news! GTS is expanding to offer complete secondary education with Grades 9 &amp; 10 starting next year.');</text:p>
      <text:p text:style-name="Standard"><text:s text:c="8"/>$news3-&gt;setDate(new \DateTime('2025-01-05'));</text:p>
      <text:p text:style-name="Standard"><text:s text:c="8"/>$this-&gt;em-&gt;persist($news3);</text:p>
      <text:p text:style-name="Standard"/>
      <text:p text:style-name="Standard"><text:s text:c="8"/>$this-&gt;em-&gt;flush();</text:p>
      <text:p text:style-name="Standard"/>
      <text:p text:style-name="Standard"><text:s text:c="8"/>$io-&gt;success('Initial data has been set up successfully!');</text:p>
      <text:p text:style-name="Standard"><text:s text:c="8"/>$io-&gt;info('Created: 1 School, ' . count($courses) . ' Courses, 3 News items');</text:p>
      <text:p text:style-name="Standard"/>
      <text:p text:style-name="Standard"><text:s text:c="8"/>return Command::SUCCESS;</text:p>
      <text:p text:style-name="Standard"><text:s text:c="4"/>}</text:p>
      <text:p text:style-name="Standard">}</text:p>
      <text:p text:style-name="Standard"/>
      <text:p text:style-name="Standard"><text:soft-page-break/>// ============================================================================</text:p>
      <text:p text:style-name="Standard">// migrations/Version[TIMESTAMP].php (Sample Migration)</text:p>
      <text:p text:style-name="Standard">// ============================================================================</text:p>
      <text:p text:style-name="Standard">&lt;?php</text:p>
      <text:p text:style-name="Standard"/>
      <text:p text:style-name="Standard">declare(strict_types=1);</text:p>
      <text:p text:style-name="Standard"/>
      <text:p text:style-name="Standard">namespace DoctrineMigrations;</text:p>
      <text:p text:style-name="Standard"/>
      <text:p text:style-name="Standard">use Doctrine\DBAL\Schema\Schema;</text:p>
      <text:p text:style-name="Standard">use Doctrine\Migrations\AbstractMigration;</text:p>
      <text:p text:style-name="Standard"/>
      <text:p text:style-name="Standard">final class Version20260122000001 extends AbstractMigration</text:p>
      <text:p text:style-name="Standard">{</text:p>
      <text:p text:style-name="Standard"><text:s text:c="4"/>public function getDescription(): string</text:p>
      <text:p text:style-name="Standard"><text:s text:c="4"/>{</text:p>
      <text:p text:style-name="Standard"><text:s text:c="8"/>return 'Create initial database schema for Global Talent School';</text:p>
      <text:p text:style-name="Standard"><text:s text:c="4"/>}</text:p>
      <text:p text:style-name="Standard"/>
      <text:p text:style-name="Standard"><text:s text:c="4"/>public function up(Schema $schema): void</text:p>
      <text:p text:style-name="Standard"><text:s text:c="4"/>{</text:p>
      <text:p text:style-name="Standard"><text:s text:c="8"/>// School table</text:p>
      <text:p text:style-name="Standard"><text:s text:c="8"/>$this-&gt;addSql('CREATE TABLE school (</text:p>
      <text:p text:style-name="Standard"><text:s text:c="12"/>id INT AUTO_INCREMENT NOT NULL,</text:p>
      <text:p text:style-name="Standard"><text:s text:c="12"/>name VARCHAR(255) NOT NULL,</text:p>
      <text:p text:style-name="Standard"><text:s text:c="12"/>address LONGTEXT NOT NULL,</text:p>
      <text:p text:style-name="Standard"><text:s text:c="12"/>phone VARCHAR(50) DEFAULT NULL,</text:p>
      <text:p text:style-name="Standard"><text:s text:c="12"/>email VARCHAR(100) DEFAULT NULL,</text:p>
      <text:p text:style-name="Standard"><text:s text:c="12"/>whatsapp VARCHAR(50) DEFAULT NULL,</text:p>
      <text:p text:style-name="Standard"><text:s text:c="12"/>logo VARCHAR(255) DEFAULT NULL,</text:p>
      <text:p text:style-name="Standard"><text:s text:c="12"/>about_text LONGTEXT DEFAULT NULL,</text:p>
      <text:p text:style-name="Standard"><text:s text:c="12"/>mission LONGTEXT DEFAULT NULL,</text:p>
      <text:p text:style-name="Standard"><text:s text:c="12"/>vision LONGTEXT DEFAULT NULL,</text:p>
      <text:p text:style-name="Standard"><text:s text:c="12"/>principal_message LONGTEXT DEFAULT NULL,</text:p>
      <text:p text:style-name="Standard"><text:s text:c="12"/>PRIMARY KEY(id)</text:p>
      <text:p text:style-name="Standard"><text:s text:c="8"/>) DEFAULT CHARACTER SET utf8mb4 COLLATE `utf8mb4_unicode_ci` ENGINE = InnoDB');</text:p>
      <text:p text:style-name="Standard"/>
      <text:p text:style-name="Standard"><text:s text:c="8"/>// Course table</text:p>
      <text:p text:style-name="Standard"><text:s text:c="8"/>$this-&gt;addSql('CREATE TABLE course (</text:p>
      <text:p text:style-name="Standard"><text:s text:c="12"/>id INT AUTO_INCREMENT NOT NULL,</text:p>
      <text:p text:style-name="Standard"><text:s text:c="12"/>title VARCHAR(255) NOT NULL,</text:p>
      <text:p text:style-name="Standard"><text:s text:c="12"/>description LONGTEXT DEFAULT NULL,</text:p>
      <text:p text:style-name="Standard"><text:s text:c="12"/>image VARCHAR(255) DEFAULT NULL,</text:p>
      <text:p text:style-name="Standard"><text:s text:c="12"/>note LONGTEXT DEFAULT NULL,</text:p>
      <text:p text:style-name="Standard"><text:soft-page-break/><text:s text:c="12"/>display_order INT NOT NULL,</text:p>
      <text:p text:style-name="Standard"><text:s text:c="12"/>PRIMARY KEY(id)</text:p>
      <text:p text:style-name="Standard"><text:s text:c="8"/>) DEFAULT CHARACTER SET utf8mb4 COLLATE `utf8mb4_unicode_ci` ENGINE = InnoDB');</text:p>
      <text:p text:style-name="Standard"/>
      <text:p text:style-name="Standard"><text:s text:c="8"/>// Faculty table</text:p>
      <text:p text:style-name="Standard"><text:s text:c="8"/>$this-&gt;addSql('CREATE TABLE faculty (</text:p>
      <text:p text:style-name="Standard"><text:s text:c="12"/>id INT AUTO_INCREMENT NOT NULL,</text:p>
      <text:p text:style-name="Standard"><text:s text:c="12"/>name VARCHAR(255) NOT NULL,</text:p>
      <text:p text:style-name="Standard"><text:s text:c="12"/>designation VARCHAR(255) DEFAULT NULL,</text:p>
      <text:p text:style-name="Standard"><text:s text:c="12"/>bio LONGTEXT DEFAULT NULL,</text:p>
      <text:p text:style-name="Standard"><text:s text:c="12"/>photo VARCHAR(255) DEFAULT NULL,</text:p>
      <text:p text:style-name="Standard"><text:s text:c="12"/>display_order INT NOT NULL,</text:p>
      <text:p text:style-name="Standard"><text:s text:c="12"/>PRIMARY KEY(id)</text:p>
      <text:p text:style-name="Standard"><text:s text:c="8"/>) DEFAULT CHARACTER SET utf8mb4 COLLATE `utf8mb4_unicode_ci` ENGINE = InnoDB');</text:p>
      <text:p text:style-name="Standard"/>
      <text:p text:style-name="Standard"><text:s text:c="8"/>// News table</text:p>
      <text:p text:style-name="Standard"><text:s text:c="8"/>$this-&gt;addSql('CREATE TABLE news (</text:p>
      <text:p text:style-name="Standard"><text:s text:c="12"/>id INT AUTO_INCREMENT NOT NULL,</text:p>
      <text:p text:style-name="Standard"><text:s text:c="12"/>title VARCHAR(255) NOT NULL,</text:p>
      <text:p text:style-name="Standard"><text:s text:c="12"/>content LONGTEXT NOT NULL,</text:p>
      <text:p text:style-name="Standard"><text:s text:c="12"/>excerpt LONGTEXT DEFAULT NULL,</text:p>
      <text:p text:style-name="Standard"><text:s text:c="12"/>date DATE NOT NULL,</text:p>
      <text:p text:style-name="Standard"><text:s text:c="12"/>image VARCHAR(255) DEFAULT NULL,</text:p>
      <text:p text:style-name="Standard"><text:s text:c="12"/>PRIMARY KEY(id)</text:p>
      <text:p text:style-name="Standard"><text:s text:c="8"/>) DEFAULT CHARACTER SET utf8mb4 COLLATE `utf8mb4_unicode_ci` ENGINE = InnoDB');</text:p>
      <text:p text:style-name="Standard"/>
      <text:p text:style-name="Standard"><text:s text:c="8"/>// Gallery Image table</text:p>
      <text:p text:style-name="Standard"><text:s text:c="8"/>$this-&gt;addSql('CREATE TABLE gallery_image (</text:p>
      <text:p text:style-name="Standard"><text:s text:c="12"/>id INT AUTO_INCREMENT NOT NULL,</text:p>
      <text:p text:style-name="Standard"><text:s text:c="12"/>title VARCHAR(255) NOT NULL,</text:p>
      <text:p text:style-name="Standard"><text:s text:c="12"/>image VARCHAR(255) NOT NULL,</text:p>
      <text:p text:style-name="Standard"><text:s text:c="12"/>category VARCHAR(100) DEFAULT NULL,</text:p>
      <text:p text:style-name="Standard"><text:s text:c="12"/>PRIMARY KEY(id)</text:p>
      <text:p text:style-name="Standard"><text:s text:c="8"/>) DEFAULT CHARACTER SET utf8mb4 COLLATE `utf8mb4_unicode_ci` ENGINE = InnoDB');</text:p>
      <text:p text:style-name="Standard"/>
      <text:p text:style-name="Standard"><text:s text:c="8"/>// Inquiry table</text:p>
      <text:p text:style-name="Standard"><text:s text:c="8"/>$this-&gt;addSql('CREATE TABLE inquiry (</text:p>
      <text:p text:style-name="Standard"><text:s text:c="12"/>id INT AUTO_INCREMENT NOT NULL,</text:p>
      <text:p text:style-name="Standard"><text:s text:c="12"/>name VARCHAR(255) NOT NULL,</text:p>
      <text:p text:style-name="Standard"><text:s text:c="12"/>email VARCHAR(255) NOT NULL,</text:p>
      <text:p text:style-name="Standard"><text:s text:c="12"/>phone VARCHAR(50) DEFAULT NULL,</text:p>
      <text:p text:style-name="Standard"><text:s text:c="12"/>message LONGTEXT NOT NULL,</text:p>
      <text:p text:style-name="Standard"><text:s text:c="12"/>type VARCHAR(50) NOT NULL,</text:p>
      <text:p text:style-name="Standard"><text:s text:c="12"/>created_at DATETIME NOT NULL,</text:p>
      <text:p text:style-name="Standard"><text:s text:c="12"/>PRIMARY KEY(id)</text:p>
      <text:p text:style-name="Standard"><text:soft-page-break/><text:s text:c="8"/>) DEFAULT CHARACTER SET utf8mb4 COLLATE `utf8mb4_unicode_ci` ENGINE = InnoDB');</text:p>
      <text:p text:style-name="Standard"><text:s text:c="4"/>}</text:p>
      <text:p text:style-name="Standard"/>
      <text:p text:style-name="Standard"><text:s text:c="4"/>public function down(Schema $schema): void</text:p>
      <text:p text:style-name="Standard"><text:s text:c="4"/>{</text:p>
      <text:p text:style-name="Standard"><text:s text:c="8"/>$this-&gt;addSql('DROP TABLE school');</text:p>
      <text:p text:style-name="Standard"><text:s text:c="8"/>$this-&gt;addSql('DROP TABLE course');</text:p>
      <text:p text:style-name="Standard"><text:s text:c="8"/>$this-&gt;addSql('DROP TABLE faculty');</text:p>
      <text:p text:style-name="Standard"><text:s text:c="8"/>$this-&gt;addSql('DROP TABLE news');</text:p>
      <text:p text:style-name="Standard"><text:s text:c="8"/>$this-&gt;addSql('DROP TABLE gallery_image');</text:p>
      <text:p text:style-name="Standard"><text:s text:c="8"/>$this-&gt;addSql('DROP TABLE inquiry');</text:p>
      <text:p text:style-name="Standard"><text:s text:c="4"/>}</text:p>
      <text:p text:style-name="Standard">}</text:p>
      <text:p text:style-name="Standard"/>
      <text:p text:style-name="Standard">// ============================================================================</text:p>
      <text:p text:style-name="Standard">// .env.example</text:p>
      <text:p text:style-name="Standard">// ============================================================================</text:p>
      <text:p text:style-name="Standard"># Database Configuration</text:p>
      <text:p text:style-name="Standard">DATABASE_URL="mysql://db_user:db_password@127.0.0.1:3306/global_talent_school?serverVersion=8.0&amp;charset=utf8mb4"</text:p>
      <text:p text:style-name="Standard"/>
      <text:p text:style-name="Standard"># Mailer Configuration (for contact/admission forms)</text:p>
      <text:p text:style-name="Standard">MAILER_DSN=smtp://localhost:1025</text:p>
      <text:p text:style-name="Standard"/>
      <text:p text:style-name="Standard"># App Environment</text:p>
      <text:p text:style-name="Standard">APP_ENV=dev</text:p>
      <text:p text:style-name="Standard">APP_SECRET=your_secret_key_here</text:p>
      <text:p text:style-name="Standard"/>
      <text:p text:style-name="Standard">// ============================================================================</text:p>
      <text:p text:style-name="Standard">// README.md - Installation Guide</text:p>
      <text:p text:style-name="Standard">// ============================================================================</text:p>
      <text:p text:style-name="Standard"># Global Talent School - Symfony 7.1 Website</text:p>
      <text:p text:style-name="Standard"/>
      <text:p text:style-name="Standard">Modern, vibrant website for Global Talent School in Bara Bandai, Swat, Pakistan.</text:p>
      <text:p text:style-name="Standard"/>
      <text:p text:style-name="Standard">## Features</text:p>
      <text:p text:style-name="Standard">- Responsive Bootstrap 5 design with green/white theme</text:p>
      <text:p text:style-name="Standard">- Hero slider with school highlights</text:p>
      <text:p text:style-name="Standard">- Complete course catalog (Playgroup to Grade 8)</text:p>
      <text:p text:style-name="Standard">- Faculty profiles</text:p>
      <text:p text:style-name="Standard"><text:soft-page-break/>- News &amp; events management</text:p>
      <text:p text:style-name="Standard">- Photo gallery with categories</text:p>
      <text:p text:style-name="Standard">- Admission inquiry system with email notifications</text:p>
      <text:p text:style-name="Standard">- Contact form with Google Maps integration</text:p>
      <text:p text:style-name="Standard">- Mobile-first, modern UI with animations</text:p>
      <text:p text:style-name="Standard"/>
      <text:p text:style-name="Standard">## Installation</text:p>
      <text:p text:style-name="Standard"/>
      <text:p text:style-name="Standard">### Prerequisites</text:p>
      <text:p text:style-name="Standard">- PHP 8.3+</text:p>
      <text:p text:style-name="Standard">- Composer</text:p>
      <text:p text:style-name="Standard">- MySQL 8.0+</text:p>
      <text:p text:style-name="Standard">- Symfony CLI (optional but recommended)</text:p>
      <text:p text:style-name="Standard"/>
      <text:p text:style-name="Standard">### Setup Steps</text:p>
      <text:p text:style-name="Standard"/>
      <text:p text:style-name="Standard">1. **Create Symfony Project**</text:p>
      <text:p text:style-name="Standard">```bash</text:p>
      <text:p text:style-name="Standard">composer create-project symfony/skeleton:"7.1.*" global-talent-school</text:p>
      <text:p text:style-name="Standard">cd global-talent-school</text:p>
      <text:p text:style-name="Standard">```</text:p>
      <text:p text:style-name="Standard"/>
      <text:p text:style-name="Standard">2. **Install Dependencies**</text:p>
      <text:p text:style-name="Standard">```bash</text:p>
      <text:p text:style-name="Standard">composer require webapp twig orm-pack form validator security-csrf</text:p>
      <text:p text:style-name="Standard">composer require symfony/mailer symfony/asset</text:p>
      <text:p text:style-name="Standard">composer require --dev symfony/maker-bundle symfony/debug-bundle</text:p>
      <text:p text:style-name="Standard">```</text:p>
      <text:p text:style-name="Standard"/>
      <text:p text:style-name="Standard">3. **Copy All Files**</text:p>
      <text:p text:style-name="Standard">Copy all entities, controllers, repositories, forms, templates, and commands from this artifact to your project.</text:p>
      <text:p text:style-name="Standard"/>
      <text:p text:style-name="Standard">4. **Configure Database**</text:p>
      <text:p text:style-name="Standard">Edit `.env` file:</text:p>
      <text:p text:style-name="Standard">```env</text:p>
      <text:p text:style-name="Standard">DATABASE_URL="mysql://root:password@127.0.0.1:3306/global_talent_school?serverVersion=8.0&amp;charset=utf8mb4"</text:p>
      <text:p text:style-name="Standard">```</text:p>
      <text:p text:style-name="Standard"/>
      <text:p text:style-name="Standard">5. **Configure Mailer** (optional, for contact/admission forms)</text:p>
      <text:p text:style-name="Standard">```env</text:p>
      <text:p text:style-name="Standard">MAILER_DSN=smtp://localhost:1025</text:p>
      <text:p text:style-name="Standard"># Or use a real SMTP service:</text:p>
      <text:p text:style-name="Standard"># MAILER_DSN=smtp://username:password@smtp.example.com:587</text:p>
      <text:p text:style-name="Standard">```</text:p>
      <text:p text:style-name="Standard"/>
      <text:p text:style-name="Standard">6. **Create Database &amp; Run Migrations**</text:p>
      <text:p text:style-name="Standard">```bash</text:p>
      <text:p text:style-name="Standard"><text:soft-page-break/>php bin/console doctrine:database:create</text:p>
      <text:p text:style-name="Standard">php bin/console make:migration</text:p>
      <text:p text:style-name="Standard">php bin/console doctrine:migrations:migrate</text:p>
      <text:p text:style-name="Standard">```</text:p>
      <text:p text:style-name="Standard"/>
      <text:p text:style-name="Standard">7. **Load Initial Data**</text:p>
      <text:p text:style-name="Standard">```bash</text:p>
      <text:p text:style-name="Standard">php bin/console app:setup-initial-data</text:p>
      <text:p text:style-name="Standard">```</text:p>
      <text:p text:style-name="Standard"/>
      <text:p text:style-name="Standard">8. **Start Development Server**</text:p>
      <text:p text:style-name="Standard">```bash</text:p>
      <text:p text:style-name="Standard">symfony server:start</text:p>
      <text:p text:style-name="Standard"># Or: php -S localhost:8000 -t public</text:p>
      <text:p text:style-name="Standard">```</text:p>
      <text:p text:style-name="Standard"/>
      <text:p text:style-name="Standard">9. **Visit Website**</text:p>
      <text:p text:style-name="Standard">Open http://localhost:8000 in your browser</text:p>
      <text:p text:style-name="Standard"/>
      <text:p text:style-name="Standard">## Project Structure</text:p>
      <text:p text:style-name="Standard"/>
      <text:p text:style-name="Standard">```</text:p>
      <text:p text:style-name="Standard">src/</text:p>
      <text:p text:style-name="Standard">├── Command/</text:p>
      <text:p text:style-name="Standard">│ <text:s text:c="2"/>└── SetupInitialDataCommand.php</text:p>
      <text:p text:style-name="Standard">├── Controller/</text:p>
      <text:p text:style-name="Standard">│ <text:s text:c="2"/>├── HomeController.php</text:p>
      <text:p text:style-name="Standard">│ <text:s text:c="2"/>├── AboutController.php</text:p>
      <text:p text:style-name="Standard">│ <text:s text:c="2"/>├── AcademicsController.php</text:p>
      <text:p text:style-name="Standard">│ <text:s text:c="2"/>├── FacultyController.php</text:p>
      <text:p text:style-name="Standard">│ <text:s text:c="2"/>├── AdmissionsController.php</text:p>
      <text:p text:style-name="Standard">│ <text:s text:c="2"/>├── FacilitiesController.php</text:p>
      <text:p text:style-name="Standard">│ <text:s text:c="2"/>├── GalleryController.php</text:p>
      <text:p text:style-name="Standard">│ <text:s text:c="2"/>├── NewsController.php</text:p>
      <text:p text:style-name="Standard">│ <text:s text:c="2"/>└── ContactController.php</text:p>
      <text:p text:style-name="Standard">├── Entity/</text:p>
      <text:p text:style-name="Standard">│ <text:s text:c="2"/>├── School.php</text:p>
      <text:p text:style-name="Standard">│ <text:s text:c="2"/>├── Course.php</text:p>
      <text:p text:style-name="Standard">│ <text:s text:c="2"/>├── Faculty.php</text:p>
      <text:p text:style-name="Standard">│ <text:s text:c="2"/>├── News.php</text:p>
      <text:p text:style-name="Standard">│ <text:s text:c="2"/>├── GalleryImage.php</text:p>
      <text:p text:style-name="Standard">│ <text:s text:c="2"/>└── Inquiry.php</text:p>
      <text:p text:style-name="Standard">├── Form/</text:p>
      <text:p text:style-name="Standard">│ <text:s text:c="2"/>└── InquiryType.php</text:p>
      <text:p text:style-name="Standard">└── Repository/</text:p>
      <text:p text:style-name="Standard"><text:s text:c="4"/>├── SchoolRepository.php</text:p>
      <text:p text:style-name="Standard"><text:s text:c="4"/>├── CourseRepository.php</text:p>
      <text:p text:style-name="Standard"><text:s text:c="4"/>├── FacultyRepository.php</text:p>
      <text:p text:style-name="Standard"><text:s text:c="4"/>├── NewsRepository.php</text:p>
      <text:p text:style-name="Standard"><text:soft-page-break/><text:s text:c="4"/>├── GalleryImageRepository.php</text:p>
      <text:p text:style-name="Standard"><text:s text:c="4"/>└── InquiryRepository.php</text:p>
      <text:p text:style-name="Standard"/>
      <text:p text:style-name="Standard">templates/</text:p>
      <text:p text:style-name="Standard">├── base.html.twig</text:p>
      <text:p text:style-name="Standard">├── home/</text:p>
      <text:p text:style-name="Standard">│ <text:s text:c="2"/>└── index.html.twig</text:p>
      <text:p text:style-name="Standard">├── about/</text:p>
      <text:p text:style-name="Standard">│ <text:s text:c="2"/>└── index.html.twig</text:p>
      <text:p text:style-name="Standard">├── academics/</text:p>
      <text:p text:style-name="Standard">│ <text:s text:c="2"/>└── index.html.twig</text:p>
      <text:p text:style-name="Standard">├── faculty/</text:p>
      <text:p text:style-name="Standard">│ <text:s text:c="2"/>└── index.html.twig</text:p>
      <text:p text:style-name="Standard">├── admissions/</text:p>
      <text:p text:style-name="Standard">│ <text:s text:c="2"/>└── index.html.twig</text:p>
      <text:p text:style-name="Standard">├── facilities/</text:p>
      <text:p text:style-name="Standard">│ <text:s text:c="2"/>└── index.html.twig</text:p>
      <text:p text:style-name="Standard">├── gallery/</text:p>
      <text:p text:style-name="Standard">│ <text:s text:c="2"/>└── index.html.twig</text:p>
      <text:p text:style-name="Standard">├── news/</text:p>
      <text:p text:style-name="Standard">│ <text:s text:c="2"/>├── list.html.twig</text:p>
      <text:p text:style-name="Standard">│ <text:s text:c="2"/>└── detail.html.twig</text:p>
      <text:p text:style-name="Standard">└── contact/</text:p>
      <text:p text:style-name="Standard"><text:s text:c="4"/>└── index.html.twig</text:p>
      <text:p text:style-name="Standard">```</text:p>
      <text:p text:style-name="Standard"/>
      <text:p text:style-name="Standard">## Customization</text:p>
      <text:p text:style-name="Standard"/>
      <text:p text:style-name="Standard">### Update School Information</text:p>
      <text:p text:style-name="Standard">Edit data in database or modify `SetupInitialDataCommand.php` before running setup.</text:p>
      <text:p text:style-name="Standard"/>
      <text:p text:style-name="Standard">### Add Faculty Members</text:p>
      <text:p text:style-name="Standard">```bash</text:p>
      <text:p text:style-name="Standard">php bin/console make:entity Faculty</text:p>
      <text:p text:style-name="Standard"># Or add directly via database/admin panel</text:p>
      <text:p text:style-name="Standard">```</text:p>
      <text:p text:style-name="Standard"/>
      <text:p text:style-name="Standard">### Add Gallery Images</text:p>
      <text:p text:style-name="Standard">Insert into `gallery_image` table with categories: 'events', 'classrooms', 'activities'</text:p>
      <text:p text:style-name="Standard"/>
      <text:p text:style-name="Standard">### Update Google Maps</text:p>
      <text:p text:style-name="Standard">Edit `templates/contact/index.html.twig` and replace the iframe src with actual coordinates for Bara Bandai, Swat.</text:p>
      <text:p text:style-name="Standard"/>
      <text:p text:style-name="Standard">### Email Configuration</text:p>
      <text:p text:style-name="Standard">Update contact email in School entity and configure MAILER_DSN in .env</text:p>
      <text:p text:style-name="Standard"/>
      <text:p text:style-name="Standard">### Update Colors/Theme</text:p>
      <text:p text:style-name="Standard">Edit CSS variables in `templates/base.html.twig`:</text:p>
      <text:p text:style-name="Standard"><text:soft-page-break/>```css</text:p>
      <text:p text:style-name="Standard">:root {</text:p>
      <text:p text:style-name="Standard"><text:s text:c="4"/>--primary-green: #198754;</text:p>
      <text:p text:style-name="Standard"><text:s text:c="4"/>--dark-green: #146c43;</text:p>
      <text:p text:style-name="Standard"><text:s text:c="4"/>--light-green: #d1e7dd;</text:p>
      <text:p text:style-name="Standard">}</text:p>
      <text:p text:style-name="Standard">```</text:p>
      <text:p text:style-name="Standard"/>
      <text:p text:style-name="Standard">## Technologies Used</text:p>
      <text:p text:style-name="Standard">- Symfony 7.1</text:p>
      <text:p text:style-name="Standard">- PHP 8.3</text:p>
      <text:p text:style-name="Standard">- Doctrine ORM</text:p>
      <text:p text:style-name="Standard">- Twig Templates</text:p>
      <text:p text:style-name="Standard">- Bootstrap 5.3</text:p>
      <text:p text:style-name="Standard">- Google Fonts (Poppins, Roboto)</text:p>
      <text:p text:style-name="Standard">- Font Awesome 6.4</text:p>
      <text:p text:style-name="Standard">- Lightbox2 (for gallery)</text:p>
      <text:p text:style-name="Standard"/>
      <text:p text:style-name="Standard">## License</text:p>
      <text:p text:style-name="Standard">Proprietary - Global Talent School</text:p>
      <text:p text:style-name="Standard"/>
      <text:p text:style-name="Standard">## Support</text:p>
      <text:p text:style-name="Standard">For support, email info@globaltalentschool.edu.pk or visit our campus in Bara Bandai, Swat.</text:p>
      <text:p text:style-name="Standard"/>
      <text:p text:style-name="Standard">---</text:p>
      <text:p text:style-name="Standard"/>
      <text:p text:style-name="Standard">Built with ❤️ for Global Talent School, Swat, Pakistan-3"&gt;</text:p>
      <text:p text:style-name="Standard"><text:s text:c="32"/>{{ form_row(form.name) }}</text:p>
      <text:p text:style-name="Standard"><text:s text:c="28"/>&lt;/div&gt;</text:p>
      <text:p text:style-name="Standard"><text:s text:c="28"/>&lt;div class="mb-3"&gt;</text:p>
      <text:p text:style-name="Standard"><text:s text:c="32"/>{{ form_row(form.email) }}</text:p>
      <text:p text:style-name="Standard"><text:s text:c="28"/>&lt;/div&gt;</text:p>
      <text:p text:style-name="Standard"><text:s text:c="28"/>&lt;div class="mb-3"&gt;</text:p>
      <text:p text:style-name="Standard"><text:s text:c="32"/>{{ form_row(form.phone) }}</text:p>
      <text:p text:style-name="Standard"><text:s text:c="28"/>&lt;/div&gt;</text:p>
      <text:p text:style-name="Standard"><text:s text:c="28"/>&lt;div class="mb-3"&gt;</text:p>
      <text:p text:style-name="Standard"><text:s text:c="32"/>{{ form_row(form.type) }}</text:p>
      <text:p text:style-name="Standard"><text:s text:c="28"/>&lt;/div&gt;</text:p>
      <text:p text:style-name="Standard"><text:s text:c="28"/>&lt;div class="mb-3"&gt;</text:p>
      <text:p text:style-name="Standard"><text:s text:c="32"/>{{ form_row(form.message) }}</text:p>
      <text:p text:style-name="Standard"><text:s text:c="28"/>&lt;/div&gt;</text:p>
      <text:p text:style-name="Standard"><text:s text:c="28"/>&lt;div class="d-grid"&gt;</text:p>
      <text:p text:style-name="Standard"><text:s text:c="32"/>&lt;button type="submit" class="btn btn-primary btn-lg"&gt;</text:p>
      <text:p text:style-name="Standard"><text:s text:c="36"/>&lt;i class="fas fa-paper-plane"&gt;&lt;/i&gt; Submit Inquiry</text:p>
      <text:p text:style-name="Standard"><text:s text:c="32"/>&lt;/button&gt;</text:p>
      <text:p text:style-name="Standard"><text:s text:c="28"/>&lt;/div&gt;</text:p>
      <text:p text:style-name="Standard"><text:s text:c="24"/>{{ form_end(form) }}</text:p>
      <text:p text:style-name="Standard"><text:s text:c="20"/>&lt;/div&gt;</text:p>
      <text:p text:style-name="Standard"><text:s text:c="16"/>&lt;/div&gt;</text:p>
      <text:p text:style-name="Standard"><text:soft-page-break/></text:p>
      <text:p text:style-name="Standard"><text:s text:c="16"/>{% if school %}</text:p>
      <text:p text:style-name="Standard"><text:s text:c="16"/>&lt;div class="card border-0 shadow mt-4" style="background: #f8f9fa;"&gt;</text:p>
      <text:p text:style-name="Standard"><text:s text:c="20"/>&lt;div class="card-body"&gt;</text:p>
      <text:p text:style-name="Standard"><text:s text:c="24"/>&lt;h5 style="color: #198754;"&gt;&lt;i class="fas fa-phone-alt"&gt;&lt;/i&gt; Contact for Admissions&lt;/h5&gt;</text:p>
      <text:p text:style-name="Standard"><text:s text:c="24"/>&lt;p class="mb-2"&gt;&lt;strong&gt;Phone:&lt;/strong&gt; {{ school.phone ?? 'Coming soon' }}&lt;/p&gt;</text:p>
      <text:p text:style-name="Standard"><text:s text:c="24"/>&lt;p class="mb-2"&gt;&lt;strong&gt;Email:&lt;/strong&gt; {{ school.email ?? 'Coming soon' }}&lt;/p&gt;</text:p>
      <text:p text:style-name="Standard"><text:s text:c="24"/>&lt;p class="mb-0"&gt;&lt;strong&gt;WhatsApp:&lt;/strong&gt; {{ school.whatsapp ?? 'Coming soon' }}&lt;/p&gt;</text:p>
      <text:p text:style-name="Standard"><text:s text:c="20"/>&lt;/div&gt;</text:p>
      <text:p text:style-name="Standard"><text:s text:c="16"/>&lt;/div&gt;</text:p>
      <text:p text:style-name="Standard"><text:s text:c="16"/>{% endif %}</text:p>
      <text:p text:style-name="Standard"><text:s text:c="12"/>&lt;/div&gt;</text:p>
      <text:p text:style-name="Standard"><text:s text:c="8"/>&lt;/div&gt;</text:p>
      <text:p text:style-name="Standard"><text:s text:c="4"/>&lt;/div&gt;</text:p>
      <text:p text:style-name="Standard">&lt;/section&gt;</text:p>
      <text:p text:style-name="Standard">{% endblock %}</text:p>
      <text:p text:style-name="Standard"/>
      <text:p text:style-name="Standard">// ============================================================================</text:p>
      <text:p text:style-name="Standard">// templates/facilities/index.html.twig</text:p>
      <text:p text:style-name="Standard">// ============================================================================</text:p>
      <text:p text:style-name="Standard">{% extends 'base.html.twig' %}</text:p>
      <text:p text:style-name="Standard"/>
      <text:p text:style-name="Standard">{% block title %}Facilities - Global Talent School{% endblock %}</text:p>
      <text:p text:style-name="Standard"/>
      <text:p text:style-name="Standard">{% block body %}</text:p>
      <text:p text:style-name="Standard">&lt;div style="background: linear-gradient(135deg, #dc3545 0%, #b02a37 100%); padding: 80px 0; color: white;"&gt;</text:p>
      <text:p text:style-name="Standard"><text:s text:c="4"/>&lt;div class="container text-center"&gt;</text:p>
      <text:p text:style-name="Standard"><text:s text:c="8"/>&lt;h1 class="display-4 fw-bold"&gt;Our Facilities&lt;/h1&gt;</text:p>
      <text:p text:style-name="Standard"><text:s text:c="8"/>&lt;p class="lead"&gt;State-of-the-art resources for comprehensive learning&lt;/p&gt;</text:p>
      <text:p text:style-name="Standard"><text:s text:c="4"/>&lt;/div&gt;</text:p>
      <text:p text:style-name="Standard">&lt;/div&gt;</text:p>
      <text:p text:style-name="Standard"/>
      <text:p text:style-name="Standard">&lt;section class="py-5"&gt;</text:p>
      <text:p text:style-name="Standard"><text:s text:c="4"/>&lt;div class="container"&gt;</text:p>
      <text:p text:style-name="Standard"><text:s text:c="8"/>&lt;div class="text-center mb-5"&gt;</text:p>
      <text:p text:style-name="Standard"><text:s text:c="12"/>&lt;h2 class="section-title"&gt;World-Class Infrastructure&lt;/h2&gt;</text:p>
      <text:p text:style-name="Standard"><text:s text:c="12"/>&lt;p class="lead mt-4"&gt;Creating an environment where students thrive&lt;/p&gt;</text:p>
      <text:p text:style-name="Standard"><text:s text:c="8"/>&lt;/div&gt;</text:p>
      <text:p text:style-name="Standard"/>
      <text:p text:style-name="Standard"><text:s text:c="8"/>&lt;div class="row g-4"&gt;</text:p>
      <text:p text:style-name="Standard"><text:s text:c="12"/>&lt;div class="col-lg-4 col-md-6"&gt;</text:p>
      <text:p text:style-name="Standard"><text:s text:c="16"/>&lt;div class="card h-100"&gt;</text:p>
      <text:p text:style-name="Standard"><text:soft-page-break/><text:s text:c="20"/>&lt;div style="height: 250px; background: linear-gradient(135deg, #198754 0%, #146c43 100%); display: flex; align-items: center; justify-content: center;"&gt;</text:p>
      <text:p text:style-name="Standard"><text:s text:c="24"/>&lt;i class="fas fa-laptop-code fa-6x text-white"&gt;&lt;/i&gt;</text:p>
      <text:p text:style-name="Standard"><text:s text:c="20"/>&lt;/div&gt;</text:p>
      <text:p text:style-name="Standard"><text:s text:c="20"/>&lt;div class="card-body"&gt;</text:p>
      <text:p text:style-name="Standard"><text:s text:c="24"/>&lt;h4 class="card-title" style="color: #198754;"&gt;Computer Labs&lt;/h4&gt;</text:p>
      <text:p text:style-name="Standard"><text:s text:c="24"/>&lt;p class="card-text"&gt;Modern computer labs equipped with the latest technology to teach coding, digital literacy, and computer fundamentals to all students.&lt;/p&gt;</text:p>
      <text:p text:style-name="Standard"><text:s text:c="20"/>&lt;/div&gt;</text:p>
      <text:p text:style-name="Standard"><text:s text:c="16"/>&lt;/div&gt;</text:p>
      <text:p text:style-name="Standard"><text:s text:c="12"/>&lt;/div&gt;</text:p>
      <text:p text:style-name="Standard"/>
      <text:p text:style-name="Standard"><text:s text:c="12"/>&lt;div class="col-lg-4 col-md-6"&gt;</text:p>
      <text:p text:style-name="Standard"><text:s text:c="16"/>&lt;div class="card h-100"&gt;</text:p>
      <text:p text:style-name="Standard"><text:s text:c="20"/>&lt;div style="height: 250px; background: linear-gradient(135deg, #0d6efd 0%, #0a58ca 100%); display: flex; align-items: center; justify-content: center;"&gt;</text:p>
      <text:p text:style-name="Standard"><text:s text:c="24"/>&lt;i class="fas fa-flask fa-6x text-white"&gt;&lt;/i&gt;</text:p>
      <text:p text:style-name="Standard"><text:s text:c="20"/>&lt;/div&gt;</text:p>
      <text:p text:style-name="Standard"><text:s text:c="20"/>&lt;div class="card-body"&gt;</text:p>
      <text:p text:style-name="Standard"><text:s text:c="24"/>&lt;h4 class="card-title" style="color: #0d6efd;"&gt;Science Laboratory&lt;/h4&gt;</text:p>
      <text:p text:style-name="Standard"><text:s text:c="24"/>&lt;p class="card-text"&gt;Well-equipped science lab for hands-on experiments and practical learning in physics, chemistry, and biology.&lt;/p&gt;</text:p>
      <text:p text:style-name="Standard"><text:s text:c="20"/>&lt;/div&gt;</text:p>
      <text:p text:style-name="Standard"><text:s text:c="16"/>&lt;/div&gt;</text:p>
      <text:p text:style-name="Standard"><text:s text:c="12"/>&lt;/div&gt;</text:p>
      <text:p text:style-name="Standard"/>
      <text:p text:style-name="Standard"><text:s text:c="12"/>&lt;div class="col-lg-4 col-md-6"&gt;</text:p>
      <text:p text:style-name="Standard"><text:s text:c="16"/>&lt;div class="card h-100"&gt;</text:p>
      <text:p text:style-name="Standard"><text:s text:c="20"/>&lt;div style="height: 250px; background: linear-gradient(135deg, #6f42c1 0%, #5a32a3 100%); display: flex; align-items: center; justify-content: center;"&gt;</text:p>
      <text:p text:style-name="Standard"><text:s text:c="24"/>&lt;i class="fas fa-book-open fa-6x text-white"&gt;&lt;/i&gt;</text:p>
      <text:p text:style-name="Standard"><text:s text:c="20"/>&lt;/div&gt;</text:p>
      <text:p text:style-name="Standard"><text:s text:c="20"/>&lt;div class="card-body"&gt;</text:p>
      <text:p text:style-name="Standard"><text:s text:c="24"/>&lt;h4 class="card-title" style="color: #6f42c1;"&gt;Library&lt;/h4&gt;</text:p>
      <text:p text:style-name="Standard"><text:s text:c="24"/>&lt;p class="card-text"&gt;Extensive library with a diverse collection of books, reference materials, and digital resources for all grade levels.&lt;/p&gt;</text:p>
      <text:p text:style-name="Standard"><text:s text:c="20"/>&lt;/div&gt;</text:p>
      <text:p text:style-name="Standard"><text:s text:c="16"/>&lt;/div&gt;</text:p>
      <text:p text:style-name="Standard"><text:s text:c="12"/>&lt;/div&gt;</text:p>
      <text:p text:style-name="Standard"/>
      <text:p text:style-name="Standard"><text:s text:c="12"/>&lt;div class="col-lg-4 col-md-6"&gt;</text:p>
      <text:p text:style-name="Standard"><text:s text:c="16"/>&lt;div class="card h-100"&gt;</text:p>
      <text:p text:style-name="Standard"><text:s text:c="20"/>&lt;div style="height: 250px; background: linear-gradient(135deg, #20c997 0%, #198754 100%); display: flex; align-items: center; justify-content: center;"&gt;</text:p>
      <text:p text:style-name="Standard"><text:s text:c="24"/>&lt;i class="fas fa-football-ball fa-6x text-white"&gt;&lt;/i&gt;</text:p>
      <text:p text:style-name="Standard"><text:s text:c="20"/>&lt;/div&gt;</text:p>
      <text:p text:style-name="Standard"><text:s text:c="20"/>&lt;div class="card-body"&gt;</text:p>
      <text:p text:style-name="Standard"><text:s text:c="24"/>&lt;h4 class="card-title" style="color: #20c997;"&gt;Sports Facilities&lt;/h4&gt;</text:p>
      <text:p text:style-name="Standard"><text:soft-page-break/><text:s text:c="24"/>&lt;p class="card-text"&gt;Playgrounds and sports equipment promoting physical fitness, teamwork, and healthy competition among students.&lt;/p&gt;</text:p>
      <text:p text:style-name="Standard"><text:s text:c="20"/>&lt;/div&gt;</text:p>
      <text:p text:style-name="Standard"><text:s text:c="16"/>&lt;/div&gt;</text:p>
      <text:p text:style-name="Standard"><text:s text:c="12"/>&lt;/div&gt;</text:p>
      <text:p text:style-name="Standard"/>
      <text:p text:style-name="Standard"><text:s text:c="12"/>&lt;div class="col-lg-4 col-md-6"&gt;</text:p>
      <text:p text:style-name="Standard"><text:s text:c="16"/>&lt;div class="card h-100"&gt;</text:p>
      <text:p text:style-name="Standard"><text:s text:c="20"/>&lt;div style="height: 250px; background: linear-gradient(135deg, #fd7e14 0%, #ca6510 100%); display: flex; align-items: center; justify-content: center;"&gt;</text:p>
      <text:p text:style-name="Standard"><text:s text:c="24"/>&lt;i class="fas fa-palette fa-6x text-white"&gt;&lt;/i&gt;</text:p>
      <text:p text:style-name="Standard"><text:s text:c="20"/>&lt;/div&gt;</text:p>
      <text:p text:style-name="Standard"><text:s text:c="20"/>&lt;div class="card-body"&gt;</text:p>
      <text:p text:style-name="Standard"><text:s text:c="24"/>&lt;h4 class="card-title" style="color: #fd7e14;"&gt;Activity Rooms&lt;/h4&gt;</text:p>
      <text:p text:style-name="Standard"><text:s text:c="24"/>&lt;p class="card-text"&gt;Dedicated spaces for art, music, drama, and other creative activities that nurture students' talents and interests.&lt;/p&gt;</text:p>
      <text:p text:style-name="Standard"><text:s text:c="20"/>&lt;/div&gt;</text:p>
      <text:p text:style-name="Standard"><text:s text:c="16"/>&lt;/div&gt;</text:p>
      <text:p text:style-name="Standard"><text:s text:c="12"/>&lt;/div&gt;</text:p>
      <text:p text:style-name="Standard"/>
      <text:p text:style-name="Standard"><text:s text:c="12"/>&lt;div class="col-lg-4 col-md-6"&gt;</text:p>
      <text:p text:style-name="Standard"><text:s text:c="16"/>&lt;div class="card h-100"&gt;</text:p>
      <text:p text:style-name="Standard"><text:s text:c="20"/>&lt;div style="height: 250px; background: linear-gradient(135deg, #dc3545 0%, #b02a37 100%); display: flex; align-items: center; justify-content: center;"&gt;</text:p>
      <text:p text:style-name="Standard"><text:s text:c="24"/>&lt;i class="fas fa-chalkboard-teacher fa-6x text-white"&gt;&lt;/i&gt;</text:p>
      <text:p text:style-name="Standard"><text:s text:c="20"/>&lt;/div&gt;</text:p>
      <text:p text:style-name="Standard"><text:s text:c="20"/>&lt;div class="card-body"&gt;</text:p>
      <text:p text:style-name="Standard"><text:s text:c="24"/>&lt;h4 class="card-title" style="color: #dc3545;"&gt;Smart Classrooms&lt;/h4&gt;</text:p>
      <text:p text:style-name="Standard"><text:s text:c="24"/>&lt;p class="card-text"&gt;Modern, well-lit classrooms with interactive learning tools creating an engaging educational environment.&lt;/p&gt;</text:p>
      <text:p text:style-name="Standard"><text:s text:c="20"/>&lt;/div&gt;</text:p>
      <text:p text:style-name="Standard"><text:s text:c="16"/>&lt;/div&gt;</text:p>
      <text:p text:style-name="Standard"><text:s text:c="12"/>&lt;/div&gt;</text:p>
      <text:p text:style-name="Standard"><text:s text:c="8"/>&lt;/div&gt;</text:p>
      <text:p text:style-name="Standard"><text:s text:c="4"/>&lt;/div&gt;</text:p>
      <text:p text:style-name="Standard">&lt;/section&gt;</text:p>
      <text:p text:style-name="Standard"/>
      <text:p text:style-name="Standard">&lt;section class="py-5" style="background: #f8f9fa;"&gt;</text:p>
      <text:p text:style-name="Standard"><text:s text:c="4"/>&lt;div class="container text-center"&gt;</text:p>
      <text:p text:style-name="Standard"><text:s text:c="8"/>&lt;h2 class="section-title mb-4"&gt;Visit Our Campus&lt;/h2&gt;</text:p>
      <text:p text:style-name="Standard"><text:s text:c="8"/>&lt;p class="lead mb-4"&gt;Experience our facilities firsthand! Schedule a campus tour today.&lt;/p&gt;</text:p>
      <text:p text:style-name="Standard"><text:s text:c="8"/>&lt;a href="{{ path('contact') }}" class="btn btn-primary btn-lg"&gt;Schedule a Visit&lt;/a&gt;</text:p>
      <text:p text:style-name="Standard"><text:s text:c="4"/>&lt;/div&gt;</text:p>
      <text:p text:style-name="Standard">&lt;/section&gt;</text:p>
      <text:p text:style-name="Standard">{% endblock %}</text:p>
      <text:p text:style-name="Standard"/>
      <text:p text:style-name="Standard">// ============================================================================</text:p>
      <text:p text:style-name="Standard"><text:soft-page-break/>// templates/gallery/index.html.twig</text:p>
      <text:p text:style-name="Standard">// ============================================================================</text:p>
      <text:p text:style-name="Standard">{% extends 'base.html.twig' %}</text:p>
      <text:p text:style-name="Standard"/>
      <text:p text:style-name="Standard">{% block title %}Gallery - Global Talent School{% endblock %}</text:p>
      <text:p text:style-name="Standard"/>
      <text:p text:style-name="Standard">{% block stylesheets %}</text:p>
      <text:p text:style-name="Standard">{{ parent() }}</text:p>
      <text:p text:style-name="Standard">&lt;link rel="stylesheet" href="https://cdnjs.cloudflare.com/ajax/libs/lightbox2/2.11.3/css/lightbox.min.css"&gt;</text:p>
      <text:p text:style-name="Standard">{% endblock %}</text:p>
      <text:p text:style-name="Standard"/>
      <text:p text:style-name="Standard">{% block body %}</text:p>
      <text:p text:style-name="Standard">&lt;div style="background: linear-gradient(135deg, #ffc107 0%, #ca9502 100%); padding: 80px 0; color: white;"&gt;</text:p>
      <text:p text:style-name="Standard"><text:s text:c="4"/>&lt;div class="container text-center"&gt;</text:p>
      <text:p text:style-name="Standard"><text:s text:c="8"/>&lt;h1 class="display-4 fw-bold"&gt;Photo Gallery&lt;/h1&gt;</text:p>
      <text:p text:style-name="Standard"><text:s text:c="8"/>&lt;p class="lead"&gt;Capturing memorable moments at Global Talent School&lt;/p&gt;</text:p>
      <text:p text:style-name="Standard"><text:s text:c="4"/>&lt;/div&gt;</text:p>
      <text:p text:style-name="Standard">&lt;/div&gt;</text:p>
      <text:p text:style-name="Standard"/>
      <text:p text:style-name="Standard">&lt;section class="py-5"&gt;</text:p>
      <text:p text:style-name="Standard"><text:s text:c="4"/>&lt;div class="container"&gt;</text:p>
      <text:p text:style-name="Standard"><text:s text:c="8"/>&lt;div class="mb-4 text-center"&gt;</text:p>
      <text:p text:style-name="Standard"><text:s text:c="12"/>&lt;a href="{{ path('gallery') }}" class="btn btn-outline-primary me-2"&gt;All&lt;/a&gt;</text:p>
      <text:p text:style-name="Standard"><text:s text:c="12"/>&lt;a href="{{ path('gallery', {category: 'events'}) }}" class="btn btn-outline-primary me-2"&gt;Events&lt;/a&gt;</text:p>
      <text:p text:style-name="Standard"><text:s text:c="12"/>&lt;a href="{{ path('gallery', {category: 'classrooms'}) }}" class="btn btn-outline-primary me-2"&gt;Classrooms&lt;/a&gt;</text:p>
      <text:p text:style-name="Standard"><text:s text:c="12"/>&lt;a href="{{ path('gallery', {category: 'activities'}) }}" class="btn btn-outline-primary"&gt;Activities&lt;/a&gt;</text:p>
      <text:p text:style-name="Standard"><text:s text:c="8"/>&lt;/div&gt;</text:p>
      <text:p text:style-name="Standard"/>
      <text:p text:style-name="Standard"><text:s text:c="8"/>{% if images|length &gt; 0 %}</text:p>
      <text:p text:style-name="Standard"><text:s text:c="8"/>&lt;div class="row g-3"&gt;</text:p>
      <text:p text:style-name="Standard"><text:s text:c="12"/>{% for image in images %}</text:p>
      <text:p text:style-name="Standard"><text:s text:c="12"/>&lt;div class="col-lg-4 col-md-6"&gt;</text:p>
      <text:p text:style-name="Standard"><text:s text:c="16"/>&lt;a href="{{ image.image }}" data-lightbox="gallery" data-title="{{ image.title }}"&gt;</text:p>
      <text:p text:style-name="Standard"><text:s text:c="20"/>&lt;div style="height: 300px; overflow: hidden; border-radius: 10px; box-shadow: 0 4px 15px rgba(0,0,0,0.1); cursor: pointer; transition: transform 0.3s ease;"&gt;</text:p>
      <text:p text:style-name="Standard"><text:s text:c="24"/>&lt;img src="{{ image.image }}" alt="{{ image.title }}" style="width: 100%; height: 100%; object-fit: cover;"&gt;</text:p>
      <text:p text:style-name="Standard"><text:s text:c="20"/>&lt;/div&gt;</text:p>
      <text:p text:style-name="Standard"><text:s text:c="16"/>&lt;/a&gt;</text:p>
      <text:p text:style-name="Standard"><text:s text:c="16"/>&lt;p class="text-center mt-2 mb-0"&gt;{{ image.title }}&lt;/p&gt;</text:p>
      <text:p text:style-name="Standard"><text:s text:c="12"/>&lt;/div&gt;</text:p>
      <text:p text:style-name="Standard"><text:s text:c="12"/>{% endfor %}</text:p>
      <text:p text:style-name="Standard"><text:soft-page-break/><text:s text:c="8"/>&lt;/div&gt;</text:p>
      <text:p text:style-name="Standard"><text:s text:c="8"/>{% else %}</text:p>
      <text:p text:style-name="Standard"><text:s text:c="8"/>&lt;div class="alert alert-info text-center" role="alert"&gt;</text:p>
      <text:p text:style-name="Standard"><text:s text:c="12"/>&lt;i class="fas fa-images fa-3x mb-3"&gt;&lt;/i&gt;</text:p>
      <text:p text:style-name="Standard"><text:s text:c="12"/>&lt;h4&gt;Gallery Coming Soon!&lt;/h4&gt;</text:p>
      <text:p text:style-name="Standard"><text:s text:c="12"/>&lt;p class="mb-0"&gt;We're currently preparing our photo gallery. Please check back soon to see our campus and activities.&lt;/p&gt;</text:p>
      <text:p text:style-name="Standard"><text:s text:c="8"/>&lt;/div&gt;</text:p>
      <text:p text:style-name="Standard"><text:s text:c="8"/>{% endif %}</text:p>
      <text:p text:style-name="Standard"><text:s text:c="4"/>&lt;/div&gt;</text:p>
      <text:p text:style-name="Standard">&lt;/section&gt;</text:p>
      <text:p text:style-name="Standard">{% endblock %}</text:p>
      <text:p text:style-name="Standard"/>
      <text:p text:style-name="Standard">{% block javascripts %}</text:p>
      <text:p text:style-name="Standard">{{ parent() }}</text:p>
      <text:p text:style-name="Standard">&lt;script src="https://cdnjs.cloudflare.com/ajax/libs/lightbox2/2.11.3/js/lightbox.min.js"&gt;&lt;/script&gt;</text:p>
      <text:p text:style-name="Standard">{% endblock %}</text:p>
      <text:p text:style-name="Standard"/>
      <text:p text:style-name="Standard">// ============================================================================</text:p>
      <text:p text:style-name="Standard">// templates/news/list.html.twig</text:p>
      <text:p text:style-name="Standard">// ============================================================================</text:p>
      <text:p text:style-name="Standard">{% extends 'base.html.twig' %}</text:p>
      <text:p text:style-name="Standard"/>
      <text:p text:style-name="Standard">{% block title %}News &amp; Events - Global Talent School{% endblock %}</text:p>
      <text:p text:style-name="Standard"/>
      <text:p text:style-name="Standard">{% block body %}</text:p>
      <text:p text:style-name="Standard">&lt;div style="background: linear-gradient(135deg, #20c997 0%, #198754 100%); padding: 80px 0; color: white;"&gt;</text:p>
      <text:p text:style-name="Standard"><text:s text:c="4"/>&lt;div class="container text-center"&gt;</text:p>
      <text:p text:style-name="Standard"><text:s text:c="8"/>&lt;h1 class="display-4 fw-bold"&gt;News &amp; Events&lt;/h1&gt;</text:p>
      <text:p text:style-name="Standard"><text:s text:c="8"/>&lt;p class="lead"&gt;Stay updated with the latest happenings at GTS&lt;/p&gt;</text:p>
      <text:p text:style-name="Standard"><text:s text:c="4"/>&lt;/div&gt;</text:p>
      <text:p text:style-name="Standard">&lt;/div&gt;</text:p>
      <text:p text:style-name="Standard"/>
      <text:p text:style-name="Standard">&lt;section class="py-5"&gt;</text:p>
      <text:p text:style-name="Standard"><text:s text:c="4"/>&lt;div class="container"&gt;</text:p>
      <text:p text:style-name="Standard"><text:s text:c="8"/>{% if news|length &gt; 0 %}</text:p>
      <text:p text:style-name="Standard"><text:s text:c="8"/>&lt;div class="row g-4"&gt;</text:p>
      <text:p text:style-name="Standard"><text:s text:c="12"/>{% for item in news %}</text:p>
      <text:p text:style-name="Standard"><text:s text:c="12"/>&lt;div class="col-md-6 col-lg-4"&gt;</text:p>
      <text:p text:style-name="Standard"><text:s text:c="16"/>&lt;div class="card h-100"&gt;</text:p>
      <text:p text:style-name="Standard"><text:s text:c="20"/>{% if item.image %}</text:p>
      <text:p text:style-name="Standard"><text:s text:c="20"/>&lt;img src="{{ item.image }}" class="card-img-top" alt="{{ item.title }}" style="height: 250px; object-fit: cover;"&gt;</text:p>
      <text:p text:style-name="Standard"><text:s text:c="20"/>{% else %}</text:p>
      <text:p text:style-name="Standard"><text:soft-page-break/><text:s text:c="20"/>&lt;div style="height: 250px; background: linear-gradient(135deg, #20c997 0%, #198754 100%); display: flex; align-items: center; justify-content: center;"&gt;</text:p>
      <text:p text:style-name="Standard"><text:s text:c="24"/>&lt;i class="fas fa-newspaper fa-6x text-white"&gt;&lt;/i&gt;</text:p>
      <text:p text:style-name="Standard"><text:s text:c="20"/>&lt;/div&gt;</text:p>
      <text:p text:style-name="Standard"><text:s text:c="20"/>{% endif %}</text:p>
      <text:p text:style-name="Standard"><text:s text:c="20"/>&lt;div class="card-body d-flex flex-column"&gt;</text:p>
      <text:p text:style-name="Standard"><text:s text:c="24"/>&lt;small class="text-muted mb-2"&gt;</text:p>
      <text:p text:style-name="Standard"><text:s text:c="28"/>&lt;i class="far fa-calendar"&gt;&lt;/i&gt; {{ item.date|date('F d, Y') }}</text:p>
      <text:p text:style-name="Standard"><text:s text:c="24"/>&lt;/small&gt;</text:p>
      <text:p text:style-name="Standard"><text:s text:c="24"/>&lt;h5 class="card-title"&gt;{{ item.title }}&lt;/h5&gt;</text:p>
      <text:p text:style-name="Standard"><text:s text:c="24"/>&lt;p class="card-text flex-grow-1"&gt;{{ item.excerpt }}&lt;/p&gt;</text:p>
      <text:p text:style-name="Standard"><text:s text:c="24"/>&lt;a href="{{ path('news_detail', {id: item.id}) }}" class="btn btn-outline-primary btn-sm"&gt;</text:p>
      <text:p text:style-name="Standard"><text:s text:c="28"/>Read More &lt;i class="fas fa-arrow-right"&gt;&lt;/i&gt;</text:p>
      <text:p text:style-name="Standard"><text:s text:c="24"/>&lt;/a&gt;</text:p>
      <text:p text:style-name="Standard"><text:s text:c="20"/>&lt;/div&gt;</text:p>
      <text:p text:style-name="Standard"><text:s text:c="16"/>&lt;/div&gt;</text:p>
      <text:p text:style-name="Standard"><text:s text:c="12"/>&lt;/div&gt;</text:p>
      <text:p text:style-name="Standard"><text:s text:c="12"/>{% endfor %}</text:p>
      <text:p text:style-name="Standard"><text:s text:c="8"/>&lt;/div&gt;</text:p>
      <text:p text:style-name="Standard"><text:s text:c="8"/>{% else %}</text:p>
      <text:p text:style-name="Standard"><text:s text:c="8"/>&lt;div class="alert alert-info text-center" role="alert"&gt;</text:p>
      <text:p text:style-name="Standard"><text:s text:c="12"/>&lt;i class="fas fa-newspaper fa-3x mb-3"&gt;&lt;/i&gt;</text:p>
      <text:p text:style-name="Standard"><text:s text:c="12"/>&lt;h4&gt;No News Yet&lt;/h4&gt;</text:p>
      <text:p text:style-name="Standard"><text:s text:c="12"/>&lt;p class="mb-0"&gt;Check back soon for the latest news and updates from Global Talent School!&lt;/p&gt;</text:p>
      <text:p text:style-name="Standard"><text:s text:c="8"/>&lt;/div&gt;</text:p>
      <text:p text:style-name="Standard"><text:s text:c="8"/>{% endif %}</text:p>
      <text:p text:style-name="Standard"><text:s text:c="4"/>&lt;/div&gt;</text:p>
      <text:p text:style-name="Standard">&lt;/section&gt;</text:p>
      <text:p text:style-name="Standard">{% endblock %}</text:p>
      <text:p text:style-name="Standard"/>
      <text:p text:style-name="Standard">// ============================================================================</text:p>
      <text:p text:style-name="Standard">// templates/news/detail.html.twig</text:p>
      <text:p text:style-name="Standard">// ============================================================================</text:p>
      <text:p text:style-name="Standard">{% extends 'base.html.twig' %}</text:p>
      <text:p text:style-name="Standard"/>
      <text:p text:style-name="Standard">{% block title %}{{ newsItem.title }} - Global Talent School{% endblock %}</text:p>
      <text:p text:style-name="Standard"/>
      <text:p text:style-name="Standard">{% block body %}</text:p>
      <text:p text:style-name="Standard">&lt;div style="background: linear-gradient(135deg, #20c997 0%, #198754 100%); padding: 80px 0; color: white;"&gt;</text:p>
      <text:p text:style-name="Standard"><text:s text:c="4"/>&lt;div class="container"&gt;</text:p>
      <text:p text:style-name="Standard"><text:s text:c="8"/>&lt;a href="{{ path('news_list') }}" class="btn btn-outline-light mb-4"&gt;</text:p>
      <text:p text:style-name="Standard"><text:s text:c="12"/>&lt;i class="fas fa-arrow-left"&gt;&lt;/i&gt; Back to News</text:p>
      <text:p text:style-name="Standard"><text:soft-page-break/><text:s text:c="8"/>&lt;/a&gt;</text:p>
      <text:p text:style-name="Standard"><text:s text:c="8"/>&lt;h1 class="display-4 fw-bold"&gt;{{ newsItem.title }}&lt;/h1&gt;</text:p>
      <text:p text:style-name="Standard"><text:s text:c="8"/>&lt;p class="lead"&gt;&lt;i class="far fa-calendar"&gt;&lt;/i&gt; {{ newsItem.date|date('F d, Y') }}&lt;/p&gt;</text:p>
      <text:p text:style-name="Standard"><text:s text:c="4"/>&lt;/div&gt;</text:p>
      <text:p text:style-name="Standard">&lt;/div&gt;</text:p>
      <text:p text:style-name="Standard"/>
      <text:p text:style-name="Standard">&lt;section class="py-5"&gt;</text:p>
      <text:p text:style-name="Standard"><text:s text:c="4"/>&lt;div class="container"&gt;</text:p>
      <text:p text:style-name="Standard"><text:s text:c="8"/>&lt;div class="row"&gt;</text:p>
      <text:p text:style-name="Standard"><text:s text:c="12"/>&lt;div class="col-lg-8 mx-auto"&gt;</text:p>
      <text:p text:style-name="Standard"><text:s text:c="16"/>{% if newsItem.image %}</text:p>
      <text:p text:style-name="Standard"><text:s text:c="16"/>&lt;img src="{{ newsItem.image }}" class="img-fluid rounded mb-4" alt="{{ newsItem.title }}"&gt;</text:p>
      <text:p text:style-name="Standard"><text:s text:c="16"/>{% endif %}</text:p>
      <text:p text:style-name="Standard"><text:s text:c="16"/></text:p>
      <text:p text:style-name="Standard"><text:s text:c="16"/>&lt;div class="card border-0 shadow-sm p-4"&gt;</text:p>
      <text:p text:style-name="Standard"><text:s text:c="20"/>{{ newsItem.content|nl2br }}</text:p>
      <text:p text:style-name="Standard"><text:s text:c="16"/>&lt;/div&gt;</text:p>
      <text:p text:style-name="Standard"/>
      <text:p text:style-name="Standard"><text:s text:c="16"/>&lt;div class="mt-4"&gt;</text:p>
      <text:p text:style-name="Standard"><text:s text:c="20"/>&lt;a href="{{ path('news_list') }}" class="btn btn-primary"&gt;</text:p>
      <text:p text:style-name="Standard"><text:s text:c="24"/>&lt;i class="fas fa-arrow-left"&gt;&lt;/i&gt; Back to All News</text:p>
      <text:p text:style-name="Standard"><text:s text:c="20"/>&lt;/a&gt;</text:p>
      <text:p text:style-name="Standard"><text:s text:c="16"/>&lt;/div&gt;</text:p>
      <text:p text:style-name="Standard"><text:s text:c="12"/>&lt;/div&gt;</text:p>
      <text:p text:style-name="Standard"><text:s text:c="8"/>&lt;/div&gt;</text:p>
      <text:p text:style-name="Standard"><text:s text:c="4"/>&lt;/div&gt;</text:p>
      <text:p text:style-name="Standard">&lt;/section&gt;</text:p>
      <text:p text:style-name="Standard">{% endblock %}</text:p>
      <text:p text:style-name="Standard"/>
      <text:p text:style-name="Standard">// ============================================================================</text:p>
      <text:p text:style-name="Standard">// templates/contact/index.html.twig</text:p>
      <text:p text:style-name="Standard">// ============================================================================</text:p>
      <text:p text:style-name="Standard">{% extends 'base.html.twig' %}</text:p>
      <text:p text:style-name="Standard"/>
      <text:p text:style-name="Standard">{% block title %}Contact Us - Global Talent School{% endblock %}</text:p>
      <text:p text:style-name="Standard"/>
      <text:p text:style-name="Standard">{% block body %}</text:p>
      <text:p text:style-name="Standard">&lt;div style="background: linear-gradient(135deg, #fd7e14 0%, #ca6510 100%); padding: 80px 0; color: white;"&gt;</text:p>
      <text:p text:style-name="Standard"><text:s text:c="4"/>&lt;div class="container text-center"&gt;</text:p>
      <text:p text:style-name="Standard"><text:s text:c="8"/>&lt;h1 class="display-4 fw-bold"&gt;Contact Us&lt;/h1&gt;</text:p>
      <text:p text:style-name="Standard"><text:s text:c="8"/>&lt;p class="lead"&gt;Get in touch with Global Talent School&lt;/p&gt;</text:p>
      <text:p text:style-name="Standard"><text:s text:c="4"/>&lt;/div&gt;</text:p>
      <text:p text:style-name="Standard">&lt;/div&gt;</text:p>
      <text:p text:style-name="Standard"><text:soft-page-break/></text:p>
      <text:p text:style-name="Standard">&lt;section class="py-5"&gt;</text:p>
      <text:p text:style-name="Standard"><text:s text:c="4"/>&lt;div class="container"&gt;</text:p>
      <text:p text:style-name="Standard"><text:s text:c="8"/>&lt;div class="row"&gt;</text:p>
      <text:p text:style-name="Standard"><text:s text:c="12"/>&lt;div class="col-lg-5 mb-4"&gt;</text:p>
      <text:p text:style-name="Standard"><text:s text:c="16"/>&lt;h2 class="section-title mb-4"&gt;Get In Touch&lt;/h2&gt;</text:p>
      <text:p text:style-name="Standard"><text:s text:c="16"/>&lt;p class="lead"&gt;We'd love to hear from you! Reach out with any questions about admissions, programs, or our school.&lt;/p&gt;</text:p>
      <text:p text:style-name="Standard"/>
      <text:p text:style-name="Standard"><text:s text:c="16"/>{% if school %}</text:p>
      <text:p text:style-name="Standard"><text:s text:c="16"/>&lt;div class="card border-0 shadow-sm mb-4"&gt;</text:p>
      <text:p text:style-name="Standard"><text:s text:c="20"/>&lt;div class="card-body"&gt;</text:p>
      <text:p text:style-name="Standard"><text:s text:c="24"/>&lt;h5 style="color: #198754;"&gt;&lt;i class="fas fa-map-marker-alt"&gt;&lt;/i&gt; Address&lt;/h5&gt;</text:p>
      <text:p text:style-name="Standard"><text:s text:c="24"/>&lt;p class="mb-0"&gt;{{ school.address }}&lt;/p&gt;</text:p>
      <text:p text:style-name="Standard"><text:s text:c="20"/>&lt;/div&gt;</text:p>
      <text:p text:style-name="Standard"><text:s text:c="16"/>&lt;/div&gt;</text:p>
      <text:p text:style-name="Standard"/>
      <text:p text:style-name="Standard"><text:s text:c="16"/>&lt;div class="card border-0 shadow-sm mb-4"&gt;</text:p>
      <text:p text:style-name="Standard"><text:s text:c="20"/>&lt;div class="card-body"&gt;</text:p>
      <text:p text:style-name="Standard"><text:s text:c="24"/>&lt;h5 style="color: #198754;"&gt;&lt;i class="fas fa-phone"&gt;&lt;/i&gt; Phone&lt;/h5&gt;</text:p>
      <text:p text:style-name="Standard"><text:s text:c="24"/>&lt;p class="mb-0"&gt;&lt;a href="tel:{{ school.phone }}" class="text-decoration-none"&gt;{{ school.phone ?? 'Coming soon' }}&lt;/a&gt;&lt;/p&gt;</text:p>
      <text:p text:style-name="Standard"><text:s text:c="20"/>&lt;/div&gt;</text:p>
      <text:p text:style-name="Standard"><text:s text:c="16"/>&lt;/div&gt;</text:p>
      <text:p text:style-name="Standard"/>
      <text:p text:style-name="Standard"><text:s text:c="16"/>&lt;div class="card border-0 shadow-sm mb-4"&gt;</text:p>
      <text:p text:style-name="Standard"><text:s text:c="20"/>&lt;div class="card-body"&gt;</text:p>
      <text:p text:style-name="Standard"><text:s text:c="24"/>&lt;h5 style="color: #198754;"&gt;&lt;i class="fas fa-envelope"&gt;&lt;/i&gt; Email&lt;/h5&gt;</text:p>
      <text:p text:style-name="Standard"><text:s text:c="24"/>&lt;p class="mb-0"&gt;&lt;a href="mailto:{{ school.email }}" class="text-decoration-none"&gt;{{ school.email ?? 'Coming soon' }}&lt;/a&gt;&lt;/p&gt;</text:p>
      <text:p text:style-name="Standard"><text:s text:c="20"/>&lt;/div&gt;</text:p>
      <text:p text:style-name="Standard"><text:s text:c="16"/>&lt;/div&gt;</text:p>
      <text:p text:style-name="Standard"/>
      <text:p text:style-name="Standard"><text:s text:c="16"/>&lt;div class="card border-0 shadow-sm"&gt;</text:p>
      <text:p text:style-name="Standard"><text:s text:c="20"/>&lt;div class="card-body"&gt;</text:p>
      <text:p text:style-name="Standard"><text:s text:c="24"/>&lt;h5 style="color: #25d366;"&gt;&lt;i class="fab fa-whatsapp"&gt;&lt;/i&gt; WhatsApp&lt;/h5&gt;</text:p>
      <text:p text:style-name="Standard"><text:s text:c="24"/>&lt;p class="mb-0"&gt;&lt;a href="https://wa.me/{{ school.whatsapp }}" class="text-decoration-none" target="_blank"&gt;{{ school.whatsapp ?? 'Coming soon' }}&lt;/a&gt;&lt;/p&gt;</text:p>
      <text:p text:style-name="Standard"><text:s text:c="20"/>&lt;/div&gt;</text:p>
      <text:p text:style-name="Standard"><text:s text:c="16"/>&lt;/div&gt;</text:p>
      <text:p text:style-name="Standard"><text:s text:c="16"/>{% endif %}</text:p>
      <text:p text:style-name="Standard"/>
      <text:p text:style-name="Standard"><text:s text:c="16"/>&lt;div class="mt-4"&gt;</text:p>
      <text:p text:style-name="Standard"><text:s text:c="20"/>&lt;h5&gt;Office Hours&lt;/h5&gt;</text:p>
      <text:p text:style-name="Standard"><text:s text:c="20"/>&lt;p class="mb-1"&gt;&lt;strong&gt;Monday - Friday:&lt;/strong&gt; 8:00 AM - 3:00 PM&lt;/p&gt;</text:p>
      <text:p text:style-name="Standard"><text:s text:c="20"/>&lt;p class="mb-0"&gt;&lt;strong&gt;Saturday:&lt;/strong&gt; 8:00 AM - 12:00 PM&lt;/p&gt;</text:p>
      <text:p text:style-name="Standard"><text:s text:c="16"/>&lt;/div&gt;</text:p>
      <text:p text:style-name="Standard"><text:s text:c="12"/>&lt;/div&gt;</text:p>
      <text:p text:style-name="Standard"/>
      <text:p text:style-name="Standard"><text:soft-page-break/><text:s text:c="12"/>&lt;div class="col-lg-7"&gt;</text:p>
      <text:p text:style-name="Standard"><text:s text:c="16"/>&lt;div class="card border-0 shadow"&gt;</text:p>
      <text:p text:style-name="Standard"><text:s text:c="20"/>&lt;div class="card-header text-white text-center py-4" style="background: linear-gradient(135deg, #fd7e14 0%, #ca6510 100%);"&gt;</text:p>
      <text:p text:style-name="Standard"><text:s text:c="24"/>&lt;h3 class="mb-0"&gt;&lt;i class="fas fa-envelope"&gt;&lt;/i&gt; Send Us a Message&lt;/h3&gt;</text:p>
      <text:p text:style-name="Standard"><text:s text:c="20"/>&lt;/div&gt;</text:p>
      <text:p text:style-name="Standard"><text:s text:c="20"/>&lt;div class="card-body p-4"&gt;</text:p>
      <text:p text:style-name="Standard"><text:s text:c="24"/>{{ form_start(form) }}</text:p>
      <text:p text:style-name="Standard"><text:s text:c="28"/>&lt;div class="mb-3"&gt;</text:p>
      <text:p text:style-name="Standard"><text:s text:c="32"/>{{ form_row(form.name) }}</text:p>
      <text:p text:style-name="Standard"><text:s text:c="28"/>&lt;/div&gt;</text:p>
      <text:p text:style-name="Standard"><text:s text:c="28"/>&lt;div class="mb-3"&gt;</text:p>
      <text:p text:style-name="Standard"><text:s text:c="32"/>{{ form_row(form.email) }}</text:p>
      <text:p text:style-name="Standard"><text:s text:c="28"/>&lt;/div&gt;</text:p>
      <text:p text:style-name="Standard"><text:s text:c="28"/>&lt;div class="mb-3"&gt;</text:p>
      <text:p text:style-name="Standard"><text:s text:c="32"/>{{ form_row(form.phone) }}</text:p>
      <text:p text:style-name="Standard"><text:s text:c="28"/>&lt;/div&gt;</text:p>
      <text:p text:style-name="Standard"><text:s text:c="28"/>&lt;div class="mb-3"&gt;</text:p>
      <text:p text:style-name="Standard"><text:s text:c="32"/>{{ form_row(form.type) }}</text:p>
      <text:p text:style-name="Standard"><text:s text:c="28"/>&lt;/div&gt;</text:p>
      <text:p text:style-name="Standard"><text:s text:c="28"/>&lt;div class="mb&lt;/title&gt;</text:p>
      <text:p text:style-name="Standard"><text:s text:c="4"/>&lt;link href="https://cdn.jsdelivr.net/npm/bootstrap@5.3.2/dist/css/bootstrap.min.css" rel="stylesheet"&gt;</text:p>
      <text:p text:style-name="Standard"><text:s text:c="4"/>&lt;link rel="preconnect" href="https://fonts.googleapis.com"&gt;</text:p>
      <text:p text:style-name="Standard"><text:s text:c="4"/>&lt;link rel="preconnect" href="https://fonts.gstatic.com" crossorigin&gt;</text:p>
      <text:p text:style-name="Standard"><text:s text:c="4"/>&lt;link href="https://fonts.googleapis.com/css2?family=Poppins:wght@300;400;600;700&amp;family=Roboto:wght@300;400;500;700&amp;display=swap" rel="stylesheet"&gt;</text:p>
      <text:p text:style-name="Standard"><text:s text:c="4"/>&lt;link rel="stylesheet" href="https://cdnjs.cloudflare.com/ajax/libs/font-awesome/6.4.0/css/all.min.css"&gt;</text:p>
      <text:p text:style-name="Standard"><text:s text:c="4"/>&lt;style&gt;</text:p>
      <text:p text:style-name="Standard"><text:s text:c="8"/>:root {</text:p>
      <text:p text:style-name="Standard"><text:s text:c="12"/>--primary-green: #198754;</text:p>
      <text:p text:style-name="Standard"><text:s text:c="12"/>--dark-green: #146c43;</text:p>
      <text:p text:style-name="Standard"><text:s text:c="12"/>--light-green: #d1e7dd;</text:p>
      <text:p text:style-name="Standard"><text:s text:c="12"/>--white: #ffffff;</text:p>
      <text:p text:style-name="Standard"><text:s text:c="12"/>--light-gray: #f8f9fa;</text:p>
      <text:p text:style-name="Standard"><text:s text:c="8"/>}</text:p>
      <text:p text:style-name="Standard"><text:s text:c="8"/></text:p>
      <text:p text:style-name="Standard"><text:s text:c="8"/>* {</text:p>
      <text:p text:style-name="Standard"><text:s text:c="12"/>margin: 0;</text:p>
      <text:p text:style-name="Standard"><text:s text:c="12"/>padding: 0;</text:p>
      <text:p text:style-name="Standard"><text:s text:c="12"/>box-sizing: border-box;</text:p>
      <text:p text:style-name="Standard"><text:s text:c="8"/>}</text:p>
      <text:p text:style-name="Standard"><text:s text:c="8"/></text:p>
      <text:p text:style-name="Standard"><text:s text:c="8"/>body {</text:p>
      <text:p text:style-name="Standard"><text:s text:c="12"/>font-family: 'Roboto', sans-serif;</text:p>
      <text:p text:style-name="Standard"><text:s text:c="12"/>color: #333;</text:p>
      <text:p text:style-name="Standard"><text:s text:c="12"/>line-height: 1.6;</text:p>
      <text:p text:style-name="Standard"><text:soft-page-break/><text:s text:c="8"/>}</text:p>
      <text:p text:style-name="Standard"><text:s text:c="8"/></text:p>
      <text:p text:style-name="Standard"><text:s text:c="8"/>h1, h2, h3, h4, h5, h6 {</text:p>
      <text:p text:style-name="Standard"><text:s text:c="12"/>font-family: 'Poppins', sans-serif;</text:p>
      <text:p text:style-name="Standard"><text:s text:c="12"/>font-weight: 600;</text:p>
      <text:p text:style-name="Standard"><text:s text:c="8"/>}</text:p>
      <text:p text:style-name="Standard"><text:s text:c="8"/></text:p>
      <text:p text:style-name="Standard"><text:s text:c="8"/>.navbar {</text:p>
      <text:p text:style-name="Standard"><text:s text:c="12"/>background: var(--white) !important;</text:p>
      <text:p text:style-name="Standard"><text:s text:c="12"/>box-shadow: 0 2px 10px rgba(0,0,0,0.1);</text:p>
      <text:p text:style-name="Standard"><text:s text:c="12"/>padding: 1rem 0;</text:p>
      <text:p text:style-name="Standard"><text:s text:c="8"/>}</text:p>
      <text:p text:style-name="Standard"><text:s text:c="8"/></text:p>
      <text:p text:style-name="Standard"><text:s text:c="8"/>.navbar-brand {</text:p>
      <text:p text:style-name="Standard"><text:s text:c="12"/>font-family: 'Poppins', sans-serif;</text:p>
      <text:p text:style-name="Standard"><text:s text:c="12"/>font-weight: 700;</text:p>
      <text:p text:style-name="Standard"><text:s text:c="12"/>color: var(--primary-green) !important;</text:p>
      <text:p text:style-name="Standard"><text:s text:c="12"/>font-size: 1.5rem;</text:p>
      <text:p text:style-name="Standard"><text:s text:c="8"/>}</text:p>
      <text:p text:style-name="Standard"><text:s text:c="8"/></text:p>
      <text:p text:style-name="Standard"><text:s text:c="8"/>.nav-link {</text:p>
      <text:p text:style-name="Standard"><text:s text:c="12"/>color: #333 !important;</text:p>
      <text:p text:style-name="Standard"><text:s text:c="12"/>font-weight: 500;</text:p>
      <text:p text:style-name="Standard"><text:s text:c="12"/>padding: 0.5rem 1rem !important;</text:p>
      <text:p text:style-name="Standard"><text:s text:c="12"/>transition: color 0.3s ease;</text:p>
      <text:p text:style-name="Standard"><text:s text:c="8"/>}</text:p>
      <text:p text:style-name="Standard"><text:s text:c="8"/></text:p>
      <text:p text:style-name="Standard"><text:s text:c="8"/>.nav-link:hover, .nav-link.active {</text:p>
      <text:p text:style-name="Standard"><text:s text:c="12"/>color: var(--primary-green) !important;</text:p>
      <text:p text:style-name="Standard"><text:s text:c="8"/>}</text:p>
      <text:p text:style-name="Standard"><text:s text:c="8"/></text:p>
      <text:p text:style-name="Standard"><text:s text:c="8"/>.btn-primary {</text:p>
      <text:p text:style-name="Standard"><text:s text:c="12"/>background-color: var(--primary-green);</text:p>
      <text:p text:style-name="Standard"><text:s text:c="12"/>border-color: var(--primary-green);</text:p>
      <text:p text:style-name="Standard"><text:s text:c="12"/>font-weight: 600;</text:p>
      <text:p text:style-name="Standard"><text:s text:c="12"/>padding: 0.6rem 1.5rem;</text:p>
      <text:p text:style-name="Standard"><text:s text:c="12"/>border-radius: 25px;</text:p>
      <text:p text:style-name="Standard"><text:s text:c="12"/>transition: all 0.3s ease;</text:p>
      <text:p text:style-name="Standard"><text:s text:c="8"/>}</text:p>
      <text:p text:style-name="Standard"><text:s text:c="8"/></text:p>
      <text:p text:style-name="Standard"><text:s text:c="8"/>.btn-primary:hover {</text:p>
      <text:p text:style-name="Standard"><text:s text:c="12"/>background-color: var(--dark-green);</text:p>
      <text:p text:style-name="Standard"><text:s text:c="12"/>border-color: var(--dark-green);</text:p>
      <text:p text:style-name="Standard"><text:s text:c="12"/>transform: translateY(-2px);</text:p>
      <text:p text:style-name="Standard"><text:s text:c="12"/>box-shadow: 0 4px 12px rgba(25, 135, 84, 0.3);</text:p>
      <text:p text:style-name="Standard"><text:s text:c="8"/>}</text:p>
      <text:p text:style-name="Standard"><text:s text:c="8"/></text:p>
      <text:p text:style-name="Standard"><text:s text:c="8"/>.btn-outline-primary {</text:p>
      <text:p text:style-name="Standard"><text:s text:c="12"/>border-color: var(--primary-green);</text:p>
      <text:p text:style-name="Standard"><text:soft-page-break/><text:s text:c="12"/>color: var(--primary-green);</text:p>
      <text:p text:style-name="Standard"><text:s text:c="12"/>font-weight: 600;</text:p>
      <text:p text:style-name="Standard"><text:s text:c="12"/>padding: 0.6rem 1.5rem;</text:p>
      <text:p text:style-name="Standard"><text:s text:c="12"/>border-radius: 25px;</text:p>
      <text:p text:style-name="Standard"><text:s text:c="12"/>transition: all 0.3s ease;</text:p>
      <text:p text:style-name="Standard"><text:s text:c="8"/>}</text:p>
      <text:p text:style-name="Standard"><text:s text:c="8"/></text:p>
      <text:p text:style-name="Standard"><text:s text:c="8"/>.btn-outline-primary:hover {</text:p>
      <text:p text:style-name="Standard"><text:s text:c="12"/>background-color: var(--primary-green);</text:p>
      <text:p text:style-name="Standard"><text:s text:c="12"/>border-color: var(--primary-green);</text:p>
      <text:p text:style-name="Standard"><text:s text:c="12"/>transform: translateY(-2px);</text:p>
      <text:p text:style-name="Standard"><text:s text:c="8"/>}</text:p>
      <text:p text:style-name="Standard"><text:s text:c="8"/></text:p>
      <text:p text:style-name="Standard"><text:s text:c="8"/>footer {</text:p>
      <text:p text:style-name="Standard"><text:s text:c="12"/>background: linear-gradient(135deg, #1a5a3d 0%, var(--primary-green) 100%);</text:p>
      <text:p text:style-name="Standard"><text:s text:c="12"/>color: var(--white);</text:p>
      <text:p text:style-name="Standard"><text:s text:c="12"/>padding: 3rem 0 1rem;</text:p>
      <text:p text:style-name="Standard"><text:s text:c="12"/>margin-top: 4rem;</text:p>
      <text:p text:style-name="Standard"><text:s text:c="8"/>}</text:p>
      <text:p text:style-name="Standard"><text:s text:c="8"/></text:p>
      <text:p text:style-name="Standard"><text:s text:c="8"/>footer h5 {</text:p>
      <text:p text:style-name="Standard"><text:s text:c="12"/>font-family: 'Poppins', sans-serif;</text:p>
      <text:p text:style-name="Standard"><text:s text:c="12"/>font-weight: 600;</text:p>
      <text:p text:style-name="Standard"><text:s text:c="12"/>margin-bottom: 1.5rem;</text:p>
      <text:p text:style-name="Standard"><text:s text:c="8"/>}</text:p>
      <text:p text:style-name="Standard"><text:s text:c="8"/></text:p>
      <text:p text:style-name="Standard"><text:s text:c="8"/>footer a {</text:p>
      <text:p text:style-name="Standard"><text:s text:c="12"/>color: var(--white);</text:p>
      <text:p text:style-name="Standard"><text:s text:c="12"/>text-decoration: none;</text:p>
      <text:p text:style-name="Standard"><text:s text:c="12"/>transition: color 0.3s ease;</text:p>
      <text:p text:style-name="Standard"><text:s text:c="8"/>}</text:p>
      <text:p text:style-name="Standard"><text:s text:c="8"/></text:p>
      <text:p text:style-name="Standard"><text:s text:c="8"/>footer a:hover {</text:p>
      <text:p text:style-name="Standard"><text:s text:c="12"/>color: var(--light-green);</text:p>
      <text:p text:style-name="Standard"><text:s text:c="8"/>}</text:p>
      <text:p text:style-name="Standard"><text:s text:c="8"/></text:p>
      <text:p text:style-name="Standard"><text:s text:c="8"/>footer .social-links a {</text:p>
      <text:p text:style-name="Standard"><text:s text:c="12"/>display: inline-block;</text:p>
      <text:p text:style-name="Standard"><text:s text:c="12"/>width: 40px;</text:p>
      <text:p text:style-name="Standard"><text:s text:c="12"/>height: 40px;</text:p>
      <text:p text:style-name="Standard"><text:s text:c="12"/>line-height: 40px;</text:p>
      <text:p text:style-name="Standard"><text:s text:c="12"/>text-align: center;</text:p>
      <text:p text:style-name="Standard"><text:s text:c="12"/>border-radius: 50%;</text:p>
      <text:p text:style-name="Standard"><text:s text:c="12"/>background: rgba(255,255,255,0.1);</text:p>
      <text:p text:style-name="Standard"><text:s text:c="12"/>margin-right: 0.5rem;</text:p>
      <text:p text:style-name="Standard"><text:s text:c="12"/>transition: all 0.3s ease;</text:p>
      <text:p text:style-name="Standard"><text:s text:c="8"/>}</text:p>
      <text:p text:style-name="Standard"><text:s text:c="8"/></text:p>
      <text:p text:style-name="Standard"><text:s text:c="8"/>footer .social-links a:hover {</text:p>
      <text:p text:style-name="Standard"><text:soft-page-break/><text:s text:c="12"/>background: var(--white);</text:p>
      <text:p text:style-name="Standard"><text:s text:c="12"/>color: var(--primary-green);</text:p>
      <text:p text:style-name="Standard"><text:s text:c="12"/>transform: translateY(-3px);</text:p>
      <text:p text:style-name="Standard"><text:s text:c="8"/>}</text:p>
      <text:p text:style-name="Standard"><text:s text:c="8"/></text:p>
      <text:p text:style-name="Standard"><text:s text:c="8"/>.section-title {</text:p>
      <text:p text:style-name="Standard"><text:s text:c="12"/>font-size: 2.5rem;</text:p>
      <text:p text:style-name="Standard"><text:s text:c="12"/>font-weight: 700;</text:p>
      <text:p text:style-name="Standard"><text:s text:c="12"/>margin-bottom: 1rem;</text:p>
      <text:p text:style-name="Standard"><text:s text:c="12"/>color: var(--primary-green);</text:p>
      <text:p text:style-name="Standard"><text:s text:c="12"/>position: relative;</text:p>
      <text:p text:style-name="Standard"><text:s text:c="12"/>display: inline-block;</text:p>
      <text:p text:style-name="Standard"><text:s text:c="8"/>}</text:p>
      <text:p text:style-name="Standard"><text:s text:c="8"/></text:p>
      <text:p text:style-name="Standard"><text:s text:c="8"/>.section-title::after {</text:p>
      <text:p text:style-name="Standard"><text:s text:c="12"/>content: '';</text:p>
      <text:p text:style-name="Standard"><text:s text:c="12"/>position: absolute;</text:p>
      <text:p text:style-name="Standard"><text:s text:c="12"/>bottom: -10px;</text:p>
      <text:p text:style-name="Standard"><text:s text:c="12"/>left: 0;</text:p>
      <text:p text:style-name="Standard"><text:s text:c="12"/>width: 60px;</text:p>
      <text:p text:style-name="Standard"><text:s text:c="12"/>height: 4px;</text:p>
      <text:p text:style-name="Standard"><text:s text:c="12"/>background: var(--primary-green);</text:p>
      <text:p text:style-name="Standard"><text:s text:c="12"/>border-radius: 2px;</text:p>
      <text:p text:style-name="Standard"><text:s text:c="8"/>}</text:p>
      <text:p text:style-name="Standard"><text:s text:c="8"/></text:p>
      <text:p text:style-name="Standard"><text:s text:c="8"/>.card {</text:p>
      <text:p text:style-name="Standard"><text:s text:c="12"/>border: none;</text:p>
      <text:p text:style-name="Standard"><text:s text:c="12"/>border-radius: 15px;</text:p>
      <text:p text:style-name="Standard"><text:s text:c="12"/>overflow: hidden;</text:p>
      <text:p text:style-name="Standard"><text:s text:c="12"/>transition: all 0.3s ease;</text:p>
      <text:p text:style-name="Standard"><text:s text:c="12"/>box-shadow: 0 4px 15px rgba(0,0,0,0.1);</text:p>
      <text:p text:style-name="Standard"><text:s text:c="8"/>}</text:p>
      <text:p text:style-name="Standard"><text:s text:c="8"/></text:p>
      <text:p text:style-name="Standard"><text:s text:c="8"/>.card:hover {</text:p>
      <text:p text:style-name="Standard"><text:s text:c="12"/>transform: translateY(-10px);</text:p>
      <text:p text:style-name="Standard"><text:s text:c="12"/>box-shadow: 0 8px 25px rgba(0,0,0,0.15);</text:p>
      <text:p text:style-name="Standard"><text:s text:c="8"/>}</text:p>
      <text:p text:style-name="Standard"><text:s text:c="8"/></text:p>
      <text:p text:style-name="Standard"><text:s text:c="8"/>.animate-fadeIn {</text:p>
      <text:p text:style-name="Standard"><text:s text:c="12"/>animation: fadeIn 0.6s ease-in;</text:p>
      <text:p text:style-name="Standard"><text:s text:c="8"/>}</text:p>
      <text:p text:style-name="Standard"><text:s text:c="8"/></text:p>
      <text:p text:style-name="Standard"><text:s text:c="8"/>@keyframes fadeIn {</text:p>
      <text:p text:style-name="Standard"><text:s text:c="12"/>from { opacity: 0; transform: translateY(20px); }</text:p>
      <text:p text:style-name="Standard"><text:s text:c="12"/>to { opacity: 1; transform: translateY(0); }</text:p>
      <text:p text:style-name="Standard"><text:s text:c="8"/>}</text:p>
      <text:p text:style-name="Standard"><text:s text:c="8"/></text:p>
      <text:p text:style-name="Standard"><text:s text:c="8"/>.whatsapp-float {</text:p>
      <text:p text:style-name="Standard"><text:s text:c="12"/>position: fixed;</text:p>
      <text:p text:style-name="Standard"><text:soft-page-break/><text:s text:c="12"/>width: 60px;</text:p>
      <text:p text:style-name="Standard"><text:s text:c="12"/>height: 60px;</text:p>
      <text:p text:style-name="Standard"><text:s text:c="12"/>bottom: 40px;</text:p>
      <text:p text:style-name="Standard"><text:s text:c="12"/>right: 40px;</text:p>
      <text:p text:style-name="Standard"><text:s text:c="12"/>background-color: #25d366;</text:p>
      <text:p text:style-name="Standard"><text:s text:c="12"/>color: #FFF;</text:p>
      <text:p text:style-name="Standard"><text:s text:c="12"/>border-radius: 50px;</text:p>
      <text:p text:style-name="Standard"><text:s text:c="12"/>text-align: center;</text:p>
      <text:p text:style-name="Standard"><text:s text:c="12"/>font-size: 30px;</text:p>
      <text:p text:style-name="Standard"><text:s text:c="12"/>box-shadow: 2px 2px 10px rgba(0,0,0,0.3);</text:p>
      <text:p text:style-name="Standard"><text:s text:c="12"/>z-index: 1000;</text:p>
      <text:p text:style-name="Standard"><text:s text:c="12"/>display: flex;</text:p>
      <text:p text:style-name="Standard"><text:s text:c="12"/>align-items: center;</text:p>
      <text:p text:style-name="Standard"><text:s text:c="12"/>justify-content: center;</text:p>
      <text:p text:style-name="Standard"><text:s text:c="12"/>transition: all 0.3s ease;</text:p>
      <text:p text:style-name="Standard"><text:s text:c="8"/>}</text:p>
      <text:p text:style-name="Standard"><text:s text:c="8"/></text:p>
      <text:p text:style-name="Standard"><text:s text:c="8"/>.whatsapp-float:hover {</text:p>
      <text:p text:style-name="Standard"><text:s text:c="12"/>background-color: #128c7e;</text:p>
      <text:p text:style-name="Standard"><text:s text:c="12"/>transform: scale(1.1);</text:p>
      <text:p text:style-name="Standard"><text:s text:c="8"/>}</text:p>
      <text:p text:style-name="Standard"><text:s text:c="4"/>&lt;/style&gt;</text:p>
      <text:p text:style-name="Standard"><text:s text:c="4"/>{% block stylesheets %}{% endblock %}</text:p>
      <text:p text:style-name="Standard">&lt;/head&gt;</text:p>
      <text:p text:style-name="Standard">&lt;body&gt;</text:p>
      <text:p text:style-name="Standard"><text:s text:c="4"/>&lt;nav class="navbar navbar-expand-lg navbar-light sticky-top"&gt;</text:p>
      <text:p text:style-name="Standard"><text:s text:c="8"/>&lt;div class="container"&gt;</text:p>
      <text:p text:style-name="Standard"><text:s text:c="12"/>&lt;a class="navbar-brand" href="{{ path('home') }}"&gt;</text:p>
      <text:p text:style-name="Standard"><text:s text:c="16"/>&lt;i class="fas fa-graduation-cap"&gt;&lt;/i&gt; Global Talent School</text:p>
      <text:p text:style-name="Standard"><text:s text:c="12"/>&lt;/a&gt;</text:p>
      <text:p text:style-name="Standard"><text:s text:c="12"/>&lt;button class="navbar-toggler" type="button" data-bs-toggle="collapse" data-bs-target="#navbarNav"&gt;</text:p>
      <text:p text:style-name="Standard"><text:s text:c="16"/>&lt;span class="navbar-toggler-icon"&gt;&lt;/span&gt;</text:p>
      <text:p text:style-name="Standard"><text:s text:c="12"/>&lt;/button&gt;</text:p>
      <text:p text:style-name="Standard"><text:s text:c="12"/>&lt;div class="collapse navbar-collapse" id="navbarNav"&gt;</text:p>
      <text:p text:style-name="Standard"><text:s text:c="16"/>&lt;ul class="navbar-nav ms-auto"&gt;</text:p>
      <text:p text:style-name="Standard"><text:s text:c="20"/>&lt;li class="nav-item"&gt;&lt;a class="nav-link" href="{{ path('home') }}"&gt;Home&lt;/a&gt;&lt;/li&gt;</text:p>
      <text:p text:style-name="Standard"><text:s text:c="20"/>&lt;li class="nav-item"&gt;&lt;a class="nav-link" href="{{ path('about') }}"&gt;About&lt;/a&gt;&lt;/li&gt;</text:p>
      <text:p text:style-name="Standard"><text:s text:c="20"/>&lt;li class="nav-item"&gt;&lt;a class="nav-link" href="{{ path('academics') }}"&gt;Academics&lt;/a&gt;&lt;/li&gt;</text:p>
      <text:p text:style-name="Standard"><text:s text:c="20"/>&lt;li class="nav-item"&gt;&lt;a class="nav-link" href="{{ path('faculty') }}"&gt;Faculty&lt;/a&gt;&lt;/li&gt;</text:p>
      <text:p text:style-name="Standard"><text:s text:c="20"/>&lt;li class="nav-item"&gt;&lt;a class="nav-link" href="{{ path('admissions') }}"&gt;Admissions&lt;/a&gt;&lt;/li&gt;</text:p>
      <text:p text:style-name="Standard"><text:s text:c="20"/>&lt;li class="nav-item"&gt;&lt;a class="nav-link" href="{{ path('facilities') }}"&gt;Facilities&lt;/a&gt;&lt;/li&gt;</text:p>
      <text:p text:style-name="Standard"><text:s text:c="20"/>&lt;li class="nav-item"&gt;&lt;a class="nav-link" href="{{ path('gallery') }}"&gt;Gallery&lt;/a&gt;&lt;/li&gt;</text:p>
      <text:p text:style-name="Standard"><text:s text:c="20"/>&lt;li class="nav-item"&gt;&lt;a class="nav-link" href="{{ path('news_list') }}"&gt;News&lt;/a&gt;&lt;/li&gt;</text:p>
      <text:p text:style-name="Standard"><text:s text:c="20"/>&lt;li class="nav-item"&gt;&lt;a class="nav-link" href="{{ path('contact') }}"&gt;Contact&lt;/a&gt;&lt;/li&gt;</text:p>
      <text:p text:style-name="Standard"><text:s text:c="16"/>&lt;/ul&gt;</text:p>
      <text:p text:style-name="Standard"><text:soft-page-break/><text:s text:c="12"/>&lt;/div&gt;</text:p>
      <text:p text:style-name="Standard"><text:s text:c="8"/>&lt;/div&gt;</text:p>
      <text:p text:style-name="Standard"><text:s text:c="4"/>&lt;/nav&gt;</text:p>
      <text:p text:style-name="Standard"/>
      <text:p text:style-name="Standard"><text:s text:c="4"/>{% for label, messages in app.flashes %}</text:p>
      <text:p text:style-name="Standard"><text:s text:c="8"/>{% for message in messages %}</text:p>
      <text:p text:style-name="Standard"><text:s text:c="12"/>&lt;div class="alert alert-{{ label }} alert-dismissible fade show m-3" role="alert"&gt;</text:p>
      <text:p text:style-name="Standard"><text:s text:c="16"/>{{ message }}</text:p>
      <text:p text:style-name="Standard"><text:s text:c="16"/>&lt;button type="button" class="btn-close" data-bs-dismiss="alert"&gt;&lt;/button&gt;</text:p>
      <text:p text:style-name="Standard"><text:s text:c="12"/>&lt;/div&gt;</text:p>
      <text:p text:style-name="Standard"><text:s text:c="8"/>{% endfor %}</text:p>
      <text:p text:style-name="Standard"><text:s text:c="4"/>{% endfor %}</text:p>
      <text:p text:style-name="Standard"/>
      <text:p text:style-name="Standard"><text:s text:c="4"/>{% block body %}{% endblock %}</text:p>
      <text:p text:style-name="Standard"/>
      <text:p text:style-name="Standard"><text:s text:c="4"/>&lt;footer&gt;</text:p>
      <text:p text:style-name="Standard"><text:s text:c="8"/>&lt;div class="container"&gt;</text:p>
      <text:p text:style-name="Standard"><text:s text:c="12"/>&lt;div class="row"&gt;</text:p>
      <text:p text:style-name="Standard"><text:s text:c="16"/>&lt;div class="col-md-4 mb-4"&gt;</text:p>
      <text:p text:style-name="Standard"><text:s text:c="20"/>&lt;h5&gt;&lt;i class="fas fa-graduation-cap"&gt;&lt;/i&gt; Global Talent School&lt;/h5&gt;</text:p>
      <text:p text:style-name="Standard"><text:s text:c="20"/>&lt;p&gt;Nurturing global talent through innovative and fun learning experiences in Bara Bandai, Swat.&lt;/p&gt;</text:p>
      <text:p text:style-name="Standard"><text:s text:c="20"/>&lt;div class="social-links mt-3"&gt;</text:p>
      <text:p text:style-name="Standard"><text:s text:c="24"/>&lt;a href="#"&gt;&lt;i class="fab fa-facebook-f"&gt;&lt;/i&gt;&lt;/a&gt;</text:p>
      <text:p text:style-name="Standard"><text:s text:c="24"/>&lt;a href="#"&gt;&lt;i class="fab fa-twitter"&gt;&lt;/i&gt;&lt;/a&gt;</text:p>
      <text:p text:style-name="Standard"><text:s text:c="24"/>&lt;a href="#"&gt;&lt;i class="fab fa-instagram"&gt;&lt;/i&gt;&lt;/a&gt;</text:p>
      <text:p text:style-name="Standard"><text:s text:c="24"/>&lt;a href="#"&gt;&lt;i class="fab fa-youtube"&gt;&lt;/i&gt;&lt;/a&gt;</text:p>
      <text:p text:style-name="Standard"><text:s text:c="20"/>&lt;/div&gt;</text:p>
      <text:p text:style-name="Standard"><text:s text:c="16"/>&lt;/div&gt;</text:p>
      <text:p text:style-name="Standard"><text:s text:c="16"/>&lt;div class="col-md-4 mb-4"&gt;</text:p>
      <text:p text:style-name="Standard"><text:s text:c="20"/>&lt;h5&gt;Quick Links&lt;/h5&gt;</text:p>
      <text:p text:style-name="Standard"><text:s text:c="20"/>&lt;ul class="list-unstyled"&gt;</text:p>
      <text:p text:style-name="Standard"><text:s text:c="24"/>&lt;li&gt;&lt;a href="{{ path('about') }}"&gt;&lt;i class="fas fa-angle-right"&gt;&lt;/i&gt; About Us&lt;/a&gt;&lt;/li&gt;</text:p>
      <text:p text:style-name="Standard"><text:s text:c="24"/>&lt;li&gt;&lt;a href="{{ path('academics') }}"&gt;&lt;i class="fas fa-angle-right"&gt;&lt;/i&gt; Academics&lt;/a&gt;&lt;/li&gt;</text:p>
      <text:p text:style-name="Standard"><text:s text:c="24"/>&lt;li&gt;&lt;a href="{{ path('admissions') }}"&gt;&lt;i class="fas fa-angle-right"&gt;&lt;/i&gt; Admissions&lt;/a&gt;&lt;/li&gt;</text:p>
      <text:p text:style-name="Standard"><text:s text:c="24"/>&lt;li&gt;&lt;a href="{{ path('gallery') }}"&gt;&lt;i class="fas fa-angle-right"&gt;&lt;/i&gt; Gallery&lt;/a&gt;&lt;/li&gt;</text:p>
      <text:p text:style-name="Standard"><text:s text:c="24"/>&lt;li&gt;&lt;a href="{{ path('contact') }}"&gt;&lt;i class="fas fa-angle-right"&gt;&lt;/i&gt; Contact Us&lt;/a&gt;&lt;/li&gt;</text:p>
      <text:p text:style-name="Standard"><text:s text:c="20"/>&lt;/ul&gt;</text:p>
      <text:p text:style-name="Standard"><text:s text:c="16"/>&lt;/div&gt;</text:p>
      <text:p text:style-name="Standard"><text:s text:c="16"/>&lt;div class="col-md-4 mb-4"&gt;</text:p>
      <text:p text:style-name="Standard"><text:s text:c="20"/>&lt;h5&gt;Contact Info&lt;/h5&gt;</text:p>
      <text:p text:style-name="Standard"><text:s text:c="20"/>&lt;ul class="list-unstyled"&gt;</text:p>
      <text:p text:style-name="Standard"><text:s text:c="24"/>&lt;li&gt;&lt;i class="fas fa-map-marker-alt"&gt;&lt;/i&gt; Bara Bandai, Swat, Pakistan&lt;/li&gt;</text:p>
      <text:p text:style-name="Standard"><text:s text:c="24"/>&lt;li&gt;&lt;i class="fas fa-phone"&gt;&lt;/i&gt; &lt;a href="tel:+92XXXXXXXXX"&gt;+92 XXX XXXXXXX&lt;/a&gt;&lt;/li&gt;</text:p>
      <text:p text:style-name="Standard"><text:soft-page-break/><text:s text:c="24"/>&lt;li&gt;&lt;i class="fas fa-envelope"&gt;&lt;/i&gt; &lt;a href="mailto:info@globaltalentschool.edu.pk"&gt;info@globaltalentschool.edu.pk&lt;/a&gt;&lt;/li&gt;</text:p>
      <text:p text:style-name="Standard"><text:s text:c="24"/>&lt;li&gt;&lt;i class="fab fa-whatsapp"&gt;&lt;/i&gt; &lt;a href="https://wa.me/92XXXXXXXXX"&gt;WhatsApp Us&lt;/a&gt;&lt;/li&gt;</text:p>
      <text:p text:style-name="Standard"><text:s text:c="20"/>&lt;/ul&gt;</text:p>
      <text:p text:style-name="Standard"><text:s text:c="16"/>&lt;/div&gt;</text:p>
      <text:p text:style-name="Standard"><text:s text:c="12"/>&lt;/div&gt;</text:p>
      <text:p text:style-name="Standard"><text:s text:c="12"/>&lt;hr style="border-color: rgba(255,255,255,0.2);"&gt;</text:p>
      <text:p text:style-name="Standard"><text:s text:c="12"/>&lt;div class="text-center"&gt;</text:p>
      <text:p text:style-name="Standard"><text:s text:c="16"/>&lt;p class="mb-0"&gt;&amp;copy; {{ 'now'|date('Y') }} Global Talent School. All Rights Reserved.&lt;/p&gt;</text:p>
      <text:p text:style-name="Standard"><text:s text:c="12"/>&lt;/div&gt;</text:p>
      <text:p text:style-name="Standard"><text:s text:c="8"/>&lt;/div&gt;</text:p>
      <text:p text:style-name="Standard"><text:s text:c="4"/>&lt;/footer&gt;</text:p>
      <text:p text:style-name="Standard"/>
      <text:p text:style-name="Standard"><text:s text:c="4"/>&lt;a href="https://wa.me/92XXXXXXXXX" class="whatsapp-float" target="_blank"&gt;</text:p>
      <text:p text:style-name="Standard"><text:s text:c="8"/>&lt;i class="fab fa-whatsapp"&gt;&lt;/i&gt;</text:p>
      <text:p text:style-name="Standard"><text:s text:c="4"/>&lt;/a&gt;</text:p>
      <text:p text:style-name="Standard"/>
      <text:p text:style-name="Standard"><text:s text:c="4"/>&lt;script src="https://cdn.jsdelivr.net/npm/bootstrap@5.3.2/dist/js/bootstrap.bundle.min.js"&gt;&lt;/script&gt;</text:p>
      <text:p text:style-name="Standard"><text:s text:c="4"/>{% block javascripts %}{% endblock %}</text:p>
      <text:p text:style-name="Standard">&lt;/body&gt;</text:p>
      <text:p text:style-name="Standard">&lt;/html&gt;</text:p>
      <text:p text:style-name="Standard"/>
      <text:p text:style-name="Standard">// ============================================================================</text:p>
      <text:p text:style-name="Standard">// templates/home/index.html.twig</text:p>
      <text:p text:style-name="Standard">// ============================================================================</text:p>
      <text:p text:style-name="Standard">{% extends 'base.html.twig' %}</text:p>
      <text:p text:style-name="Standard"/>
      <text:p text:style-name="Standard">{% block title %}Home - Global Talent School{% endblock %}</text:p>
      <text:p text:style-name="Standard"/>
      <text:p text:style-name="Standard">{% block body %}</text:p>
      <text:p text:style-name="Standard">&lt;!-- Hero Carousel --&gt;</text:p>
      <text:p text:style-name="Standard">&lt;div id="heroCarousel" class="carousel slide" data-bs-ride="carousel"&gt;</text:p>
      <text:p text:style-name="Standard"><text:s text:c="4"/>&lt;div class="carousel-indicators"&gt;</text:p>
      <text:p text:style-name="Standard"><text:s text:c="8"/>&lt;button type="button" data-bs-target="#heroCarousel" data-bs-slide-to="0" class="active"&gt;&lt;/button&gt;</text:p>
      <text:p text:style-name="Standard"><text:s text:c="8"/>&lt;button type="button" data-bs-target="#heroCarousel" data-bs-slide-to="1"&gt;&lt;/button&gt;</text:p>
      <text:p text:style-name="Standard"><text:s text:c="8"/>&lt;button type="button" data-bs-target="#heroCarousel" data-bs-slide-to="2"&gt;&lt;/button&gt;</text:p>
      <text:p text:style-name="Standard"><text:s text:c="4"/>&lt;/div&gt;</text:p>
      <text:p text:style-name="Standard"><text:s text:c="4"/>&lt;div class="carousel-inner"&gt;</text:p>
      <text:p text:style-name="Standard"><text:s text:c="8"/>&lt;div class="carousel-item active"&gt;</text:p>
      <text:p text:style-name="Standard"><text:s text:c="12"/>&lt;div style="background: linear-gradient(135deg, #198754 0%, #146c43 100%); height: 600px; display: flex; align-items: center;"&gt;</text:p>
      <text:p text:style-name="Standard"><text:s text:c="16"/>&lt;div class="container text-white text-center"&gt;</text:p>
      <text:p text:style-name="Standard"><text:soft-page-break/><text:s text:c="20"/>&lt;h1 class="display-3 fw-bold mb-4 animate-fadeIn"&gt;Admissions Open 2026!&lt;/h1&gt;</text:p>
      <text:p text:style-name="Standard"><text:s text:c="20"/>&lt;p class="lead mb-4 animate-fadeIn" style="animation-delay: 0.2s;"&gt;Nurturing Global Talent in Bara Bandai, Swat&lt;/p&gt;</text:p>
      <text:p text:style-name="Standard"><text:s text:c="20"/>&lt;a href="{{ path('admissions') }}" class="btn btn-light btn-lg animate-fadeIn" style="animation-delay: 0.4s;"&gt;Apply Now &lt;i class="fas fa-arrow-right"&gt;&lt;/i&gt;&lt;/a&gt;</text:p>
      <text:p text:style-name="Standard"><text:s text:c="16"/>&lt;/div&gt;</text:p>
      <text:p text:style-name="Standard"><text:s text:c="12"/>&lt;/div&gt;</text:p>
      <text:p text:style-name="Standard"><text:s text:c="8"/>&lt;/div&gt;</text:p>
      <text:p text:style-name="Standard"><text:s text:c="8"/>&lt;div class="carousel-item"&gt;</text:p>
      <text:p text:style-name="Standard"><text:s text:c="12"/>&lt;div style="background: linear-gradient(135deg, #0d6efd 0%, #0a58ca 100%); height: 600px; display: flex; align-items: center;"&gt;</text:p>
      <text:p text:style-name="Standard"><text:s text:c="16"/>&lt;div class="container text-white text-center"&gt;</text:p>
      <text:p text:style-name="Standard"><text:s text:c="20"/>&lt;h1 class="display-3 fw-bold mb-4"&gt;Excellence in Education&lt;/h1&gt;</text:p>
      <text:p text:style-name="Standard"><text:s text:c="20"/>&lt;p class="lead mb-4"&gt;From Playgroup to Grade 8, Expanding to Grades 9 &amp; 10&lt;/p&gt;</text:p>
      <text:p text:style-name="Standard"><text:s text:c="20"/>&lt;a href="{{ path('academics') }}" class="btn btn-light btn-lg"&gt;Explore Programs &lt;i class="fas fa-book-open"&gt;&lt;/i&gt;&lt;/a&gt;</text:p>
      <text:p text:style-name="Standard"><text:s text:c="16"/>&lt;/div&gt;</text:p>
      <text:p text:style-name="Standard"><text:s text:c="12"/>&lt;/div&gt;</text:p>
      <text:p text:style-name="Standard"><text:s text:c="8"/>&lt;/div&gt;</text:p>
      <text:p text:style-name="Standard"><text:s text:c="8"/>&lt;div class="carousel-item"&gt;</text:p>
      <text:p text:style-name="Standard"><text:s text:c="12"/>&lt;div style="background: linear-gradient(135deg, #6f42c1 0%, #5a32a3 100%); height: 600px; display: flex; align-items: center;"&gt;</text:p>
      <text:p text:style-name="Standard"><text:s text:c="16"/>&lt;div class="container text-white text-center"&gt;</text:p>
      <text:p text:style-name="Standard"><text:s text:c="20"/>&lt;h1 class="display-3 fw-bold mb-4"&gt;Where Learning Meets Fun&lt;/h1&gt;</text:p>
      <text:p text:style-name="Standard"><text:s text:c="20"/>&lt;p class="lead mb-4"&gt;Activity-Based Learning • ESL • Computer Education&lt;/p&gt;</text:p>
      <text:p text:style-name="Standard"><text:s text:c="20"/>&lt;a href="{{ path('about') }}" class="btn btn-light btn-lg"&gt;Learn More &lt;i class="fas fa-info-circle"&gt;&lt;/i&gt;&lt;/a&gt;</text:p>
      <text:p text:style-name="Standard"><text:s text:c="16"/>&lt;/div&gt;</text:p>
      <text:p text:style-name="Standard"><text:s text:c="12"/>&lt;/div&gt;</text:p>
      <text:p text:style-name="Standard"><text:s text:c="8"/>&lt;/div&gt;</text:p>
      <text:p text:style-name="Standard"><text:s text:c="4"/>&lt;/div&gt;</text:p>
      <text:p text:style-name="Standard"><text:s text:c="4"/>&lt;button class="carousel-control-prev" type="button" data-bs-target="#heroCarousel" data-bs-slide="prev"&gt;</text:p>
      <text:p text:style-name="Standard"><text:s text:c="8"/>&lt;span class="carousel-control-prev-icon"&gt;&lt;/span&gt;</text:p>
      <text:p text:style-name="Standard"><text:s text:c="4"/>&lt;/button&gt;</text:p>
      <text:p text:style-name="Standard"><text:s text:c="4"/>&lt;button class="carousel-control-next" type="button" data-bs-target="#heroCarousel" data-bs-slide="next"&gt;</text:p>
      <text:p text:style-name="Standard"><text:s text:c="8"/>&lt;span class="carousel-control-next-icon"&gt;&lt;/span&gt;</text:p>
      <text:p text:style-name="Standard"><text:s text:c="4"/>&lt;/button&gt;</text:p>
      <text:p text:style-name="Standard">&lt;/div&gt;</text:p>
      <text:p text:style-name="Standard"/>
      <text:p text:style-name="Standard">&lt;!-- Highlights Section --&gt;</text:p>
      <text:p text:style-name="Standard">&lt;section class="py-5" style="background-color: #f8f9fa;"&gt;</text:p>
      <text:p text:style-name="Standard"><text:s text:c="4"/>&lt;div class="container"&gt;</text:p>
      <text:p text:style-name="Standard"><text:s text:c="8"/>&lt;div class="text-center mb-5"&gt;</text:p>
      <text:p text:style-name="Standard"><text:s text:c="12"/>&lt;h2 class="section-title"&gt;Why Choose Global Talent School?&lt;/h2&gt;</text:p>
      <text:p text:style-name="Standard"><text:s text:c="12"/>&lt;p class="lead mt-4"&gt;Building confident, globally-minded leaders of tomorrow&lt;/p&gt;</text:p>
      <text:p text:style-name="Standard"><text:s text:c="8"/>&lt;/div&gt;</text:p>
      <text:p text:style-name="Standard"><text:s text:c="8"/>&lt;div class="row g-4"&gt;</text:p>
      <text:p text:style-name="Standard"><text:soft-page-break/><text:s text:c="12"/>&lt;div class="col-md-4"&gt;</text:p>
      <text:p text:style-name="Standard"><text:s text:c="16"/>&lt;div class="card h-100 text-center p-4"&gt;</text:p>
      <text:p text:style-name="Standard"><text:s text:c="20"/>&lt;div class="mb-3"&gt;</text:p>
      <text:p text:style-name="Standard"><text:s text:c="24"/>&lt;i class="fas fa-globe fa-4x" style="color: #198754;"&gt;&lt;/i&gt;</text:p>
      <text:p text:style-name="Standard"><text:s text:c="20"/>&lt;/div&gt;</text:p>
      <text:p text:style-name="Standard"><text:s text:c="20"/>&lt;h4&gt;English as Second Language (ESL)&lt;/h4&gt;</text:p>
      <text:p text:style-name="Standard"><text:s text:c="20"/>&lt;p&gt;Comprehensive ESL program to build English confidence and fluency from an early age.&lt;/p&gt;</text:p>
      <text:p text:style-name="Standard"><text:s text:c="16"/>&lt;/div&gt;</text:p>
      <text:p text:style-name="Standard"><text:s text:c="12"/>&lt;/div&gt;</text:p>
      <text:p text:style-name="Standard"><text:s text:c="12"/>&lt;div class="col-md-4"&gt;</text:p>
      <text:p text:style-name="Standard"><text:s text:c="16"/>&lt;div class="card h-100 text-center p-4"&gt;</text:p>
      <text:p text:style-name="Standard"><text:s text:c="20"/>&lt;div class="mb-3"&gt;</text:p>
      <text:p text:style-name="Standard"><text:s text:c="24"/>&lt;i class="fas fa-laptop fa-4x" style="color: #198754;"&gt;&lt;/i&gt;</text:p>
      <text:p text:style-name="Standard"><text:s text:c="20"/>&lt;/div&gt;</text:p>
      <text:p text:style-name="Standard"><text:s text:c="20"/>&lt;h4&gt;Computer Education&lt;/h4&gt;</text:p>
      <text:p text:style-name="Standard"><text:s text:c="20"/>&lt;p&gt;Modern computer labs and IT curriculum preparing students for the digital world.&lt;/p&gt;</text:p>
      <text:p text:style-name="Standard"><text:s text:c="16"/>&lt;/div&gt;</text:p>
      <text:p text:style-name="Standard"><text:s text:c="12"/>&lt;/div&gt;</text:p>
      <text:p text:style-name="Standard"><text:s text:c="12"/>&lt;div class="col-md-4"&gt;</text:p>
      <text:p text:style-name="Standard"><text:s text:c="16"/>&lt;div class="card h-100 text-center p-4"&gt;</text:p>
      <text:p text:style-name="Standard"><text:s text:c="20"/>&lt;div class="mb-3"&gt;</text:p>
      <text:p text:style-name="Standard"><text:s text:c="24"/>&lt;i class="fas fa-running fa-4x" style="color: #198754;"&gt;&lt;/i&gt;</text:p>
      <text:p text:style-name="Standard"><text:s text:c="20"/>&lt;/div&gt;</text:p>
      <text:p text:style-name="Standard"><text:s text:c="20"/>&lt;h4&gt;Activity-Based Learning&lt;/h4&gt;</text:p>
      <text:p text:style-name="Standard"><text:s text:c="20"/>&lt;p&gt;Fun, hands-on activities that make learning engaging and memorable for every child.&lt;/p&gt;</text:p>
      <text:p text:style-name="Standard"><text:s text:c="16"/>&lt;/div&gt;</text:p>
      <text:p text:style-name="Standard"><text:s text:c="12"/>&lt;/div&gt;</text:p>
      <text:p text:style-name="Standard"><text:s text:c="8"/>&lt;/div&gt;</text:p>
      <text:p text:style-name="Standard"><text:s text:c="4"/>&lt;/div&gt;</text:p>
      <text:p text:style-name="Standard">&lt;/section&gt;</text:p>
      <text:p text:style-name="Standard"/>
      <text:p text:style-name="Standard">&lt;!-- Latest News Section --&gt;</text:p>
      <text:p text:style-name="Standard">{% if latestNews|length &gt; 0 %}</text:p>
      <text:p text:style-name="Standard">&lt;section class="py-5"&gt;</text:p>
      <text:p text:style-name="Standard"><text:s text:c="4"/>&lt;div class="container"&gt;</text:p>
      <text:p text:style-name="Standard"><text:s text:c="8"/>&lt;div class="text-center mb-5"&gt;</text:p>
      <text:p text:style-name="Standard"><text:s text:c="12"/>&lt;h2 class="section-title"&gt;Latest News &amp; Events&lt;/h2&gt;</text:p>
      <text:p text:style-name="Standard"><text:s text:c="12"/>&lt;p class="lead mt-4"&gt;Stay updated with what's happening at GTS&lt;/p&gt;</text:p>
      <text:p text:style-name="Standard"><text:s text:c="8"/>&lt;/div&gt;</text:p>
      <text:p text:style-name="Standard"><text:s text:c="8"/>&lt;div class="row g-4"&gt;</text:p>
      <text:p text:style-name="Standard"><text:s text:c="12"/>{% for news in latestNews %}</text:p>
      <text:p text:style-name="Standard"><text:s text:c="12"/>&lt;div class="col-md-4"&gt;</text:p>
      <text:p text:style-name="Standard"><text:s text:c="16"/>&lt;div class="card h-100"&gt;</text:p>
      <text:p text:style-name="Standard"><text:s text:c="20"/>{% if news.image %}</text:p>
      <text:p text:style-name="Standard"><text:s text:c="20"/>&lt;img src="{{ news.image }}" class="card-img-top" alt="{{ news.title }}" style="height: 200px; object-fit: cover;"&gt;</text:p>
      <text:p text:style-name="Standard"><text:s text:c="20"/>{% else %}</text:p>
      <text:p text:style-name="Standard"><text:soft-page-break/><text:s text:c="20"/>&lt;div style="height: 200px; background: linear-gradient(135deg, #198754 0%, #146c43 100%); display: flex; align-items: center; justify-content: center;"&gt;</text:p>
      <text:p text:style-name="Standard"><text:s text:c="24"/>&lt;i class="fas fa-newspaper fa-4x text-white"&gt;&lt;/i&gt;</text:p>
      <text:p text:style-name="Standard"><text:s text:c="20"/>&lt;/div&gt;</text:p>
      <text:p text:style-name="Standard"><text:s text:c="20"/>{% endif %}</text:p>
      <text:p text:style-name="Standard"><text:s text:c="20"/>&lt;div class="card-body"&gt;</text:p>
      <text:p text:style-name="Standard"><text:s text:c="24"/>&lt;small class="text-muted"&gt;&lt;i class="far fa-calendar"&gt;&lt;/i&gt; {{ news.date|date('F d, Y') }}&lt;/small&gt;</text:p>
      <text:p text:style-name="Standard"><text:s text:c="24"/>&lt;h5 class="card-title mt-2"&gt;{{ news.title }}&lt;/h5&gt;</text:p>
      <text:p text:style-name="Standard"><text:s text:c="24"/>&lt;p class="card-text"&gt;{{ news.excerpt[:120] }}...&lt;/p&gt;</text:p>
      <text:p text:style-name="Standard"><text:s text:c="24"/>&lt;a href="{{ path('news_detail', {id: news.id}) }}" class="btn btn-outline-primary btn-sm"&gt;Read More&lt;/a&gt;</text:p>
      <text:p text:style-name="Standard"><text:s text:c="20"/>&lt;/div&gt;</text:p>
      <text:p text:style-name="Standard"><text:s text:c="16"/>&lt;/div&gt;</text:p>
      <text:p text:style-name="Standard"><text:s text:c="12"/>&lt;/div&gt;</text:p>
      <text:p text:style-name="Standard"><text:s text:c="12"/>{% endfor %}</text:p>
      <text:p text:style-name="Standard"><text:s text:c="8"/>&lt;/div&gt;</text:p>
      <text:p text:style-name="Standard"><text:s text:c="8"/>&lt;div class="text-center mt-4"&gt;</text:p>
      <text:p text:style-name="Standard"><text:s text:c="12"/>&lt;a href="{{ path('news_list') }}" class="btn btn-primary"&gt;View All News&lt;/a&gt;</text:p>
      <text:p text:style-name="Standard"><text:s text:c="8"/>&lt;/div&gt;</text:p>
      <text:p text:style-name="Standard"><text:s text:c="4"/>&lt;/div&gt;</text:p>
      <text:p text:style-name="Standard">&lt;/section&gt;</text:p>
      <text:p text:style-name="Standard">{% endif %}</text:p>
      <text:p text:style-name="Standard"/>
      <text:p text:style-name="Standard">&lt;!-- CTA Section --&gt;</text:p>
      <text:p text:style-name="Standard">&lt;section class="py-5" style="background: linear-gradient(135deg, #198754 0%, #146c43 100%); color: white;"&gt;</text:p>
      <text:p text:style-name="Standard"><text:s text:c="4"/>&lt;div class="container text-center"&gt;</text:p>
      <text:p text:style-name="Standard"><text:s text:c="8"/>&lt;h2 class="display-5 fw-bold mb-4"&gt;Ready to Join Our Community?&lt;/h2&gt;</text:p>
      <text:p text:style-name="Standard"><text:s text:c="8"/>&lt;p class="lead mb-4"&gt;Enroll your child today and give them the gift of quality education&lt;/p&gt;</text:p>
      <text:p text:style-name="Standard"><text:s text:c="8"/>&lt;a href="{{ path('admissions') }}" class="btn btn-light btn-lg me-3"&gt;Apply for Admission&lt;/a&gt;</text:p>
      <text:p text:style-name="Standard"><text:s text:c="8"/>&lt;a href="{{ path('contact') }}" class="btn btn-outline-light btn-lg"&gt;Contact Us&lt;/a&gt;</text:p>
      <text:p text:style-name="Standard"><text:s text:c="4"/>&lt;/div&gt;</text:p>
      <text:p text:style-name="Standard">&lt;/section&gt;</text:p>
      <text:p text:style-name="Standard">{% endblock %}</text:p>
      <text:p text:style-name="Standard"/>
      <text:p text:style-name="Standard">// ============================================================================</text:p>
      <text:p text:style-name="Standard">// templates/about/index.html.twig</text:p>
      <text:p text:style-name="Standard">// ============================================================================</text:p>
      <text:p text:style-name="Standard">{% extends 'base.html.twig' %}</text:p>
      <text:p text:style-name="Standard"/>
      <text:p text:style-name="Standard">{% block title %}About Us - Global Talent School{% endblock %}</text:p>
      <text:p text:style-name="Standard"/>
      <text:p text:style-name="Standard">{% block body %}</text:p>
      <text:p text:style-name="Standard"><text:soft-page-break/>&lt;div style="background: linear-gradient(135deg, #198754 0%, #146c43 100%); padding: 80px 0; color: white;"&gt;</text:p>
      <text:p text:style-name="Standard"><text:s text:c="4"/>&lt;div class="container text-center"&gt;</text:p>
      <text:p text:style-name="Standard"><text:s text:c="8"/>&lt;h1 class="display-4 fw-bold"&gt;About Global Talent School&lt;/h1&gt;</text:p>
      <text:p text:style-name="Standard"><text:s text:c="8"/>&lt;p class="lead"&gt;Nurturing talent, building futures in Bara Bandai, Swat&lt;/p&gt;</text:p>
      <text:p text:style-name="Standard"><text:s text:c="4"/>&lt;/div&gt;</text:p>
      <text:p text:style-name="Standard">&lt;/div&gt;</text:p>
      <text:p text:style-name="Standard"/>
      <text:p text:style-name="Standard">&lt;section class="py-5"&gt;</text:p>
      <text:p text:style-name="Standard"><text:s text:c="4"/>&lt;div class="container"&gt;</text:p>
      <text:p text:style-name="Standard"><text:s text:c="8"/>&lt;div class="row align-items-center mb-5"&gt;</text:p>
      <text:p text:style-name="Standard"><text:s text:c="12"/>&lt;div class="col-lg-6"&gt;</text:p>
      <text:p text:style-name="Standard"><text:s text:c="16"/>&lt;h2 class="section-title mb-4"&gt;Our Story&lt;/h2&gt;</text:p>
      <text:p text:style-name="Standard"><text:s text:c="16"/>&lt;p class="lead"&gt;{{ school.aboutText ?? 'Global Talent School was founded with a vision to provide world-class education in the heart of Swat Valley. We believe every child deserves an education that prepares them for global opportunities while staying rooted in strong values.' }}&lt;/p&gt;</text:p>
      <text:p text:style-name="Standard"><text:s text:c="12"/>&lt;/div&gt;</text:p>
      <text:p text:style-name="Standard"><text:s text:c="12"/>&lt;div class="col-lg-6"&gt;</text:p>
      <text:p text:style-name="Standard"><text:s text:c="16"/>&lt;div style="background: linear-gradient(135deg, #d1e7dd 0%, #a3cfbb 100%); height: 350px; border-radius: 15px; display: flex; align-items: center; justify-content: center;"&gt;</text:p>
      <text:p text:style-name="Standard"><text:s text:c="20"/>&lt;i class="fas fa-school fa-8x" style="color: #198754; opacity: 0.3;"&gt;&lt;/i&gt;</text:p>
      <text:p text:style-name="Standard"><text:s text:c="16"/>&lt;/div&gt;</text:p>
      <text:p text:style-name="Standard"><text:s text:c="12"/>&lt;/div&gt;</text:p>
      <text:p text:style-name="Standard"><text:s text:c="8"/>&lt;/div&gt;</text:p>
      <text:p text:style-name="Standard"/>
      <text:p text:style-name="Standard"><text:s text:c="8"/>&lt;div class="row g-4 mb-5"&gt;</text:p>
      <text:p text:style-name="Standard"><text:s text:c="12"/>&lt;div class="col-md-6"&gt;</text:p>
      <text:p text:style-name="Standard"><text:s text:c="16"/>&lt;div class="card h-100 p-4" style="background: linear-gradient(135deg, #d1e7dd 0%, #ffffff 100%); border: none;"&gt;</text:p>
      <text:p text:style-name="Standard"><text:s text:c="20"/>&lt;h3 style="color: #198754;"&gt;&lt;i class="fas fa-bullseye"&gt;&lt;/i&gt; Our Mission&lt;/h3&gt;</text:p>
      <text:p text:style-name="Standard"><text:s text:c="20"/>&lt;p class="mb-0"&gt;{{ school.mission ?? 'To nurture global talent through innovative, activity-based learning that builds confidence, character, and competence in every student.' }}&lt;/p&gt;</text:p>
      <text:p text:style-name="Standard"><text:s text:c="16"/>&lt;/div&gt;</text:p>
      <text:p text:style-name="Standard"><text:s text:c="12"/>&lt;/div&gt;</text:p>
      <text:p text:style-name="Standard"><text:s text:c="12"/>&lt;div class="col-md-6"&gt;</text:p>
      <text:p text:style-name="Standard"><text:s text:c="16"/>&lt;div class="card h-100 p-4" style="background: linear-gradient(135deg, #cfe2ff 0%, #ffffff 100%); border: none;"&gt;</text:p>
      <text:p text:style-name="Standard"><text:s text:c="20"/>&lt;h3 style="color: #0d6efd;"&gt;&lt;i class="fas fa-eye"&gt;&lt;/i&gt; Our Vision&lt;/h3&gt;</text:p>
      <text:p text:style-name="Standard"><text:s text:c="20"/>&lt;p class="mb-0"&gt;{{ school.vision ?? 'To prepare confident, competent leaders who can excel in a global environment while contributing positively to their communities.' }}&lt;/p&gt;</text:p>
      <text:p text:style-name="Standard"><text:s text:c="16"/>&lt;/div&gt;</text:p>
      <text:p text:style-name="Standard"><text:s text:c="12"/>&lt;/div&gt;</text:p>
      <text:p text:style-name="Standard"><text:s text:c="8"/>&lt;/div&gt;</text:p>
      <text:p text:style-name="Standard"/>
      <text:p text:style-name="Standard"><text:s text:c="8"/>{% if school.principalMessage %}</text:p>
      <text:p text:style-name="Standard"><text:s text:c="8"/>&lt;div class="row"&gt;</text:p>
      <text:p text:style-name="Standard"><text:s text:c="12"/>&lt;div class="col-lg-8 mx-auto"&gt;</text:p>
      <text:p text:style-name="Standard"><text:s text:c="16"/>&lt;div class="card p-5" style="background: #f8f9fa; border: none;"&gt;</text:p>
      <text:p text:style-name="Standard"><text:s text:c="20"/>&lt;h3 class="text-center mb-4" style="color: #198754;"&gt;Principal's Message&lt;/h3&gt;</text:p>
      <text:p text:style-name="Standard"><text:soft-page-break/><text:s text:c="20"/>&lt;p class="lead text-center fst-italic"&gt;"{{ school.principalMessage }}"&lt;/p&gt;</text:p>
      <text:p text:style-name="Standard"><text:s text:c="16"/>&lt;/div&gt;</text:p>
      <text:p text:style-name="Standard"><text:s text:c="12"/>&lt;/div&gt;</text:p>
      <text:p text:style-name="Standard"><text:s text:c="8"/>&lt;/div&gt;</text:p>
      <text:p text:style-name="Standard"><text:s text:c="8"/>{% endif %}</text:p>
      <text:p text:style-name="Standard"/>
      <text:p text:style-name="Standard"><text:s text:c="8"/>&lt;div class="row mt-5"&gt;</text:p>
      <text:p text:style-name="Standard"><text:s text:c="12"/>&lt;div class="col-lg-10 mx-auto"&gt;</text:p>
      <text:p text:style-name="Standard"><text:s text:c="16"/>&lt;div class="card p-4" style="border-left: 5px solid #198754;"&gt;</text:p>
      <text:p text:style-name="Standard"><text:s text:c="20"/>&lt;h3 style="color: #198754;"&gt;&lt;i class="fas fa-rocket"&gt;&lt;/i&gt; Future Plans&lt;/h3&gt;</text:p>
      <text:p text:style-name="Standard"><text:s text:c="20"/>&lt;p class="mb-0"&gt;We are excited to announce our expansion plans! Starting from the next academic year, Global Talent School will be extending its academic programs to include Grades 9 and 10, offering our students a complete secondary education pathway right here in Bara Bandai, Swat.&lt;/p&gt;</text:p>
      <text:p text:style-name="Standard"><text:s text:c="16"/>&lt;/div&gt;</text:p>
      <text:p text:style-name="Standard"><text:s text:c="12"/>&lt;/div&gt;</text:p>
      <text:p text:style-name="Standard"><text:s text:c="8"/>&lt;/div&gt;</text:p>
      <text:p text:style-name="Standard"><text:s text:c="4"/>&lt;/div&gt;</text:p>
      <text:p text:style-name="Standard">&lt;/section&gt;</text:p>
      <text:p text:style-name="Standard"/>
      <text:p text:style-name="Standard">&lt;section class="py-5" style="background: #f8f9fa;"&gt;</text:p>
      <text:p text:style-name="Standard"><text:s text:c="4"/>&lt;div class="container text-center"&gt;</text:p>
      <text:p text:style-name="Standard"><text:s text:c="8"/>&lt;h2 class="section-title mb-5"&gt;Our Core Values&lt;/h2&gt;</text:p>
      <text:p text:style-name="Standard"><text:s text:c="8"/>&lt;div class="row g-4"&gt;</text:p>
      <text:p text:style-name="Standard"><text:s text:c="12"/>&lt;div class="col-md-3"&gt;</text:p>
      <text:p text:style-name="Standard"><text:s text:c="16"/>&lt;div class="p-4"&gt;</text:p>
      <text:p text:style-name="Standard"><text:s text:c="20"/>&lt;i class="fas fa-heart fa-3x mb-3" style="color: #dc3545;"&gt;&lt;/i&gt;</text:p>
      <text:p text:style-name="Standard"><text:s text:c="20"/>&lt;h5&gt;Excellence&lt;/h5&gt;</text:p>
      <text:p text:style-name="Standard"><text:s text:c="20"/>&lt;p&gt;Striving for the highest standards in everything we do&lt;/p&gt;</text:p>
      <text:p text:style-name="Standard"><text:s text:c="16"/>&lt;/div&gt;</text:p>
      <text:p text:style-name="Standard"><text:s text:c="12"/>&lt;/div&gt;</text:p>
      <text:p text:style-name="Standard"><text:s text:c="12"/>&lt;div class="col-md-3"&gt;</text:p>
      <text:p text:style-name="Standard"><text:s text:c="16"/>&lt;div class="p-4"&gt;</text:p>
      <text:p text:style-name="Standard"><text:s text:c="20"/>&lt;i class="fas fa-hands-helping fa-3x mb-3" style="color: #198754;"&gt;&lt;/i&gt;</text:p>
      <text:p text:style-name="Standard"><text:s text:c="20"/>&lt;h5&gt;Integrity&lt;/h5&gt;</text:p>
      <text:p text:style-name="Standard"><text:s text:c="20"/>&lt;p&gt;Building character through honesty and responsibility&lt;/p&gt;</text:p>
      <text:p text:style-name="Standard"><text:s text:c="16"/>&lt;/div&gt;</text:p>
      <text:p text:style-name="Standard"><text:s text:c="12"/>&lt;/div&gt;</text:p>
      <text:p text:style-name="Standard"><text:s text:c="12"/>&lt;div class="col-md-3"&gt;</text:p>
      <text:p text:style-name="Standard"><text:s text:c="16"/>&lt;div class="p-4"&gt;</text:p>
      <text:p text:style-name="Standard"><text:s text:c="20"/>&lt;i class="fas fa-users fa-3x mb-3" style="color: #0d6efd;"&gt;&lt;/i&gt;</text:p>
      <text:p text:style-name="Standard"><text:s text:c="20"/>&lt;h5&gt;Community&lt;/h5&gt;</text:p>
      <text:p text:style-name="Standard"><text:s text:c="20"/>&lt;p&gt;Fostering a supportive and inclusive environment&lt;/p&gt;</text:p>
      <text:p text:style-name="Standard"><text:s text:c="16"/>&lt;/div&gt;</text:p>
      <text:p text:style-name="Standard"><text:s text:c="12"/>&lt;/div&gt;</text:p>
      <text:p text:style-name="Standard"><text:s text:c="12"/>&lt;div class="col-md-3"&gt;</text:p>
      <text:p text:style-name="Standard"><text:s text:c="16"/>&lt;div class="p-4"&gt;</text:p>
      <text:p text:style-name="Standard"><text:s text:c="20"/>&lt;i class="fas fa-lightbulb fa-3x mb-3" style="color: #ffc107;"&gt;&lt;/i&gt;</text:p>
      <text:p text:style-name="Standard"><text:s text:c="20"/>&lt;h5&gt;Innovation&lt;/h5&gt;</text:p>
      <text:p text:style-name="Standard"><text:s text:c="20"/>&lt;p&gt;Embracing modern teaching methods and technology&lt;/p&gt;</text:p>
      <text:p text:style-name="Standard"><text:soft-page-break/><text:s text:c="16"/>&lt;/div&gt;</text:p>
      <text:p text:style-name="Standard"><text:s text:c="12"/>&lt;/div&gt;</text:p>
      <text:p text:style-name="Standard"><text:s text:c="8"/>&lt;/div&gt;</text:p>
      <text:p text:style-name="Standard"><text:s text:c="4"/>&lt;/div&gt;</text:p>
      <text:p text:style-name="Standard">&lt;/section&gt;</text:p>
      <text:p text:style-name="Standard">{% endblock %}</text:p>
      <text:p text:style-name="Standard"><text:s text:c="20"/>$email = (new Email())</text:p>
      <text:p text:style-name="Standard"><text:s text:c="24"/>-&gt;from($inquiry-&gt;getEmail())</text:p>
      <text:p text:style-name="Standard"><text:s text:c="24"/>-&gt;to($school-&gt;getEmail())</text:p>
      <text:p text:style-name="Standard"><text:s text:c="24"/>-&gt;subject('New Admission Inquiry - ' . $inquiry-&gt;getName())</text:p>
      <text:p text:style-name="Standard"><text:s text:c="24"/>-&gt;text(sprintf(</text:p>
      <text:p text:style-name="Standard"><text:s text:c="28"/>"Name: %s\nEmail: %s\nPhone: %s\nType: %s\n\nMessage:\n%s",</text:p>
      <text:p text:style-name="Standard"><text:s text:c="28"/>$inquiry-&gt;getName(),</text:p>
      <text:p text:style-name="Standard"><text:s text:c="28"/>$inquiry-&gt;getEmail(),</text:p>
      <text:p text:style-name="Standard"><text:s text:c="28"/>$inquiry-&gt;getPhone() ?? 'N/A',</text:p>
      <text:p text:style-name="Standard"><text:s text:c="28"/>$inquiry-&gt;getType(),</text:p>
      <text:p text:style-name="Standard"><text:s text:c="28"/>$inquiry-&gt;getMessage()</text:p>
      <text:p text:style-name="Standard"><text:s text:c="24"/>));</text:p>
      <text:p text:style-name="Standard"/>
      <text:p text:style-name="Standard"><text:s text:c="20"/>$mailer-&gt;send($email);</text:p>
      <text:p text:style-name="Standard"><text:s text:c="16"/>} catch (\Exception $e) {</text:p>
      <text:p text:style-name="Standard"><text:s text:c="20"/>// Log error but don't break the flow</text:p>
      <text:p text:style-name="Standard"><text:s text:c="16"/>}</text:p>
      <text:p text:style-name="Standard"><text:s text:c="12"/>}</text:p>
      <text:p text:style-name="Standard"/>
      <text:p text:style-name="Standard"><text:s text:c="12"/>$this-&gt;addFlash('success', 'Thank you! Your admission inquiry has been submitted successfully. We will contact you soon.');</text:p>
      <text:p text:style-name="Standard"><text:s text:c="12"/>return $this-&gt;redirectToRoute('admissions');</text:p>
      <text:p text:style-name="Standard"><text:s text:c="8"/>}</text:p>
      <text:p text:style-name="Standard"/>
      <text:p text:style-name="Standard"><text:s text:c="8"/>$school = $schoolRepo-&gt;findOneBy([]);</text:p>
      <text:p text:style-name="Standard"/>
      <text:p text:style-name="Standard"><text:s text:c="8"/>return $this-&gt;render('admissions/index.html.twig', [</text:p>
      <text:p text:style-name="Standard"><text:s text:c="12"/>'form' =&gt; $form,</text:p>
      <text:p text:style-name="Standard"><text:s text:c="12"/>'school' =&gt; $school,</text:p>
      <text:p text:style-name="Standard"><text:s text:c="8"/>]);</text:p>
      <text:p text:style-name="Standard"><text:s text:c="4"/>}</text:p>
      <text:p text:style-name="Standard">}</text:p>
      <text:p text:style-name="Standard"/>
      <text:p text:style-name="Standard">// ============================================================================</text:p>
      <text:p text:style-name="Standard">// src/Controller/FacilitiesController.php</text:p>
      <text:p text:style-name="Standard">// ============================================================================</text:p>
      <text:p text:style-name="Standard">&lt;?php</text:p>
      <text:p text:style-name="Standard"/>
      <text:p text:style-name="Standard">declare(strict_types=1);</text:p>
      <text:p text:style-name="Standard"><text:soft-page-break/></text:p>
      <text:p text:style-name="Standard">namespace App\Controller;</text:p>
      <text:p text:style-name="Standard"/>
      <text:p text:style-name="Standard">use Symfony\Bundle\FrameworkBundle\Controller\AbstractController;</text:p>
      <text:p text:style-name="Standard">use Symfony\Component\HttpFoundation\Response;</text:p>
      <text:p text:style-name="Standard">use Symfony\Component\Routing\Attribute\Route;</text:p>
      <text:p text:style-name="Standard"/>
      <text:p text:style-name="Standard">class FacilitiesController extends AbstractController</text:p>
      <text:p text:style-name="Standard">{</text:p>
      <text:p text:style-name="Standard"><text:s text:c="4"/>#[Route('/facilities', name: 'facilities')]</text:p>
      <text:p text:style-name="Standard"><text:s text:c="4"/>public function index(): Response</text:p>
      <text:p text:style-name="Standard"><text:s text:c="4"/>{</text:p>
      <text:p text:style-name="Standard"><text:s text:c="8"/>return $this-&gt;render('facilities/index.html.twig');</text:p>
      <text:p text:style-name="Standard"><text:s text:c="4"/>}</text:p>
      <text:p text:style-name="Standard">}</text:p>
      <text:p text:style-name="Standard"/>
      <text:p text:style-name="Standard">// ============================================================================</text:p>
      <text:p text:style-name="Standard">// src/Controller/GalleryController.php</text:p>
      <text:p text:style-name="Standard">// ============================================================================</text:p>
      <text:p text:style-name="Standard">&lt;?php</text:p>
      <text:p text:style-name="Standard"/>
      <text:p text:style-name="Standard">declare(strict_types=1);</text:p>
      <text:p text:style-name="Standard"/>
      <text:p text:style-name="Standard">namespace App\Controller;</text:p>
      <text:p text:style-name="Standard"/>
      <text:p text:style-name="Standard">use App\Repository\GalleryImageRepository;</text:p>
      <text:p text:style-name="Standard">use Symfony\Bundle\FrameworkBundle\Controller\AbstractController;</text:p>
      <text:p text:style-name="Standard">use Symfony\Component\HttpFoundation\Request;</text:p>
      <text:p text:style-name="Standard">use Symfony\Component\HttpFoundation\Response;</text:p>
      <text:p text:style-name="Standard">use Symfony\Component\Routing\Attribute\Route;</text:p>
      <text:p text:style-name="Standard"/>
      <text:p text:style-name="Standard">class GalleryController extends AbstractController</text:p>
      <text:p text:style-name="Standard">{</text:p>
      <text:p text:style-name="Standard"><text:s text:c="4"/>#[Route('/gallery', name: 'gallery')]</text:p>
      <text:p text:style-name="Standard"><text:s text:c="4"/>public function index(Request $request, GalleryImageRepository $galleryRepo): Response</text:p>
      <text:p text:style-name="Standard"><text:s text:c="4"/>{</text:p>
      <text:p text:style-name="Standard"><text:s text:c="8"/>$category = $request-&gt;query-&gt;get('category');</text:p>
      <text:p text:style-name="Standard"><text:s text:c="8"/>$images = $galleryRepo-&gt;findByCategory($category);</text:p>
      <text:p text:style-name="Standard"/>
      <text:p text:style-name="Standard"><text:s text:c="8"/>return $this-&gt;render('gallery/index.html.twig', [</text:p>
      <text:p text:style-name="Standard"><text:s text:c="12"/>'images' =&gt; $images,</text:p>
      <text:p text:style-name="Standard"><text:s text:c="12"/>'currentCategory' =&gt; $category,</text:p>
      <text:p text:style-name="Standard"><text:s text:c="8"/>]);</text:p>
      <text:p text:style-name="Standard"><text:s text:c="4"/>}</text:p>
      <text:p text:style-name="Standard">}</text:p>
      <text:p text:style-name="Standard"><text:soft-page-break/></text:p>
      <text:p text:style-name="Standard">// ============================================================================</text:p>
      <text:p text:style-name="Standard">// src/Controller/NewsController.php</text:p>
      <text:p text:style-name="Standard">// ============================================================================</text:p>
      <text:p text:style-name="Standard">&lt;?php</text:p>
      <text:p text:style-name="Standard"/>
      <text:p text:style-name="Standard">declare(strict_types=1);</text:p>
      <text:p text:style-name="Standard"/>
      <text:p text:style-name="Standard">namespace App\Controller;</text:p>
      <text:p text:style-name="Standard"/>
      <text:p text:style-name="Standard">use App\Repository\NewsRepository;</text:p>
      <text:p text:style-name="Standard">use Symfony\Bundle\FrameworkBundle\Controller\AbstractController;</text:p>
      <text:p text:style-name="Standard">use Symfony\Component\HttpFoundation\Response;</text:p>
      <text:p text:style-name="Standard">use Symfony\Component\Routing\Attribute\Route;</text:p>
      <text:p text:style-name="Standard"/>
      <text:p text:style-name="Standard">class NewsController extends AbstractController</text:p>
      <text:p text:style-name="Standard">{</text:p>
      <text:p text:style-name="Standard"><text:s text:c="4"/>#[Route('/news', name: 'news_list')]</text:p>
      <text:p text:style-name="Standard"><text:s text:c="4"/>public function list(NewsRepository $newsRepo): Response</text:p>
      <text:p text:style-name="Standard"><text:s text:c="4"/>{</text:p>
      <text:p text:style-name="Standard"><text:s text:c="8"/>$news = $newsRepo-&gt;findBy([], ['date' =&gt; 'DESC']);</text:p>
      <text:p text:style-name="Standard"/>
      <text:p text:style-name="Standard"><text:s text:c="8"/>return $this-&gt;render('news/list.html.twig', [</text:p>
      <text:p text:style-name="Standard"><text:s text:c="12"/>'news' =&gt; $news,</text:p>
      <text:p text:style-name="Standard"><text:s text:c="8"/>]);</text:p>
      <text:p text:style-name="Standard"><text:s text:c="4"/>}</text:p>
      <text:p text:style-name="Standard"/>
      <text:p text:style-name="Standard"><text:s text:c="4"/>#[Route('/news/{id}', name: 'news_detail', requirements: ['id' =&gt; '\d+'])]</text:p>
      <text:p text:style-name="Standard"><text:s text:c="4"/>public function detail(int $id, NewsRepository $newsRepo): Response</text:p>
      <text:p text:style-name="Standard"><text:s text:c="4"/>{</text:p>
      <text:p text:style-name="Standard"><text:s text:c="8"/>$newsItem = $newsRepo-&gt;find($id);</text:p>
      <text:p text:style-name="Standard"/>
      <text:p text:style-name="Standard"><text:s text:c="8"/>if (!$newsItem) {</text:p>
      <text:p text:style-name="Standard"><text:s text:c="12"/>throw $this-&gt;createNotFoundException('News article not found');</text:p>
      <text:p text:style-name="Standard"><text:s text:c="8"/>}</text:p>
      <text:p text:style-name="Standard"/>
      <text:p text:style-name="Standard"><text:s text:c="8"/>return $this-&gt;render('news/detail.html.twig', [</text:p>
      <text:p text:style-name="Standard"><text:s text:c="12"/>'newsItem' =&gt; $newsItem,</text:p>
      <text:p text:style-name="Standard"><text:s text:c="8"/>]);</text:p>
      <text:p text:style-name="Standard"><text:s text:c="4"/>}</text:p>
      <text:p text:style-name="Standard">}</text:p>
      <text:p text:style-name="Standard"/>
      <text:p text:style-name="Standard">// ============================================================================</text:p>
      <text:p text:style-name="Standard"><text:soft-page-break/>// src/Controller/ContactController.php</text:p>
      <text:p text:style-name="Standard">// ============================================================================</text:p>
      <text:p text:style-name="Standard">&lt;?php</text:p>
      <text:p text:style-name="Standard"/>
      <text:p text:style-name="Standard">declare(strict_types=1);</text:p>
      <text:p text:style-name="Standard"/>
      <text:p text:style-name="Standard">namespace App\Controller;</text:p>
      <text:p text:style-name="Standard"/>
      <text:p text:style-name="Standard">use App\Entity\Inquiry;</text:p>
      <text:p text:style-name="Standard">use App\Form\InquiryType;</text:p>
      <text:p text:style-name="Standard">use App\Repository\SchoolRepository;</text:p>
      <text:p text:style-name="Standard">use Doctrine\ORM\EntityManagerInterface;</text:p>
      <text:p text:style-name="Standard">use Symfony\Bundle\FrameworkBundle\Controller\AbstractController;</text:p>
      <text:p text:style-name="Standard">use Symfony\Component\HttpFoundation\Request;</text:p>
      <text:p text:style-name="Standard">use Symfony\Component\HttpFoundation\Response;</text:p>
      <text:p text:style-name="Standard">use Symfony\Component\Mailer\MailerInterface;</text:p>
      <text:p text:style-name="Standard">use Symfony\Component\Mime\Email;</text:p>
      <text:p text:style-name="Standard">use Symfony\Component\Routing\Attribute\Route;</text:p>
      <text:p text:style-name="Standard"/>
      <text:p text:style-name="Standard">class ContactController extends AbstractController</text:p>
      <text:p text:style-name="Standard">{</text:p>
      <text:p text:style-name="Standard"><text:s text:c="4"/>#[Route('/contact', name: 'contact')]</text:p>
      <text:p text:style-name="Standard"><text:s text:c="4"/>public function index(</text:p>
      <text:p text:style-name="Standard"><text:s text:c="8"/>Request $request,</text:p>
      <text:p text:style-name="Standard"><text:s text:c="8"/>EntityManagerInterface $em,</text:p>
      <text:p text:style-name="Standard"><text:s text:c="8"/>MailerInterface $mailer,</text:p>
      <text:p text:style-name="Standard"><text:s text:c="8"/>SchoolRepository $schoolRepo</text:p>
      <text:p text:style-name="Standard"><text:s text:c="4"/>): Response {</text:p>
      <text:p text:style-name="Standard"><text:s text:c="8"/>$inquiry = new Inquiry();</text:p>
      <text:p text:style-name="Standard"><text:s text:c="8"/>$inquiry-&gt;setType('contact');</text:p>
      <text:p text:style-name="Standard"><text:s text:c="8"/></text:p>
      <text:p text:style-name="Standard"><text:s text:c="8"/>$form = $this-&gt;createForm(InquiryType::class, $inquiry);</text:p>
      <text:p text:style-name="Standard"><text:s text:c="8"/>$form-&gt;handleRequest($request);</text:p>
      <text:p text:style-name="Standard"/>
      <text:p text:style-name="Standard"><text:s text:c="8"/>if ($form-&gt;isSubmitted() &amp;&amp; $form-&gt;isValid()) {</text:p>
      <text:p text:style-name="Standard"><text:s text:c="12"/>$em-&gt;persist($inquiry);</text:p>
      <text:p text:style-name="Standard"><text:s text:c="12"/>$em-&gt;flush();</text:p>
      <text:p text:style-name="Standard"/>
      <text:p text:style-name="Standard"><text:s text:c="12"/>$school = $schoolRepo-&gt;findOneBy([]);</text:p>
      <text:p text:style-name="Standard"><text:s text:c="12"/>if ($school &amp;&amp; $school-&gt;getEmail()) {</text:p>
      <text:p text:style-name="Standard"><text:s text:c="16"/>try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2T00:58:08.439026119</meta:creation-date>
    <dc:date>2026-01-22T01:01:51.134967819</dc:date>
    <meta:editing-duration>PT3M43S</meta:editing-duration>
    <meta:editing-cycles>1</meta:editing-cycles>
    <meta:document-statistic meta:table-count="0" meta:image-count="0" meta:object-count="0" meta:page-count="59" meta:paragraph-count="2226" meta:word-count="8264" meta:character-count="99788" meta:non-whitespace-character-count="74864"/>
    <meta:generator>LibreOffice/7.3.7.2$Linux_X86_64 LibreOffice_project/30$Build-2</meta:generator>
  </office:meta>
</office:document-meta>
</file>